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28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1.606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1.7063in"/>
    </style:style>
    <style:style style:name="co10" style:family="table-column">
      <style:table-column-properties fo:break-before="auto" style:column-width="1.2299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0.798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8535in"/>
    </style:style>
    <style:style style:name="co15" style:family="table-column">
      <style:table-column-properties fo:break-before="auto" style:column-width="1.0965in"/>
    </style:style>
    <style:style style:name="co16" style:family="table-column">
      <style:table-column-properties fo:break-before="auto" style:column-width="1.0193in"/>
    </style:style>
    <style:style style:name="co17" style:family="table-column">
      <style:table-column-properties fo:break-before="auto" style:column-width="1.4516in"/>
    </style:style>
    <style:style style:name="co18" style:family="table-column">
      <style:table-column-properties fo:break-before="auto" style:column-width="1.5626in"/>
    </style:style>
    <style:style style:name="co19" style:family="table-column">
      <style:table-column-properties fo:break-before="auto" style:column-width="2.0937in"/>
    </style:style>
    <style:style style:name="co20" style:family="table-column">
      <style:table-column-properties fo:break-before="auto" style:column-width="0.8638in"/>
    </style:style>
    <style:style style:name="co21" style:family="table-column">
      <style:table-column-properties fo:break-before="auto" style:column-width="1.152in"/>
    </style:style>
    <style:style style:name="co22" style:family="table-column">
      <style:table-column-properties fo:break-before="auto" style:column-width="1.2634in"/>
    </style:style>
    <style:style style:name="ro1" style:family="table-row">
      <style:table-row-properties style:row-height="0.2957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2043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3917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5783in" fo:break-before="auto" style:use-optimal-row-height="true"/>
    </style:style>
    <style:style style:name="ro8" style:family="table-row">
      <style:table-row-properties style:row-height="0.8854in" fo:break-before="auto" style:use-optimal-row-height="false"/>
    </style:style>
    <style:style style:name="ro9" style:family="table-row">
      <style:table-row-properties style:row-height="0.448in" fo:break-before="auto" style:use-optimal-row-height="false"/>
    </style:style>
    <style:style style:name="ro10" style:family="table-row">
      <style:table-row-properties style:row-height="0.5in" fo:break-before="auto" style:use-optimal-row-height="false"/>
    </style:style>
    <style:style style:name="ro11" style:family="table-row">
      <style:table-row-properties style:row-height="0.4165in" fo:break-before="auto" style:use-optimal-row-height="false"/>
    </style:style>
    <style:style style:name="ta1" style:family="table" style:master-page-name="PageStyle_5f_Initial_20_conditions">
      <style:table-properties table:display="true" style:writing-mode="lr-tb"/>
    </style:style>
    <style:style style:name="ta2" style:family="table" style:master-page-name="PageStyle_5f_Daily_20_water_20_balance_5f_general">
      <style:table-properties table:display="true" style:writing-mode="lr-tb"/>
    </style:style>
    <style:style style:name="ta3" style:family="table" style:master-page-name="PageStyle_5f_DWB_5f_no_20_irrigation_20_date">
      <style:table-properties table:display="true" style:writing-mode="lr-tb"/>
    </style:style>
    <style:style style:name="ta4" style:family="table" style:master-page-name="PageStyle_5f_DWB_5f_historical_20_irrigation_20_date">
      <style:table-properties table:display="true" style:writing-mode="lr-tb"/>
    </style:style>
    <style:style style:name="ta5" style:family="table" style:master-page-name="PageStyle_5f_Φύλλο3">
      <style:table-properties table:display="true" style:writing-mode="lr-tb"/>
    </style:style>
    <number:number-style style:name="N8002" number:language="en">
      <number:number number:decimal-places="2" number:min-integer-digits="1"/>
    </number:number-style>
    <number:date-style style:name="N8050" number:language="en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Excel_20_Built-in_20_Normal">
      <style:table-cell-properties fo:background-color="#0070c0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fo:border-bottom="none" fo:background-color="#ffff0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346in solid #000000" fo:background-color="#ffff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 style:data-style-name="N8002"/>
    <style:style style:name="ce8" style:family="table-cell" style:parent-style-name="Excel_20_Built-in_20_Normal" style:data-style-name="N11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116"/>
    <style:style style:name="ce10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0.0346in solid #000000"/>
    </style:style>
    <style:style style:name="ce11" style:family="table-cell" style:parent-style-name="Excel_20_Built-in_20_Normal" style:data-style-name="N116">
      <style:table-cell-properties fo:border-bottom="0.0346in solid #000000" fo:background-color="#ffff00" style:diagonal-bl-tr="none" style:diagonal-tl-br="none" fo:border-left="none" fo:border-right="none" style:rotation-align="none" fo:border-top="none"/>
    </style:style>
    <style:style style:name="ce12" style:family="table-cell" style:parent-style-name="Excel_20_Built-in_20_Normal">
      <style:table-cell-properties fo:border-bottom="0.0346in solid #000000" fo:background-color="#ffff00" style:diagonal-bl-tr="none" style:diagonal-tl-br="none" fo:border-left="none" fo:border-right="0.0346in solid #000000" style:rotation-align="none" fo:border-top="none"/>
    </style:style>
    <style:style style:name="ce13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7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18" style:family="table-cell" style:parent-style-name="Excel_20_Built-in_20_Normal">
      <style:table-cell-properties style:diagonal-bl-tr="none" style:diagonal-tl-br="none" style:rotation-align="none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 style:data-style-name="N116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 style:data-style-name="N116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Excel_20_Built-in_20_Normal">
      <style:table-cell-properties fo:background-color="transparent"/>
    </style:style>
    <style:style style:name="ce30" style:family="table-cell" style:parent-style-name="Excel_20_Built-in_20_Normal" style:data-style-name="N8050"/>
    <style:style style:name="ce3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2" style:family="table-cell" style:parent-style-name="Excel_20_Built-in_20_Normal" style:data-style-name="N8050">
      <style:table-cell-properties fo:background-color="transparent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Normal" style:data-style-name="N8000"/>
    <style:style style:name="ce36" style:family="table-cell" style:parent-style-name="Excel_20_Built-in_20_Normal" style:data-style-name="N8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20_Built-in_20_Normal" style:data-style-name="N116">
      <style:table-cell-properties fo:background-color="transparent"/>
    </style:style>
    <style:style style:name="ce38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Excel_20_Built-in_20_Normal">
      <style:table-cell-properties fo:background-color="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15" style:base-cell-address="'Initial conditions'.A1"/>
    </style:style>
    <style:style style:name="ce41" style:family="table-cell" style:parent-style-name="Excel_20_Built-in_20_Normal" style:data-style-name="N116">
      <style:table-cell-properties fo:background-color="transparent"/>
      <style:map style:condition="cell-content()&gt;0" style:apply-style-name="ConditionalStyle_5f_15" style:base-cell-address="'Initial conditions'.A1"/>
    </style:style>
    <style:style style:name="ce42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 style:data-style-name="N116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16" style:base-cell-address="'Initial conditions'.A1"/>
    </style:style>
    <style:style style:name="ce45" style:family="table-cell" style:parent-style-name="Excel_20_Built-in_20_Normal">
      <style:map style:condition="cell-content()=1" style:apply-style-name="ConditionalStyle_5f_16" style:base-cell-address="'Initial conditions'.A1"/>
    </style:style>
    <style:style style:name="ce46" style:family="table-cell" style:parent-style-name="Excel_20_Built-in_20_Normal">
      <style:table-cell-properties fo:background-color="transparent"/>
      <style:map style:condition="cell-content()=1" style:apply-style-name="ConditionalStyle_5f_16" style:base-cell-address="'Initial conditions'.A1"/>
    </style:style>
    <style:style style:name="ce47" style:family="table-cell" style:parent-style-name="Excel_20_Built-in_20_Normal">
      <style:table-cell-properties fo:border-bottom="none" fo:background-color="#ffff00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48" style:family="table-cell" style:parent-style-name="Excel_20_Built-in_20_Normal" style:data-style-name="N118">
      <style:table-cell-properties fo:background-color="#ffff00" style:diagonal-bl-tr="none" style:diagonal-tl-br="none" style:rotation-align="none"/>
    </style:style>
    <style:style style:name="ce49" style:family="table-cell" style:parent-style-name="Excel_20_Built-in_20_Normal">
      <style:table-cell-properties fo:background-color="#ffff00"/>
    </style:style>
    <style:style style:name="ce50" style:family="table-cell" style:parent-style-name="Excel_20_Built-in_20_Normal">
      <style:table-cell-properties fo:border-bottom="0.0346in solid #000000" fo:background-color="#ffc000" style:diagonal-bl-tr="none" style:diagonal-tl-br="none" fo:border-left="0.0346in solid #000000" fo:border-right="none" style:rotation-align="none" fo:border-top="0.0346in solid #000000"/>
    </style:style>
    <style:style style:name="ce51" style:family="table-cell" style:parent-style-name="Excel_20_Built-in_20_Normal">
      <style:table-cell-properties fo:background-color="#ffc000"/>
    </style:style>
    <style:style style:name="ce52" style:family="table-cell" style:parent-style-name="Excel_20_Built-in_20_Normal">
      <style:table-cell-properties fo:background-color="#ff0000"/>
    </style:style>
    <style:style style:name="ce53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ackground-color="#0070c0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7030a0"/>
    </style:style>
    <style:style style:name="ce60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6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Normal" style:data-style-name="N8050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63" style:family="table-cell" style:parent-style-name="Excel_20_Built-in_20_Normal" style:data-style-name="N8050">
      <style:table-cell-properties fo:background-color="#ff0000"/>
    </style:style>
    <style:style style:name="ce64" style:family="table-cell" style:parent-style-name="Excel_20_Built-in_20_Normal" style:data-style-name="N8000">
      <style:table-cell-properties fo:background-color="transparent"/>
    </style:style>
    <style:style style:name="ce6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 style:data-style-name="N116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</style:style>
    <style:style style:name="ce68" style:family="table-cell" style:parent-style-name="Excel_20_Built-in_20_Normal" style:data-style-name="N116">
      <style:table-cell-properties fo:background-color="#ff0000"/>
    </style:style>
    <style:style style:name="ce69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70" style:family="table-cell" style:parent-style-name="Excel_20_Built-in_20_Normal">
      <style:table-cell-properties fo:background-color="#0070c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12" style:base-cell-address="'Initial conditions'.A1"/>
    </style:style>
    <style:style style:name="ce72" style:family="table-cell" style:parent-style-name="Excel_20_Built-in_20_Normal" style:data-style-name="N116">
      <style:table-cell-properties fo:background-color="transparent"/>
      <style:map style:condition="cell-content()&gt;0" style:apply-style-name="ConditionalStyle_5f_12" style:base-cell-address="'Initial conditions'.A1"/>
    </style:style>
    <style:style style:name="ce73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map style:condition="cell-content()&gt;0" style:apply-style-name="ConditionalStyle_5f_12" style:base-cell-address="'Initial conditions'.A1"/>
    </style:style>
    <style:style style:name="ce74" style:family="table-cell" style:parent-style-name="Excel_20_Built-in_20_Normal" style:data-style-name="N116">
      <style:table-cell-properties fo:background-color="#ff0000"/>
      <style:map style:condition="cell-content()&gt;0" style:apply-style-name="ConditionalStyle_5f_12" style:base-cell-address="'Initial conditions'.A1"/>
    </style:style>
    <style:style style:name="ce75" style:family="table-cell" style:parent-style-name="Excel_20_Built-in_20_Normal" style:data-style-name="N8002">
      <style:table-cell-properties fo:background-color="transparent"/>
    </style:style>
    <style:style style:name="ce76" style:family="table-cell" style:parent-style-name="Excel_20_Built-in_20_Normal" style:data-style-name="N116">
      <style:table-cell-properties style:diagonal-bl-tr="none" style:diagonal-tl-br="none" fo:background-color="transparent" style:rotation-align="none"/>
    </style:style>
    <style:style style:name="ce77" style:family="table-cell" style:parent-style-name="Excel_20_Built-in_20_Normal" style:data-style-name="N116">
      <style:table-cell-properties fo:background-color="#ff0000" style:diagonal-bl-tr="none" style:diagonal-tl-br="none" style:rotation-align="none"/>
    </style:style>
    <style:style style:name="ce7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14" style:base-cell-address="'Initial conditions'.A1"/>
    </style:style>
    <style:style style:name="ce79" style:family="table-cell" style:parent-style-name="Excel_20_Built-in_20_Normal" style:data-style-name="N116">
      <style:table-cell-properties fo:background-color="transparent"/>
      <style:map style:condition="cell-content()=1" style:apply-style-name="ConditionalStyle_5f_14" style:base-cell-address="'Initial conditions'.A1"/>
    </style:style>
    <style:style style:name="ce80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map style:condition="cell-content()=1" style:apply-style-name="ConditionalStyle_5f_14" style:base-cell-address="'Initial conditions'.A1"/>
    </style:style>
    <style:style style:name="ce81" style:family="table-cell" style:parent-style-name="Excel_20_Built-in_20_Normal">
      <style:table-cell-properties fo:background-color="transparent"/>
      <style:map style:condition="cell-content()=1" style:apply-style-name="ConditionalStyle_5f_13" style:base-cell-address="'Initial conditions'.A1"/>
    </style:style>
    <style:style style:name="ce82" style:family="table-cell" style:parent-style-name="Excel_20_Built-in_20_Normal">
      <style:table-cell-properties fo:background-color="#ff0000"/>
      <style:map style:condition="cell-content()=1" style:apply-style-name="ConditionalStyle_5f_13" style:base-cell-address="'Initial conditions'.A1"/>
    </style:style>
    <style:style style:name="ce83" style:family="table-cell" style:parent-style-name="Excel_20_Built-in_20_Normal" style:data-style-name="N116">
      <style:table-cell-properties fo:border-bottom="0.0346in solid #000000" style:diagonal-bl-tr="none" style:diagonal-tl-br="none" fo:background-color="transparent" fo:border-left="none" fo:border-right="0.0346in solid #000000" style:rotation-align="none" fo:border-top="0.0346in solid #000000"/>
    </style:style>
    <style:style style:name="ce84" style:family="table-cell" style:parent-style-name="Excel_20_Built-in_20_Normal">
      <style:table-cell-properties fo:background-color="#0070c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85" style:family="table-cell" style:parent-style-name="Excel_20_Built-in_20_Normal">
      <style:table-cell-properties fo:border-bottom="0.0346in solid #000000" fo:background-color="#007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</style:style>
    <style:style style:name="ce86" style:family="table-cell" style:parent-style-name="Excel_20_Built-in_20_Normal" style:data-style-name="N8050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87" style:family="table-cell" style:parent-style-name="Excel_20_Built-in_20_Normal">
      <style:table-cell-properties fo:border-bottom="0.0346in solid #000000" fo:background-color="#00b0f0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Normal">
      <style:table-cell-properties fo:border-bottom="0.0346in solid #000000" fo:background-color="#00b0f0" style:diagonal-bl-tr="none" style:diagonal-tl-br="none" fo:border-left="none" fo:border-right="none" style:rotation-align="none" fo:border-top="0.0346in solid #000000"/>
    </style:style>
    <style:style style:name="ce89" style:family="table-cell" style:parent-style-name="Excel_20_Built-in_20_Normal">
      <style:table-cell-properties fo:border-bottom="0.0346in solid #000000" fo:background-color="#00b0f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Excel_20_Built-in_20_Normal">
      <style:table-cell-properties fo:background-color="#0070c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.$AA$17]" style:apply-style-name="ConditionalStyle_5f_9" style:base-cell-address="'Initial conditions'.A1"/>
    </style:style>
    <style:style style:name="ce91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[.$AA$17]" style:apply-style-name="ConditionalStyle_5f_9" style:base-cell-address="'Initial conditions'.A1"/>
    </style:style>
    <style:style style:name="ce92" style:family="table-cell" style:parent-style-name="Excel_20_Built-in_20_Normal" style:data-style-name="N116">
      <style:table-cell-properties fo:background-color="#4f81bd"/>
    </style:style>
    <style:style style:name="ce93" style:family="table-cell" style:parent-style-name="Excel_20_Built-in_20_Normal" style:data-style-name="N116">
      <style:map style:condition="cell-content()&gt;[.$AA$17]" style:apply-style-name="ConditionalStyle_5f_9" style:base-cell-address="'Initial conditions'.A1"/>
    </style:style>
    <style:style style:name="ce94" style:family="table-cell" style:parent-style-name="Excel_20_Built-in_20_Normal" style:data-style-name="N116">
      <style:map style:condition="cell-content()&gt;[.$AA$17]" style:apply-style-name="ConditionalStyle_5f_5" style:base-cell-address="'Initial conditions'.A1"/>
    </style:style>
    <style:style style:name="ce95" style:family="table-cell" style:parent-style-name="Excel_20_Built-in_20_Normal" style:data-style-name="N116">
      <style:map style:condition="cell-content()&gt;[.$AA$17]" style:apply-style-name="ConditionalStyle_5f_8" style:base-cell-address="'Initial conditions'.A1"/>
    </style:style>
    <style:style style:name="ce96" style:family="table-cell" style:parent-style-name="Excel_20_Built-in_20_Normal" style:data-style-name="N116">
      <style:map style:condition="cell-content()&gt;[.$AA$17]" style:apply-style-name="ConditionalStyle_5f_3" style:base-cell-address="'Initial conditions'.A1"/>
    </style:style>
    <style:style style:name="ce97" style:family="table-cell" style:parent-style-name="Excel_20_Built-in_20_Normal" style:data-style-name="N116">
      <style:map style:condition="cell-content()&gt;[.$AA$17]" style:apply-style-name="ConditionalStyle_5f_7" style:base-cell-address="'Initial conditions'.A1"/>
    </style:style>
    <style:style style:name="ce98" style:family="table-cell" style:parent-style-name="Excel_20_Built-in_20_Normal" style:data-style-name="N116">
      <style:map style:condition="cell-content()&gt;[.$AA$17]" style:apply-style-name="ConditionalStyle_5f_2" style:base-cell-address="'Initial conditions'.A1"/>
    </style:style>
    <style:style style:name="ce99" style:family="table-cell" style:parent-style-name="Excel_20_Built-in_20_Normal" style:data-style-name="N116">
      <style:table-cell-properties fo:background-color="#ff0000"/>
      <style:map style:condition="cell-content()&gt;[.$AA$17]" style:apply-style-name="ConditionalStyle_5f_2" style:base-cell-address="'Initial conditions'.A1"/>
    </style:style>
    <style:style style:name="ce100" style:family="table-cell" style:parent-style-name="Excel_20_Built-in_20_Normal" style:data-style-name="N116">
      <style:table-cell-properties fo:background-color="#ff0000"/>
      <style:map style:condition="cell-content()&gt;[.$AA$17]" style:apply-style-name="ConditionalStyle_5f_9" style:base-cell-address="'Initial conditions'.A1"/>
    </style:style>
    <style:style style:name="ce101" style:family="table-cell" style:parent-style-name="Excel_20_Built-in_20_Normal" style:data-style-name="N116">
      <style:table-cell-properties fo:background-color="#ff0000"/>
      <style:map style:condition="cell-content()&gt;[.$AA$17]" style:apply-style-name="ConditionalStyle_5f_1" style:base-cell-address="'Initial conditions'.A1"/>
    </style:style>
    <style:style style:name="ce102" style:family="table-cell" style:parent-style-name="Excel_20_Built-in_20_Normal" style:data-style-name="N116">
      <style:table-cell-properties fo:background-color="#ff0000"/>
      <style:map style:condition="cell-content()&gt;[.$AA$17]" style:apply-style-name="ConditionalStyle_5f_6" style:base-cell-address="'Initial conditions'.A1"/>
    </style:style>
    <style:style style:name="ce103" style:family="table-cell" style:parent-style-name="Excel_20_Built-in_20_Normal" style:data-style-name="N116">
      <style:table-cell-properties fo:background-color="#ff0000"/>
      <style:map style:condition="cell-content()&gt;[.$AA$17]" style:apply-style-name="ConditionalStyle_5f_4" style:base-cell-address="'Initial conditions'.A1"/>
    </style:style>
    <style:style style:name="ce104" style:family="table-cell" style:parent-style-name="Excel_20_Built-in_20_Normal" style:data-style-name="N116">
      <style:map style:condition="cell-content()&gt;[.$AA$17]" style:apply-style-name="ConditionalStyle_5f_4" style:base-cell-address="'Initial conditions'.A1"/>
    </style:style>
    <style:style style:name="ce105" style:family="table-cell" style:parent-style-name="Excel_20_Built-in_20_Normal" style:data-style-name="N116">
      <style:table-cell-properties fo:border-bottom="0.0346in solid #000000" fo:background-color="#00b0f0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Normal" style:data-style-name="N116">
      <style:table-cell-properties fo:background-color="#703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1" style:apply-style-name="ConditionalStyle_5f_11" style:base-cell-address="'Initial conditions'.A1"/>
    </style:style>
    <style:style style:name="ce108" style:family="table-cell" style:parent-style-name="Excel_20_Built-in_20_Normal">
      <style:table-cell-properties fo:background-color="transparent"/>
      <style:map style:condition="cell-content()=1" style:apply-style-name="ConditionalStyle_5f_11" style:base-cell-address="'Initial conditions'.A1"/>
    </style:style>
    <style:style style:name="ce109" style:family="table-cell" style:parent-style-name="Excel_20_Built-in_20_Normal">
      <style:map style:condition="cell-content()=1" style:apply-style-name="ConditionalStyle_5f_11" style:base-cell-address="'Initial conditions'.A1"/>
    </style:style>
    <style:style style:name="ce110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  <style:map style:condition="cell-content()=1" style:apply-style-name="ConditionalStyle_5f_11" style:base-cell-address="'Initial conditions'.A1"/>
    </style:style>
    <style:style style:name="ce111" style:family="table-cell" style:parent-style-name="Excel_20_Built-in_20_Normal">
      <style:table-cell-properties fo:background-color="#ff0000"/>
      <style:map style:condition="cell-content()=1" style:apply-style-name="ConditionalStyle_5f_11" style:base-cell-address="'Initial conditions'.A1"/>
    </style:style>
    <style:style style:name="ce112" style:family="table-cell" style:parent-style-name="Excel_20_Built-in_20_Normal">
      <style:table-cell-properties fo:background-color="transparent"/>
      <style:map style:condition="cell-content()=1" style:apply-style-name="ConditionalStyle_5f_10" style:base-cell-address="'Initial conditions'.A1"/>
    </style:style>
    <style:style style:name="ce113" style:family="table-cell" style:parent-style-name="Excel_20_Built-in_20_Normal" style:data-style-name="N116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553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45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9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1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zh" style:country-asian="CN" style:font-style-asian="normal" style:font-weight-asian="bold" style:font-family-complex="Tahoma" style:font-family-generic-complex="swiss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14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4pt" style:language-asian="zh" style:country-asian="CN" style:font-style-asian="normal" style:font-weight-asian="bold" style:font-family-complex="Tahoma" style:font-family-generic-complex="swiss" style:font-pitch-complex="variable" style:font-size-complex="14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family-complex="Tahoma" style:font-family-generic-complex="swiss" style:font-pitch-complex="variable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family-complex="Tahoma" style:font-family-generic-complex="swiss" style:font-pitch-complex="variable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itial condition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0" table:default-cell-style-name="Excel_20_Built-in_20_Normal"/>
        <table:table-column table:style-name="co6" table:default-cell-style-name="Excel_20_Built-in_20_Normal"/>
        <table:table-column table:style-name="co5" table:number-columns-repeated="999" table:default-cell-style-name="Excel_20_Built-in_20_Normal"/>
        <table:table-row table:style-name="ro1">
          <table:table-cell table:style-name="ce1" office:value-type="string">
            <text:p>Change #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ield info:</text:p>
          </table:table-cell>
          <table:table-cell table:number-columns-repeated="1023"/>
        </table:table-row>
        <table:table-row table:style-name="ro2">
          <table:table-cell office:value-type="string">
            <text:p>Field area:</text:p>
          </table:table-cell>
          <table:table-cell office:value-type="float" office:value="10000">
            <text:p>10000</text:p>
          </table:table-cell>
          <table:table-cell office:value-type="string">
            <text:p>m2</text:p>
          </table:table-cell>
          <table:table-cell office:value-type="string">
            <text:p>(This is provided by the user, not empty, required)</text:p>
          </table:table-cell>
          <table:table-cell table:number-columns-repeated="20"/>
          <table:table-cell table:style-name="ce14" office:value-type="string">
            <text:p>DATA</text:p>
          </table:table-cell>
          <table:table-cell table:style-name="ce19"/>
          <table:table-cell table:style-name="ce22"/>
          <table:table-cell table:number-columns-repeated="997"/>
        </table:table-row>
        <table:table-row table:style-name="ro2" table:number-rows-repeated="2">
          <table:table-cell table:number-columns-repeated="24"/>
          <table:table-cell table:style-name="ce15"/>
          <table:table-cell table:style-name="ce20"/>
          <table:table-cell table:style-name="ce23"/>
          <table:table-cell table:number-columns-repeated="997"/>
        </table:table-row>
        <table:table-row table:style-name="ro1">
          <table:table-cell table:style-name="ce1" office:value-type="string">
            <text:p>Change #2</text:p>
          </table:table-cell>
          <table:table-cell table:number-columns-repeated="23"/>
          <table:table-cell table:style-name="ce16"/>
          <table:table-cell table:style-name="ce18" office:value-type="string">
            <text:p>%</text:p>
          </table:table-cell>
          <table:table-cell table:style-name="ce24" office:value-type="string">
            <text:p>mm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Irrigation events:</text:p>
          </table:table-cell>
          <table:table-cell office:value-type="string">
            <text:p>(if there is no irrigation event we retain the previous methodology, see sheet: DWB_no irrigation date)</text:p>
          </table:table-cell>
          <table:table-cell table:number-columns-repeated="22"/>
          <table:table-cell table:style-name="ce16" office:value-type="string">
            <text:p>fc = 0.287</text:p>
          </table:table-cell>
          <table:table-cell table:style-name="ce18" office:value-type="float" office:value="0.287">
            <text:p>0.287</text:p>
          </table:table-cell>
          <table:table-cell table:style-name="ce25" table:formula="of:=[.Z7]*[.$Z$9]*[.$Z$17]" office:value-type="float" office:value="143.5">
            <text:p>143.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Case #1</text:p>
          </table:table-cell>
          <table:table-cell table:number-columns-repeated="23"/>
          <table:table-cell table:style-name="ce16" office:value-type="string">
            <text:p>wp = 0.140</text:p>
          </table:table-cell>
          <table:table-cell table:style-name="ce18" office:value-type="float" office:value="0.14">
            <text:p>0.14</text:p>
          </table:table-cell>
          <table:table-cell table:style-name="ce25" table:formula="of:=[.Z8]*[.$Z$9]*[.$Z$17]" office:value-type="float" office:value="70">
            <text:p>70.0</text:p>
          </table:table-cell>
          <table:table-cell table:number-columns-repeated="997"/>
        </table:table-row>
        <table:table-row table:style-name="ro2">
          <table:table-cell office:value-type="string">
            <text:p>Applied water:</text:p>
          </table:table-cell>
          <table:table-cell office:value-type="float" office:value="200">
            <text:p>200</text:p>
          </table:table-cell>
          <table:table-cell office:value-type="string">
            <text:p>m3</text:p>
          </table:table-cell>
          <table:table-cell office:value-type="string">
            <text:p>(This is provided by the user or empty, not required)</text:p>
          </table:table-cell>
          <table:table-cell table:number-columns-repeated="20"/>
          <table:table-cell table:style-name="ce16" office:value-type="string">
            <text:p>rd = 0.5 m</text:p>
          </table:table-cell>
          <table:table-cell table:style-name="ce18" office:value-type="float" office:value="0.5">
            <text:p>0.5</text:p>
          </table:table-cell>
          <table:table-cell table:style-name="ce25"/>
          <table:table-cell table:number-columns-repeated="997"/>
        </table:table-row>
        <table:table-row table:style-name="ro3">
          <table:table-cell table:style-name="ce4" office:value-type="string">
            <text:p>Irrigation efficiency factor</text:p>
          </table:table-cell>
          <table:table-cell office:value-type="float" office:value="0.8">
            <text:p>0.8</text:p>
          </table:table-cell>
          <table:table-cell office:value-type="string">
            <text:p>e.g. for drip irrigation</text:p>
          </table:table-cell>
          <table:table-cell table:number-columns-repeated="21"/>
          <table:table-cell table:style-name="ce16" office:value-type="string">
            <text:p>kc = 0.7</text:p>
          </table:table-cell>
          <table:table-cell table:style-name="ce18" office:value-type="float" office:value="0.7">
            <text:p>0.7</text:p>
          </table:table-cell>
          <table:table-cell table:style-name="ce25"/>
          <table:table-cell table:number-columns-repeated="997"/>
        </table:table-row>
        <table:table-row table:style-name="ro2">
          <table:table-cell table:style-name="ce2" office:value-type="string">
            <text:p>I net (mm)</text:p>
          </table:table-cell>
          <table:table-cell table:style-name="ce7" table:formula="of:=[.B9]/[.B3]*[.$Z$17]*[.$B$10]" office:value-type="float" office:value="16">
            <text:p>16.00</text:p>
          </table:table-cell>
          <table:table-cell office:value-type="string">
            <text:p>(From m3 to mm)</text:p>
          </table:table-cell>
          <table:table-cell office:value-type="string">
            <text:p>(This is calculated or empty)</text:p>
          </table:table-cell>
          <table:table-cell table:number-columns-repeated="20"/>
          <table:table-cell table:style-name="ce16"/>
          <table:table-cell table:style-name="ce18"/>
          <table:table-cell table:style-name="ce25"/>
          <table:table-cell table:number-columns-repeated="997"/>
        </table:table-row>
        <table:table-row table:style-name="ro2">
          <table:table-cell table:style-name="ce2" office:value-type="string">
            <text:p>theta0</text:p>
          </table:table-cell>
          <table:table-cell table:style-name="ce8" table:formula="of:=[.B11]+([.$AA$7]-0.75*[.$AA$19])" office:value-type="float" office:value="131.9375">
            <text:p>131.9</text:p>
          </table:table-cell>
          <table:table-cell table:style-name="ce2" office:value-type="string">
            <text:p>mm</text:p>
          </table:table-cell>
          <table:table-cell table:style-name="ce13" table:formula="of:=([.B11]+[.$AA$20])/[.$Z$9]/[.Z17]" office:value-type="percentage" office:value="0.2455">
            <text:p>24.6%</text:p>
          </table:table-cell>
          <table:table-cell/>
          <table:table-cell office:value-type="string">
            <text:p>theta0 = I net +(FC-0.75*RAW)</text:p>
          </table:table-cell>
          <table:table-cell table:number-columns-repeated="18"/>
          <table:table-cell table:style-name="ce16" office:value-type="string">
            <text:p>p = 0.5</text:p>
          </table:table-cell>
          <table:table-cell table:style-name="ce18" office:value-type="float" office:value="0.5">
            <text:p>0.5</text:p>
          </table:table-cell>
          <table:table-cell table:style-name="ce25"/>
          <table:table-cell table:number-columns-repeated="997"/>
        </table:table-row>
        <table:table-row table:style-name="ro2">
          <table:table-cell table:style-name="ce2" office:value-type="string">
            <text:p>Dr0</text:p>
          </table:table-cell>
          <table:table-cell table:style-name="ce8" table:formula="of:=[.$AA$7]-[.B12]" office:value-type="float" office:value="11.5625">
            <text:p>11.6</text:p>
          </table:table-cell>
          <table:table-cell table:style-name="ce2" office:value-type="string">
            <text:p>mm</text:p>
          </table:table-cell>
          <table:table-cell table:number-columns-repeated="21"/>
          <table:table-cell table:style-name="ce16" office:value-type="string">
            <text:p>Peff= 0.8 P</text:p>
          </table:table-cell>
          <table:table-cell table:style-name="ce18" office:value-type="float" office:value="0.8">
            <text:p>0.8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24"/>
          <table:table-cell table:style-name="ce16" office:value-type="string">
            <text:p>Peff&lt;0.2*Eto=0</text:p>
          </table:table-cell>
          <table:table-cell table:style-name="ce18" office:value-type="float" office:value="0.2">
            <text:p>0.2</text:p>
          </table:table-cell>
          <table:table-cell table:style-name="ce25" office:value-type="string">
            <text:p>page 170 FAO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or</text:p>
          </table:table-cell>
          <table:table-cell table:number-columns-repeated="23"/>
          <table:table-cell table:style-name="ce16" office:value-type="string">
            <text:p>irr_eff = 0.8</text:p>
          </table:table-cell>
          <table:table-cell table:style-name="ce18" office:value-type="float" office:value="0.8">
            <text:p>0.8</text:p>
          </table:table-cell>
          <table:table-cell table:style-name="ce25"/>
          <table:table-cell table:number-columns-repeated="997"/>
        </table:table-row>
        <table:table-row table:style-name="ro1">
          <table:table-cell table:style-name="ce3" office:value-type="string">
            <text:p>Case #2</text:p>
          </table:table-cell>
          <table:table-cell table:number-columns-repeated="23"/>
          <table:table-cell table:style-name="ce16" office:value-type="string">
            <text:p>theta_s = 0.425</text:p>
          </table:table-cell>
          <table:table-cell table:style-name="ce18" office:value-type="float" office:value="0.425">
            <text:p>0.425</text:p>
          </table:table-cell>
          <table:table-cell table:style-name="ce25" table:formula="of:=[.Z16]*[.$Z$9]*[.$Z$17]" office:value-type="float" office:value="212.5">
            <text:p>212.5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if Total applied water is not provided by the user, then Dri = 0 and irrigation water equals to RAW and the system tells the user how many mm of irrigation water should be applied during the first irrigation</text:p>
          </table:table-cell>
          <table:table-cell table:number-columns-repeated="23"/>
          <table:table-cell table:style-name="ce16" office:value-type="string">
            <text:p>rd_factor = 1000</text:p>
          </table:table-cell>
          <table:table-cell table:style-name="ce18" office:value-type="float" office:value="1000">
            <text:p>1000</text:p>
          </table:table-cell>
          <table:table-cell table:style-name="ce25"/>
          <table:table-cell table:number-columns-repeated="997"/>
        </table:table-row>
        <table:table-row table:style-name="ro2">
          <table:table-cell office:value-type="string">
            <text:p>e.g. There is no information about the total applied water during the irrigation event. Irrigation water to reach Field Capacity is estimated using system's default parameters. Irrigation = </text:p>
          </table:table-cell>
          <table:table-cell table:number-columns-repeated="17"/>
          <table:table-cell table:style-name="ce9" table:formula="of:=[.B20]" office:value-type="float" office:value="36.75">
            <text:p>36.8</text:p>
          </table:table-cell>
          <table:table-cell office:value-type="string">
            <text:p>mm</text:p>
          </table:table-cell>
          <table:table-cell office:value-type="string">
            <text:p>or</text:p>
          </table:table-cell>
          <table:table-cell table:formula="of:=[.B20]*[.B3]/[.$Z$17]" office:value-type="float" office:value="367.5">
            <text:p>367.5</text:p>
          </table:table-cell>
          <table:table-cell office:value-type="string">
            <text:p>m3</text:p>
          </table:table-cell>
          <table:table-cell/>
          <table:table-cell table:style-name="ce16" office:value-type="string">
            <text:p>TAW (mm)=</text:p>
          </table:table-cell>
          <table:table-cell table:style-name="ce18" table:formula="of:=([.Z7]-[.Z8])" office:value-type="float" office:value="0.147">
            <text:p>0.147</text:p>
          </table:table-cell>
          <table:table-cell table:style-name="ce25" table:formula="of:=[.AA7]-[.AA8]" office:value-type="float" office:value="73.5">
            <text:p>73.5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16" office:value-type="string">
            <text:p>RAW=</text:p>
          </table:table-cell>
          <table:table-cell table:style-name="ce18" table:formula="of:=[.Z18]*[.Z12]" office:value-type="float" office:value="0.0735">
            <text:p>0.0735</text:p>
          </table:table-cell>
          <table:table-cell table:style-name="ce25" table:formula="of:=[.AA18]*[.Z12]" office:value-type="float" office:value="36.75">
            <text:p>36.8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I net (mm)</text:p>
          </table:table-cell>
          <table:table-cell table:style-name="ce9" table:formula="of:=[.AA19]" office:value-type="float" office:value="36.75">
            <text:p>36.8</text:p>
          </table:table-cell>
          <table:table-cell office:value-type="string">
            <text:p>mm</text:p>
          </table:table-cell>
          <table:table-cell table:number-columns-repeated="21"/>
          <table:table-cell table:style-name="ce17" office:value-type="string">
            <text:p>Lower limit of theta</text:p>
          </table:table-cell>
          <table:table-cell table:style-name="ce21" table:formula="of:=[.Z7]-[.Z19]" office:value-type="float" office:value="0.2135">
            <text:p>0.2135</text:p>
          </table:table-cell>
          <table:table-cell table:style-name="ce26" table:formula="of:=[.AA7]-[.AA19]" office:value-type="float" office:value="106.75">
            <text:p>106.8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theta0</text:p>
          </table:table-cell>
          <table:table-cell table:style-name="ce8" table:formula="of:=[.B20]+[.$AA$20]" office:value-type="float" office:value="143.5">
            <text:p>143.5</text:p>
          </table:table-cell>
          <table:table-cell table:style-name="ce2" office:value-type="string">
            <text:p>mm</text:p>
          </table:table-cell>
          <table:table-cell table:style-name="ce13" table:formula="of:=([.B20]+[.$AA$20])/[.$Z$9]/[.$Z$17]" office:value-type="percentage" office:value="0.287">
            <text:p>28.7%</text:p>
          </table:table-cell>
          <table:table-cell table:number-columns-repeated="20"/>
          <table:table-cell table:style-name="ce18" table:number-columns-repeated="2"/>
          <table:table-cell table:style-name="ce27"/>
          <table:table-cell table:number-columns-repeated="997"/>
        </table:table-row>
        <table:table-row table:style-name="ro2">
          <table:table-cell table:style-name="ce2" office:value-type="string">
            <text:p>Dr0</text:p>
          </table:table-cell>
          <table:table-cell table:style-name="ce8" table:formula="of:=[.$AA$7]-[.B21]" office:value-type="float" office:value="0">
            <text:p>0.0</text:p>
          </table:table-cell>
          <table:table-cell table:style-name="ce2" office:value-type="string">
            <text:p>mm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8"/>
          <table:table-cell table:style-name="ce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For the example_ DWB_historical irrigation date:</text:p>
          </table:table-cell>
          <table:table-cell table:style-name="ce10" table:number-columns-repeated="2"/>
          <table:table-cell table:number-columns-repeated="1021"/>
        </table:table-row>
        <table:table-row table:style-name="ro2">
          <table:table-cell table:style-name="ce6" office:value-type="string">
            <text:p>theta0</text:p>
          </table:table-cell>
          <table:table-cell table:style-name="ce11" table:formula="of:=[.B12]" office:value-type="float" office:value="131.9375">
            <text:p>131.9</text:p>
          </table:table-cell>
          <table:table-cell table:style-name="ce1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>
            <text:p>Change #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rrigation events</text:p>
          </table:table-cell>
          <table:table-cell table:number-columns-repeated="1023"/>
        </table:table-row>
        <table:table-row table:style-name="ro2">
          <table:table-cell office:value-type="string">
            <text:p>IRrigation opTimizer: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IRT</text:p>
          </table:table-cell>
          <table:table-cell table:style-name="ce2" office:value-type="string">
            <text:p>IRT_factor</text:p>
          </table:table-cell>
          <table:table-cell office:value-type="string">
            <text:p>=&gt;This factor multiplies Dri in column L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>
            <text:p>Default values of dropdown list:</text:p>
          </table:table-cell>
          <table:table-cell table:style-name="ce2"/>
          <table:table-cell/>
          <table:table-cell table:style-name="ce2"/>
          <table:table-cell table:number-columns-repeated="1020"/>
        </table:table-row>
        <table:table-row table:style-name="ro2">
          <table:table-cell office:value-type="string">
            <text:p>IRT (100% I net)</text:p>
          </table:table-cell>
          <table:table-cell office:value-type="float" office:value="1">
            <text:p>1</text:p>
          </table:table-cell>
          <table:table-cell/>
          <table:table-cell table:style-name="ce8"/>
          <table:table-cell table:number-columns-repeated="1020"/>
        </table:table-row>
        <table:table-row table:style-name="ro2">
          <table:table-cell office:value-type="string">
            <text:p>IRT (75% I net)</text:p>
          </table:table-cell>
          <table:table-cell office:value-type="float" office:value="0.75">
            <text:p>0.75</text:p>
          </table:table-cell>
          <table:table-cell office:value-type="string">
            <text:p>=&gt;This is deficit irrigation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>
            <text:p>IRT (50% I net)</text:p>
          </table:table-cell>
          <table:table-cell office:value-type="float" office:value="0.5">
            <text:p>0.5</text:p>
          </table:table-cell>
          <table:table-cell office:value-type="string">
            <text:p>=&gt;This is deficit irrigation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>
            <text:p>and the user should change i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RT (custom % I net)</text:p>
          </table:table-cell>
          <table:table-cell table:style-name="ce2" office:value-type="float" office:value="1.2">
            <text:p>1.2</text:p>
          </table:table-cell>
          <table:table-cell office:value-type="string">
            <text:p>=&gt;This is excess irrigation</text:p>
          </table:table-cell>
          <table:table-cell table:style-name="ce8"/>
          <table:table-cell table:number-columns-repeated="1020"/>
        </table:table-row>
        <table:table-row table:style-name="ro2">
          <table:table-cell table:style-name="ce2" office:value-type="string">
            <text:p>custom % I net &gt;=50% I net and =&lt; 2 I net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Change #4</text:p>
          </table:table-cell>
          <table:table-cell/>
          <table:table-cell table:style-name="ce13"/>
          <table:table-cell table:style-name="ce8"/>
          <table:table-cell table:number-columns-repeated="1020"/>
        </table:table-row>
        <table:table-row table:style-name="ro2">
          <table:table-cell office:value-type="string">
            <text:p>Column L -&gt;I net (mm) is different now, in sheet: DWB_historical irrigation date</text:p>
          </table:table-cell>
          <table:table-cell/>
          <table:table-cell table:style-name="ce13"/>
          <table:table-cell table:style-name="ce8"/>
          <table:table-cell table:number-columns-repeated="1020"/>
        </table:table-row>
        <table:table-row table:style-name="ro2">
          <table:table-cell office:value-type="string">
            <text:p>It uses only one "if" in order to take acoount the irrigation event earlier than the system calculates</text:p>
          </table:table-cell>
          <table:table-cell/>
          <table:table-cell table:style-name="ce13"/>
          <table:table-cell table:style-name="ce8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13"/>
          <table:table-cell table:style-name="ce8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ily water balance_general" table:style-name="ta2" table:print="false"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35"/>
        <table:table-column table:style-name="co2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number-columns-repeated="3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2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5" table:default-cell-style-name="Excel_20_Built-in_20_Normal"/>
        <table:table-column table:style-name="co14" table:default-cell-style-name="Excel_20_Built-in_20_Normal"/>
        <table:table-column table:style-name="co5" table:number-columns-repeated="997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table:style-name="ce14" office:value-type="string">
            <text:p>DATA</text:p>
          </table:table-cell>
          <table:table-cell table:style-name="ce19"/>
          <table:table-cell table:style-name="ce22"/>
          <table:table-cell table:number-columns-repeated="997"/>
        </table:table-row>
        <table:table-row table:style-name="ro4">
          <table:table-cell table:style-name="ce28" office:value-type="string">
            <text:p>Irrigation scheduler - General daily water balance</text:p>
          </table:table-cell>
          <table:table-cell table:style-name="ce28"/>
          <table:table-cell table:number-columns-repeated="2"/>
          <table:table-cell table:style-name="ce33"/>
          <table:table-cell table:style-name="ce2" table:number-columns-repeated="5"/>
          <table:table-cell table:style-name="ce2" office:value-type="string">
            <text:p>theta0 =FC (mm)</text:p>
          </table:table-cell>
          <table:table-cell table:style-name="ce2"/>
          <table:table-cell table:style-name="ce8" table:formula="of:=[.AA4]" office:value-type="float" office:value="143.5">
            <text:p>143.5</text:p>
          </table:table-cell>
          <table:table-cell/>
          <table:table-cell table:style-name="ce9" table:formula="of:=[.M3]+[.J9]" office:value-type="float" office:value="143.5">
            <text:p>143.5</text:p>
          </table:table-cell>
          <table:table-cell table:number-columns-repeated="9"/>
          <table:table-cell table:style-name="ce16"/>
          <table:table-cell table:style-name="ce18" office:value-type="string">
            <text:p>%</text:p>
          </table:table-cell>
          <table:table-cell table:style-name="ce24" office:value-type="string">
            <text:p>mm</text:p>
          </table:table-cell>
          <table:table-cell table:number-columns-repeated="997"/>
        </table:table-row>
        <table:table-row table:style-name="ro2">
          <table:table-cell office:value-type="string">
            <text:p>Runs from 1/4 up to 30/9 of the previous year using historical data to check the already applied irrigation schedules</text:p>
          </table:table-cell>
          <table:table-cell table:number-columns-repeated="3"/>
          <table:table-cell table:style-name="ce33"/>
          <table:table-cell table:style-name="ce2" table:number-columns-repeated="7"/>
          <table:table-cell table:style-name="ce42"/>
          <table:table-cell table:number-columns-repeated="11"/>
          <table:table-cell table:style-name="ce16" office:value-type="string">
            <text:p>fc = 0.287</text:p>
          </table:table-cell>
          <table:table-cell table:style-name="ce18" office:value-type="float" office:value="0.287">
            <text:p>0.287</text:p>
          </table:table-cell>
          <table:table-cell table:style-name="ce25" table:formula="of:=[.Z4]*[.$Z$7]*[.$Z$15]" office:value-type="float" office:value="143.5">
            <text:p>143.5</text:p>
          </table:table-cell>
          <table:table-cell table:number-columns-repeated="997"/>
        </table:table-row>
        <table:table-row table:style-name="ro5">
          <table:table-cell table:number-columns-repeated="24"/>
          <table:table-cell table:style-name="ce47" office:value-type="string">
            <text:p>FC_IRT (deficit or excess irigation)</text:p>
          </table:table-cell>
          <table:table-cell table:style-name="ce48" table:formula="of:=[$'Initial conditions'.$B$31]" office:value-type="float" office:value="1">
            <text:p>1.000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16" office:value-type="string">
            <text:p>wp = 0.140</text:p>
          </table:table-cell>
          <table:table-cell table:style-name="ce18" office:value-type="float" office:value="0.14">
            <text:p>0.14</text:p>
          </table:table-cell>
          <table:table-cell table:style-name="ce25" table:formula="of:=[.Z6]*[.$Z$7]*[.$Z$15]" office:value-type="float" office:value="70">
            <text:p>70.0</text:p>
          </table:table-cell>
          <table:table-cell table:number-columns-repeated="997"/>
        </table:table-row>
        <table:table-row table:style-name="ro5">
          <table:table-cell table:number-columns-repeated="2"/>
          <table:table-cell office:value-type="string">
            <text:p>date</text:p>
          </table:table-cell>
          <table:table-cell table:style-name="ce31" office:value-type="string">
            <text:p>i</text:p>
          </table:table-cell>
          <table:table-cell table:style-name="ce29" office:value-type="string">
            <text:p>date</text:p>
          </table:table-cell>
          <table:table-cell table:style-name="ce36" office:value-type="string">
            <text:p>Dri at the end of day (mm)</text:p>
          </table:table-cell>
          <table:table-cell table:style-name="ce38" office:value-type="string">
            <text:p>Dri-1(mm)</text:p>
          </table:table-cell>
          <table:table-cell table:style-name="ce38" office:value-type="string">
            <text:p>SWB</text:p>
          </table:table-cell>
          <table:table-cell table:style-name="ce38" office:value-type="string">
            <text:p>P (mm)</text:p>
          </table:table-cell>
          <table:table-cell table:style-name="ce38" office:value-type="string">
            <text:p>Peff (mm)</text:p>
          </table:table-cell>
          <table:table-cell table:style-name="ce38" office:value-type="string">
            <text:p>RO (mm)</text:p>
          </table:table-cell>
          <table:table-cell table:style-name="ce39" office:value-type="string">
            <text:p>I net (mm)</text:p>
          </table:table-cell>
          <table:table-cell table:style-name="ce38" office:value-type="string">
            <text:p>CR (mm)</text:p>
          </table:table-cell>
          <table:table-cell table:style-name="ce38" office:value-type="string">
            <text:p>Eto (mm)</text:p>
          </table:table-cell>
          <table:table-cell table:style-name="ce38" office:value-type="string">
            <text:p>ks</text:p>
          </table:table-cell>
          <table:table-cell table:style-name="ce38" office:value-type="string">
            <text:p>Etc (mm)</text:p>
          </table:table-cell>
          <table:table-cell table:style-name="ce38" office:value-type="string">
            <text:p>DP (mm)</text:p>
          </table:table-cell>
          <table:table-cell table:style-name="ce38"/>
          <table:table-cell table:style-name="ce38" office:value-type="string">
            <text:p>theta (mm)</text:p>
          </table:table-cell>
          <table:table-cell table:style-name="ce38"/>
          <table:table-cell table:style-name="ce44" office:value-type="string">
            <office:annotation office:display="true" draw:style-name="gr1" draw:text-style-name="P1" svg:width="2.0992in" svg:height="0.6839in" svg:x="17.8713in" svg:y="0.7543in" draw:caption-point-x="0.2713in" draw:caption-point-y="0.5819in">
              <dc:creator>StAn</dc:creator>
              <dc:date>2015-03-09T00:00:00</dc:date>
              <text:p text:style-name="P1">N.M.:</text:p>
              <text:p text:style-name="P1">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irrigate?</text:p>
          </table:table-cell>
          <table:table-cell table:style-name="ce2" office:value-type="string">
            <text:p>I final (mm)</text:p>
          </table:table-cell>
          <table:table-cell table:number-columns-repeated="2"/>
          <table:table-cell table:style-name="ce16" office:value-type="string">
            <text:p>rd = 0.5 m</text:p>
          </table:table-cell>
          <table:table-cell table:style-name="ce18" office:value-type="float" office:value="0.5">
            <text:p>0.5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3"/>
          <table:table-cell table:style-name="ce29" office:value-type="float" office:value="0">
            <text:p>0</text:p>
          </table:table-cell>
          <table:table-cell table:style-name="ce34" office:value-type="string">
            <text:p>Dr0</text:p>
          </table:table-cell>
          <table:table-cell table:style-name="ce37" table:formula="of:=[.$AA$4]-[.S8]" office:value-type="float" office:value="0">
            <text:p>0.0</text:p>
          </table:table-cell>
          <table:table-cell table:style-name="ce38" table:number-columns-repeated="5"/>
          <table:table-cell table:style-name="ce40"/>
          <table:table-cell table:style-name="ce38" table:number-columns-repeated="6"/>
          <table:table-cell table:style-name="ce43" table:formula="of:=[.AA4]" office:value-type="float" office:value="143.5">
            <text:p>143.5</text:p>
          </table:table-cell>
          <table:table-cell table:style-name="ce38"/>
          <table:table-cell table:style-name="ce44"/>
          <table:table-cell table:style-name="ce2"/>
          <table:table-cell table:number-columns-repeated="2"/>
          <table:table-cell table:style-name="ce16" office:value-type="string">
            <text:p>kc = 0.7</text:p>
          </table:table-cell>
          <table:table-cell table:style-name="ce18" office:value-type="float" office:value="0.7">
            <text:p>0.7</text:p>
          </table:table-cell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float" office:value="147">
            <text:p>147</text:p>
          </table:table-cell>
          <table:table-cell table:style-name="ce29" office:value-type="float" office:value="1">
            <text:p>1</text:p>
          </table:table-cell>
          <table:table-cell table:style-name="ce32" office:value-type="date" office:date-value="2008-08-01">
            <text:p>08/01/08 12:00 AM</text:p>
          </table:table-cell>
          <table:table-cell table:style-name="ce37" table:formula="of:=[.F8]+[.H9]" office:value-type="float" office:value="4.837">
            <text:p>4.8</text:p>
          </table:table-cell>
          <table:table-cell table:style-name="ce37"/>
          <table:table-cell table:style-name="ce37" table:formula="of:=-[.J9]-[.M9]+[.P9]+[.Q9]+[.K9]" office:value-type="float" office:value="4.837">
            <text:p>4.8</text:p>
          </table:table-cell>
          <table:table-cell table:style-name="ce37" office:value-type="float" office:value="0">
            <text:p>0.0</text:p>
          </table:table-cell>
          <table:table-cell table:style-name="ce37" table:formula="of:=IF([.I9]*[.$Z$11]&lt;=[.N9]*[.$Z$12];0;[.I9]*[.$Z$11])" office:value-type="float" office:value="0">
            <text:p>0.0</text:p>
          </table:table-cell>
          <table:table-cell table:style-name="ce37" table:formula="of:=IF([.$S$8]-[.$AA$14]+[.J9]&lt;0;0;[.$S$8]-[.$AA$14]+[.J9])" office:value-type="float" office:value="0">
            <text:p>0.0</text:p>
          </table:table-cell>
          <table:table-cell table:style-name="ce41" table:formula="of:=IF([.F9]&gt;=[.$AA$17];[.F9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6.91">
            <text:p>6.9</text:p>
          </table:table-cell>
          <table:table-cell table:style-name="ce37" table:formula="of:=IF(([.$AA$16]-[.F8])/([.$AA$16]-[.$AA$17])&gt;=1;1;([.$AA$16]-[.F8])/([.$AA$16]-[.$AA$17]))" office:value-type="float" office:value="1">
            <text:p>1.0</text:p>
          </table:table-cell>
          <table:table-cell table:style-name="ce37" table:formula="of:=[.O9]*[.$Z$8]*[.N9]" office:value-type="float" office:value="4.837">
            <text:p>4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9]&gt;=[.$AA$14];[.$AA$14];[.$AA$4]-[.F9]+[.L9])" office:value-type="float" office:value="138.663">
            <text:p>138.7</text:p>
          </table:table-cell>
          <table:table-cell table:style-name="ce29"/>
          <table:table-cell table:style-name="ce45" table:formula="of:=IF([.F9]&gt;=[.$AA$17];1;0)" office:value-type="float" office:value="0">
            <text:p>0</text:p>
          </table:table-cell>
          <table:table-cell table:style-name="ce9" table:formula="of:=[.L9]/[.$Z$13]" office:value-type="float" office:value="0">
            <text:p>0.0</text:p>
          </table:table-cell>
          <table:table-cell table:style-name="ce9"/>
          <table:table-cell/>
          <table:table-cell table:style-name="ce16"/>
          <table:table-cell table:style-name="ce18"/>
          <table:table-cell table:style-name="ce25"/>
          <table:table-cell table:number-columns-repeated="997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9]-[.L9]" office:value-type="float" office:value="4.837">
            <text:p>4.8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/>
          <table:table-cell table:style-name="ce16" office:value-type="string">
            <text:p>p = 0.5</text:p>
          </table:table-cell>
          <table:table-cell table:style-name="ce18" office:value-type="float" office:value="0.5">
            <text:p>0.5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10]&gt;[.$AA$16];[.$AA$16];[.G10])" office:value-type="float" office:value="4.837">
            <text:p>4.8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/>
          <table:table-cell table:style-name="ce16" office:value-type="string">
            <text:p>Peff= 0.8 P</text:p>
          </table:table-cell>
          <table:table-cell table:style-name="ce18" office:value-type="float" office:value="0.8">
            <text:p>0.8</text:p>
          </table:table-cell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float" office:value="148">
            <text:p>148</text:p>
          </table:table-cell>
          <table:table-cell table:style-name="ce29" table:formula="of:=[.D9]+1" office:value-type="float" office:value="2">
            <text:p>2</text:p>
          </table:table-cell>
          <table:table-cell table:style-name="ce32" office:value-type="date" office:date-value="2008-08-02">
            <text:p>08/02/08 12:00 AM</text:p>
          </table:table-cell>
          <table:table-cell table:style-name="ce37" table:formula="of:=[.G11]+[.H12]" office:value-type="float" office:value="9.205">
            <text:p>9.2</text:p>
          </table:table-cell>
          <table:table-cell table:style-name="ce37"/>
          <table:table-cell table:style-name="ce37" table:formula="of:=-[.J12]-[.M12]+[.P12]+[.Q12]+[.K12]" office:value-type="float" office:value="4.368">
            <text:p>4.4</text:p>
          </table:table-cell>
          <table:table-cell table:style-name="ce37" office:value-type="float" office:value="0">
            <text:p>0.0</text:p>
          </table:table-cell>
          <table:table-cell table:style-name="ce37" table:formula="of:=IF([.I12]*[.$Z$11]&lt;=[.N12]*[.$Z$12];0;[.I12]*[.$Z$11])" office:value-type="float" office:value="0">
            <text:p>0.0</text:p>
          </table:table-cell>
          <table:table-cell table:style-name="ce37" table:formula="of:=IF([.$S9]-[.$AA$14]+[.J12]&lt;0;0;[.$S9]-[.$AA$14]+[.J12])" office:value-type="float" office:value="0">
            <text:p>0.0</text:p>
          </table:table-cell>
          <table:table-cell table:style-name="ce41" table:formula="of:=IF([.F12]&gt;=[.$AA$17];[.F12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6.24">
            <text:p>6.2</text:p>
          </table:table-cell>
          <table:table-cell table:style-name="ce37" table:formula="of:=IF(([.$AA$16]-[.G11])/([.$AA$16]-[.$AA$17])&gt;1;1;([.$AA$16]-[.G11])/([.$AA$16]-[.$AA$17]))" office:value-type="float" office:value="1">
            <text:p>1.0</text:p>
          </table:table-cell>
          <table:table-cell table:style-name="ce37" table:formula="of:=[.O12]*[.$Z$8]*[.N12]" office:value-type="float" office:value="4.368">
            <text:p>4.4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12]&gt;=[.$AA$14];[.$AA$14];[.$AA$4]-[.F12]+[.L12])" office:value-type="float" office:value="134.295">
            <text:p>134.3</text:p>
          </table:table-cell>
          <table:table-cell table:style-name="ce29"/>
          <table:table-cell table:style-name="ce45" table:formula="of:=IF([.F12]&gt;=[.$AA$17];1;0)" office:value-type="float" office:value="0">
            <text:p>0</text:p>
          </table:table-cell>
          <table:table-cell table:style-name="ce9" table:formula="of:=[.L12]/[.$Z$13]" office:value-type="float" office:value="0">
            <text:p>0.0</text:p>
          </table:table-cell>
          <table:table-cell table:style-name="ce9"/>
          <table:table-cell/>
          <table:table-cell table:style-name="ce16" office:value-type="string">
            <text:p>Peff&lt;0.2*Eto=0</text:p>
          </table:table-cell>
          <table:table-cell table:style-name="ce18" office:value-type="float" office:value="0.2">
            <text:p>0.2</text:p>
          </table:table-cell>
          <table:table-cell table:style-name="ce25" office:value-type="string">
            <text:p>page 170 FAO</text:p>
          </table:table-cell>
          <table:table-cell table:number-columns-repeated="997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12]-[.L12]" office:value-type="float" office:value="9.205">
            <text:p>9.2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/>
          <table:table-cell table:style-name="ce16" office:value-type="string">
            <text:p>irr_eff = 0.8</text:p>
          </table:table-cell>
          <table:table-cell table:style-name="ce18" office:value-type="float" office:value="0.8">
            <text:p>0.8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13]&gt;[.$AA$16];[.$AA$16];[.G13])" office:value-type="float" office:value="9.205">
            <text:p>9.2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/>
          <table:table-cell table:style-name="ce16" office:value-type="string">
            <text:p>theta_s = 0.425</text:p>
          </table:table-cell>
          <table:table-cell table:style-name="ce18" office:value-type="float" office:value="0.425">
            <text:p>0.425</text:p>
          </table:table-cell>
          <table:table-cell table:style-name="ce25" table:formula="of:=[.Z14]*[.$Z$7]*[.$Z$15]" office:value-type="float" office:value="212.5">
            <text:p>212.5</text:p>
          </table:table-cell>
          <table:table-cell table:number-columns-repeated="997"/>
        </table:table-row>
        <table:table-row table:style-name="ro3">
          <table:table-cell table:number-columns-repeated="2"/>
          <table:table-cell office:value-type="float" office:value="149">
            <text:p>149</text:p>
          </table:table-cell>
          <table:table-cell table:style-name="ce29" table:formula="of:=[.D12]+1" office:value-type="float" office:value="3">
            <text:p>3</text:p>
          </table:table-cell>
          <table:table-cell table:style-name="ce32" office:value-type="date" office:date-value="2008-08-03">
            <text:p>08/03/08 12:00 AM</text:p>
          </table:table-cell>
          <table:table-cell table:style-name="ce37" table:formula="of:=[.G14]+[.H15]" office:value-type="float" office:value="13.216">
            <text:p>13.2</text:p>
          </table:table-cell>
          <table:table-cell table:style-name="ce37"/>
          <table:table-cell table:style-name="ce37" table:formula="of:=-[.J15]-[.M15]+[.P15]+[.Q15]+[.K15]" office:value-type="float" office:value="4.011">
            <text:p>4.0</text:p>
          </table:table-cell>
          <table:table-cell table:style-name="ce37" office:value-type="float" office:value="0">
            <text:p>0.0</text:p>
          </table:table-cell>
          <table:table-cell table:style-name="ce37" table:formula="of:=IF([.I15]*[.$Z$11]&lt;=[.N15]*[.$Z$12];0;[.I15]*[.$Z$11])" office:value-type="float" office:value="0">
            <text:p>0.0</text:p>
          </table:table-cell>
          <table:table-cell table:style-name="ce37" table:formula="of:=IF([.$S12]-[.$AA$14]+[.J15]&lt;0;0;[.$S12]-[.$AA$14]+[.J15])" office:value-type="float" office:value="0">
            <text:p>0.0</text:p>
          </table:table-cell>
          <table:table-cell table:style-name="ce41" table:formula="of:=IF([.F15]&gt;=[.$AA$17];[.F15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73">
            <text:p>5.7</text:p>
          </table:table-cell>
          <table:table-cell table:style-name="ce37" table:formula="of:=IF(([.$AA$16]-[.G14])/([.$AA$16]-[.$AA$17])&gt;1;1;([.$AA$16]-[.G14])/([.$AA$16]-[.$AA$17]))" office:value-type="float" office:value="1">
            <text:p>1.0</text:p>
          </table:table-cell>
          <table:table-cell table:style-name="ce37" table:formula="of:=[.O15]*[.$Z$8]*[.N15]" office:value-type="float" office:value="4.011">
            <text:p>4.0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15]&gt;=[.$AA$14];[.$AA$14];[.$AA$4]-[.F15]+[.L15])" office:value-type="float" office:value="130.284">
            <text:p>130.3</text:p>
          </table:table-cell>
          <table:table-cell table:style-name="ce29"/>
          <table:table-cell table:style-name="ce45" table:formula="of:=IF([.F15]&gt;=[.$AA$17];1;0)" office:value-type="float" office:value="0">
            <text:p>0</text:p>
          </table:table-cell>
          <table:table-cell table:style-name="ce9" table:formula="of:=[.L15]/[.$Z$13]" office:value-type="float" office:value="0">
            <text:p>0.0</text:p>
          </table:table-cell>
          <table:table-cell table:style-name="ce9"/>
          <table:table-cell/>
          <table:table-cell table:style-name="ce16" office:value-type="string">
            <text:p>rd_factor = 1000</text:p>
          </table:table-cell>
          <table:table-cell table:style-name="ce18" office:value-type="float" office:value="1000">
            <text:p>1000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15]-[.L15]" office:value-type="float" office:value="13.216">
            <text:p>13.2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/>
          <table:table-cell table:style-name="ce16" office:value-type="string">
            <text:p>TAW (mm)=</text:p>
          </table:table-cell>
          <table:table-cell table:style-name="ce18" table:formula="of:=([.Z4]-[.Z6])" office:value-type="float" office:value="0.147">
            <text:p>0.147</text:p>
          </table:table-cell>
          <table:table-cell table:style-name="ce25" table:formula="of:=[.AA4]-[.AA6]" office:value-type="float" office:value="73.5">
            <text:p>73.5</text:p>
          </table:table-cell>
          <table:table-cell table:number-columns-repeated="997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16]&gt;[.$AA$16];[.$AA$16];[.G16])" office:value-type="float" office:value="13.216">
            <text:p>13.2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/>
          <table:table-cell table:style-name="ce16" office:value-type="string">
            <text:p>RAW=</text:p>
          </table:table-cell>
          <table:table-cell table:style-name="ce18" table:formula="of:=[.Z16]*[.Z10]" office:value-type="float" office:value="0.0735">
            <text:p>0.0735</text:p>
          </table:table-cell>
          <table:table-cell table:style-name="ce25" table:formula="of:=[.AA16]*[.Z10]" office:value-type="float" office:value="36.75">
            <text:p>36.8</text:p>
          </table:table-cell>
          <table:table-cell table:number-columns-repeated="997"/>
        </table:table-row>
        <table:table-row table:style-name="ro3">
          <table:table-cell table:number-columns-repeated="2"/>
          <table:table-cell office:value-type="float" office:value="150">
            <text:p>150</text:p>
          </table:table-cell>
          <table:table-cell table:style-name="ce29" table:formula="of:=[.D15]+1" office:value-type="float" office:value="4">
            <text:p>4</text:p>
          </table:table-cell>
          <table:table-cell table:style-name="ce32" office:value-type="date" office:date-value="2008-08-04">
            <text:p>08/04/08 12:00 AM</text:p>
          </table:table-cell>
          <table:table-cell table:style-name="ce37" table:formula="of:=[.G17]+[.H18]" office:value-type="float" office:value="17.108">
            <text:p>17.1</text:p>
          </table:table-cell>
          <table:table-cell table:style-name="ce37"/>
          <table:table-cell table:style-name="ce37" table:formula="of:=-[.J18]-[.M18]+[.P18]+[.Q18]+[.K18]" office:value-type="float" office:value="3.892">
            <text:p>3.9</text:p>
          </table:table-cell>
          <table:table-cell table:style-name="ce37" office:value-type="float" office:value="0">
            <text:p>0.0</text:p>
          </table:table-cell>
          <table:table-cell table:style-name="ce37" table:formula="of:=IF([.I18]*[.$Z$11]&lt;=[.N18]*[.$Z$12];0;[.I18]*[.$Z$11])" office:value-type="float" office:value="0">
            <text:p>0.0</text:p>
          </table:table-cell>
          <table:table-cell table:style-name="ce37" table:formula="of:=IF([.$S15]-[.$AA$14]+[.J18]&lt;0;0;[.$S15]-[.$AA$14]+[.J18])" office:value-type="float" office:value="0">
            <text:p>0.0</text:p>
          </table:table-cell>
          <table:table-cell table:style-name="ce41" table:formula="of:=IF([.F18]&gt;=[.$AA$17];[.F18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6">
            <text:p>5.6</text:p>
          </table:table-cell>
          <table:table-cell table:style-name="ce37" table:formula="of:=IF(([.$AA$16]-[.G17])/([.$AA$16]-[.$AA$17])&gt;1;1;([.$AA$16]-[.G17])/([.$AA$16]-[.$AA$17]))" office:value-type="float" office:value="1">
            <text:p>1.0</text:p>
          </table:table-cell>
          <table:table-cell table:style-name="ce37" table:formula="of:=[.O18]*[.$Z$8]*[.N18]" office:value-type="float" office:value="3.892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18]&gt;=[.$AA$14];[.$AA$14];[.$AA$4]-[.F18]+[.L18])" office:value-type="float" office:value="126.392">
            <text:p>126.4</text:p>
          </table:table-cell>
          <table:table-cell table:style-name="ce29"/>
          <table:table-cell table:style-name="ce45" table:formula="of:=IF([.F18]&gt;=[.$AA$17];1;0)" office:value-type="float" office:value="0">
            <text:p>0</text:p>
          </table:table-cell>
          <table:table-cell table:style-name="ce9" table:formula="of:=[.L18]/[.$Z$13]" office:value-type="float" office:value="0">
            <text:p>0.0</text:p>
          </table:table-cell>
          <table:table-cell table:style-name="ce9"/>
          <table:table-cell/>
          <table:table-cell table:style-name="ce17" office:value-type="string">
            <text:p>Lower limit of theta</text:p>
          </table:table-cell>
          <table:table-cell table:style-name="ce21" table:formula="of:=[.Z4]-[.Z17]" office:value-type="float" office:value="0.2135">
            <text:p>0.2135</text:p>
          </table:table-cell>
          <table:table-cell table:style-name="ce26" table:formula="of:=[.AA4]-[.AA17]" office:value-type="float" office:value="106.75">
            <text:p>106.8</text:p>
          </table:table-cell>
          <table:table-cell table:number-columns-repeated="997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18]-[.L18]" office:value-type="float" office:value="17.108">
            <text:p>17.1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19]&gt;[.$AA$16];[.$AA$16];[.G19])" office:value-type="float" office:value="17.108">
            <text:p>17.1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/>
          <table:table-cell table:style-name="ce16"/>
          <table:table-cell table:style-name="ce18"/>
          <table:table-cell table:style-name="ce25"/>
          <table:table-cell table:number-columns-repeated="997"/>
        </table:table-row>
        <table:table-row table:style-name="ro3">
          <table:table-cell table:number-columns-repeated="2"/>
          <table:table-cell office:value-type="float" office:value="151">
            <text:p>151</text:p>
          </table:table-cell>
          <table:table-cell table:style-name="ce29" table:formula="of:=[.D18]+1" office:value-type="float" office:value="5">
            <text:p>5</text:p>
          </table:table-cell>
          <table:table-cell table:style-name="ce32" office:value-type="date" office:date-value="2008-08-05">
            <text:p>08/05/08 12:00 AM</text:p>
          </table:table-cell>
          <table:table-cell table:style-name="ce37" table:formula="of:=[.G20]+[.H21]" office:value-type="float" office:value="20.979">
            <text:p>21.0</text:p>
          </table:table-cell>
          <table:table-cell table:style-name="ce37"/>
          <table:table-cell table:style-name="ce37" table:formula="of:=-[.J21]-[.M21]+[.P21]+[.Q21]+[.K21]" office:value-type="float" office:value="3.871">
            <text:p>3.9</text:p>
          </table:table-cell>
          <table:table-cell table:style-name="ce37" office:value-type="float" office:value="0">
            <text:p>0.0</text:p>
          </table:table-cell>
          <table:table-cell table:style-name="ce37" table:formula="of:=IF([.I21]*[.$Z$11]&lt;=[.N21]*[.$Z$12];0;[.I21]*[.$Z$11])" office:value-type="float" office:value="0">
            <text:p>0.0</text:p>
          </table:table-cell>
          <table:table-cell table:style-name="ce37" table:formula="of:=IF([.$S18]-[.$AA$14]+[.J21]&lt;0;0;[.$S18]-[.$AA$14]+[.J21])" office:value-type="float" office:value="0">
            <text:p>0.0</text:p>
          </table:table-cell>
          <table:table-cell table:style-name="ce41" table:formula="of:=IF([.F21]&gt;=[.$AA$17];[.F21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3">
            <text:p>5.5</text:p>
          </table:table-cell>
          <table:table-cell table:style-name="ce37" table:formula="of:=IF(([.$AA$16]-[.G20])/([.$AA$16]-[.$AA$17])&gt;1;1;([.$AA$16]-[.G20])/([.$AA$16]-[.$AA$17]))" office:value-type="float" office:value="1">
            <text:p>1.0</text:p>
          </table:table-cell>
          <table:table-cell table:style-name="ce37" table:formula="of:=[.O21]*[.$Z$8]*[.N21]" office:value-type="float" office:value="3.871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21]&gt;=[.$AA$14];[.$AA$14];[.$AA$4]-[.F21]+[.L21])" office:value-type="float" office:value="122.521">
            <text:p>122.5</text:p>
          </table:table-cell>
          <table:table-cell table:style-name="ce29"/>
          <table:table-cell table:style-name="ce45" table:formula="of:=IF([.F21]&gt;=[.$AA$17];1;0)" office:value-type="float" office:value="0">
            <text:p>0</text:p>
          </table:table-cell>
          <table:table-cell table:style-name="ce9" table:formula="of:=[.L21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21]-[.L21]" office:value-type="float" office:value="20.979">
            <text:p>21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22]&gt;[.$AA$16];[.$AA$16];[.G22])" office:value-type="float" office:value="20.979">
            <text:p>21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52">
            <text:p>152</text:p>
          </table:table-cell>
          <table:table-cell table:style-name="ce29" table:formula="of:=[.D21]+1" office:value-type="float" office:value="6">
            <text:p>6</text:p>
          </table:table-cell>
          <table:table-cell table:style-name="ce32" office:value-type="date" office:date-value="2008-08-06">
            <text:p>08/06/08 12:00 AM</text:p>
          </table:table-cell>
          <table:table-cell table:style-name="ce37" table:formula="of:=[.G23]+[.H24]" office:value-type="float" office:value="24.969">
            <text:p>25.0</text:p>
          </table:table-cell>
          <table:table-cell table:style-name="ce37"/>
          <table:table-cell table:style-name="ce37" table:formula="of:=-[.J24]-[.M24]+[.P24]+[.Q24]+[.K24]" office:value-type="float" office:value="3.99">
            <text:p>4.0</text:p>
          </table:table-cell>
          <table:table-cell table:style-name="ce37" office:value-type="float" office:value="0">
            <text:p>0.0</text:p>
          </table:table-cell>
          <table:table-cell table:style-name="ce37" table:formula="of:=IF([.I24]*[.$Z$11]&lt;=[.N24]*[.$Z$12];0;[.I24]*[.$Z$11])" office:value-type="float" office:value="0">
            <text:p>0.0</text:p>
          </table:table-cell>
          <table:table-cell table:style-name="ce37" table:formula="of:=IF([.$S21]-[.$AA$14]+[.J24]&lt;0;0;[.$S21]-[.$AA$14]+[.J24])" office:value-type="float" office:value="0">
            <text:p>0.0</text:p>
          </table:table-cell>
          <table:table-cell table:style-name="ce41" table:formula="of:=IF([.F24]&gt;=[.$AA$17];[.F24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7">
            <text:p>5.7</text:p>
          </table:table-cell>
          <table:table-cell table:style-name="ce37" table:formula="of:=IF(([.$AA$16]-[.G23])/([.$AA$16]-[.$AA$17])&gt;1;1;([.$AA$16]-[.G23])/([.$AA$16]-[.$AA$17]))" office:value-type="float" office:value="1">
            <text:p>1.0</text:p>
          </table:table-cell>
          <table:table-cell table:style-name="ce37" table:formula="of:=[.O24]*[.$Z$8]*[.N24]" office:value-type="float" office:value="3.99">
            <text:p>4.0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24]&gt;=[.$AA$14];[.$AA$14];[.$AA$4]-[.F24]+[.L24])" office:value-type="float" office:value="118.531">
            <text:p>118.5</text:p>
          </table:table-cell>
          <table:table-cell table:style-name="ce29"/>
          <table:table-cell table:style-name="ce45" table:formula="of:=IF([.F24]&gt;=[.$AA$17];1;0)" office:value-type="float" office:value="0">
            <text:p>0</text:p>
          </table:table-cell>
          <table:table-cell table:style-name="ce9" table:formula="of:=[.L24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24]-[.L24]" office:value-type="float" office:value="24.969">
            <text:p>25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25]&gt;[.$AA$16];[.$AA$16];[.G25])" office:value-type="float" office:value="24.969">
            <text:p>25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53">
            <text:p>153</text:p>
          </table:table-cell>
          <table:table-cell table:style-name="ce29" table:formula="of:=[.D24]+1" office:value-type="float" office:value="7">
            <text:p>7</text:p>
          </table:table-cell>
          <table:table-cell table:style-name="ce32" office:value-type="date" office:date-value="2008-08-07">
            <text:p>08/07/08 12:00 AM</text:p>
          </table:table-cell>
          <table:table-cell table:style-name="ce37" table:formula="of:=[.G26]+[.H27]" office:value-type="float" office:value="28.931">
            <text:p>28.9</text:p>
          </table:table-cell>
          <table:table-cell table:style-name="ce37"/>
          <table:table-cell table:style-name="ce37" table:formula="of:=-[.J27]-[.M27]+[.P27]+[.Q27]+[.K27]" office:value-type="float" office:value="3.962">
            <text:p>4.0</text:p>
          </table:table-cell>
          <table:table-cell table:style-name="ce37" office:value-type="float" office:value="0">
            <text:p>0.0</text:p>
          </table:table-cell>
          <table:table-cell table:style-name="ce37" table:formula="of:=IF([.I27]*[.$Z$11]&lt;=[.N27]*[.$Z$12];0;[.I27]*[.$Z$11])" office:value-type="float" office:value="0">
            <text:p>0.0</text:p>
          </table:table-cell>
          <table:table-cell table:style-name="ce37" table:formula="of:=IF([.$S24]-[.$AA$14]+[.J27]&lt;0;0;[.$S24]-[.$AA$14]+[.J27])" office:value-type="float" office:value="0">
            <text:p>0.0</text:p>
          </table:table-cell>
          <table:table-cell table:style-name="ce41" table:formula="of:=IF([.F27]&gt;=[.$AA$17];[.F27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66">
            <text:p>5.7</text:p>
          </table:table-cell>
          <table:table-cell table:style-name="ce37" table:formula="of:=IF(([.$AA$16]-[.G26])/([.$AA$16]-[.$AA$17])&gt;1;1;([.$AA$16]-[.G26])/([.$AA$16]-[.$AA$17]))" office:value-type="float" office:value="1">
            <text:p>1.0</text:p>
          </table:table-cell>
          <table:table-cell table:style-name="ce37" table:formula="of:=[.O27]*[.$Z$8]*[.N27]" office:value-type="float" office:value="3.962">
            <text:p>4.0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27]&gt;=[.$AA$14];[.$AA$14];[.$AA$4]-[.F27]+[.L27])" office:value-type="float" office:value="114.569">
            <text:p>114.6</text:p>
          </table:table-cell>
          <table:table-cell table:style-name="ce29"/>
          <table:table-cell table:style-name="ce45" table:formula="of:=IF([.F27]&gt;=[.$AA$17];1;0)" office:value-type="float" office:value="0">
            <text:p>0</text:p>
          </table:table-cell>
          <table:table-cell table:style-name="ce9" table:formula="of:=[.L27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27]-[.L27]" office:value-type="float" office:value="28.931">
            <text:p>28.9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28]&gt;[.$AA$16];[.$AA$16];[.G28])" office:value-type="float" office:value="28.931">
            <text:p>28.9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54">
            <text:p>154</text:p>
          </table:table-cell>
          <table:table-cell table:style-name="ce29" table:formula="of:=[.D27]+1" office:value-type="float" office:value="8">
            <text:p>8</text:p>
          </table:table-cell>
          <table:table-cell table:style-name="ce32" office:value-type="date" office:date-value="2008-08-08">
            <text:p>08/08/08 12:00 AM</text:p>
          </table:table-cell>
          <table:table-cell table:style-name="ce37" table:formula="of:=[.G29]+[.H30]" office:value-type="float" office:value="32.753">
            <text:p>32.8</text:p>
          </table:table-cell>
          <table:table-cell table:style-name="ce37"/>
          <table:table-cell table:style-name="ce37" table:formula="of:=-[.J30]-[.M30]+[.P30]+[.Q30]+[.K30]" office:value-type="float" office:value="3.822">
            <text:p>3.8</text:p>
          </table:table-cell>
          <table:table-cell table:style-name="ce37" office:value-type="float" office:value="0">
            <text:p>0.0</text:p>
          </table:table-cell>
          <table:table-cell table:style-name="ce37" table:formula="of:=IF([.I30]*[.$Z$11]&lt;=[.N30]*[.$Z$12];0;[.I30]*[.$Z$11])" office:value-type="float" office:value="0">
            <text:p>0.0</text:p>
          </table:table-cell>
          <table:table-cell table:style-name="ce37" table:formula="of:=IF([.$S27]-[.$AA$14]+[.J30]&lt;0;0;[.$S27]-[.$AA$14]+[.J30])" office:value-type="float" office:value="0">
            <text:p>0.0</text:p>
          </table:table-cell>
          <table:table-cell table:style-name="ce41" table:formula="of:=IF([.F30]&gt;=[.$AA$17];[.F30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46">
            <text:p>5.5</text:p>
          </table:table-cell>
          <table:table-cell table:style-name="ce37" table:formula="of:=IF(([.$AA$16]-[.G29])/([.$AA$16]-[.$AA$17])&gt;1;1;([.$AA$16]-[.G29])/([.$AA$16]-[.$AA$17]))" office:value-type="float" office:value="1">
            <text:p>1.0</text:p>
          </table:table-cell>
          <table:table-cell table:style-name="ce37" table:formula="of:=[.O30]*[.$Z$8]*[.N30]" office:value-type="float" office:value="3.822">
            <text:p>3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30]&gt;=[.$AA$14];[.$AA$14];[.$AA$4]-[.F30]+[.L30])" office:value-type="float" office:value="110.747">
            <text:p>110.7</text:p>
          </table:table-cell>
          <table:table-cell table:style-name="ce29"/>
          <table:table-cell table:style-name="ce45" table:formula="of:=IF([.F30]&gt;=[.$AA$17];1;0)" office:value-type="float" office:value="0">
            <text:p>0</text:p>
          </table:table-cell>
          <table:table-cell table:style-name="ce9" table:formula="of:=[.L30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30]-[.L30]" office:value-type="float" office:value="32.753">
            <text:p>32.8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31]&gt;[.$AA$16];[.$AA$16];[.G31])" office:value-type="float" office:value="32.753">
            <text:p>32.8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55">
            <text:p>155</text:p>
          </table:table-cell>
          <table:table-cell table:style-name="ce29" table:formula="of:=[.D30]+1" office:value-type="float" office:value="9">
            <text:p>9</text:p>
          </table:table-cell>
          <table:table-cell table:style-name="ce32" office:value-type="date" office:date-value="2008-08-09">
            <text:p>08/09/08 12:00 AM</text:p>
          </table:table-cell>
          <table:table-cell table:style-name="ce37" table:formula="of:=[.G32]+[.H33]" office:value-type="float" office:value="36.477">
            <text:p>36.5</text:p>
          </table:table-cell>
          <table:table-cell table:style-name="ce37"/>
          <table:table-cell table:style-name="ce37" table:formula="of:=-[.J33]-[.M33]+[.P33]+[.Q33]+[.K33]" office:value-type="float" office:value="3.724">
            <text:p>3.7</text:p>
          </table:table-cell>
          <table:table-cell table:style-name="ce37" office:value-type="float" office:value="0">
            <text:p>0.0</text:p>
          </table:table-cell>
          <table:table-cell table:style-name="ce37" table:formula="of:=IF([.I33]*[.$Z$11]&lt;=[.N33]*[.$Z$12];0;[.I33]*[.$Z$11])" office:value-type="float" office:value="0">
            <text:p>0.0</text:p>
          </table:table-cell>
          <table:table-cell table:style-name="ce37" table:formula="of:=IF([.$S30]-[.$AA$14]+[.J33]&lt;0;0;[.$S30]-[.$AA$14]+[.J33])" office:value-type="float" office:value="0">
            <text:p>0.0</text:p>
          </table:table-cell>
          <table:table-cell table:style-name="ce41" table:formula="of:=IF([.F33]&gt;=[.$AA$17];[.F33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32">
            <text:p>5.3</text:p>
          </table:table-cell>
          <table:table-cell table:style-name="ce37" table:formula="of:=IF(([.$AA$16]-[.G32])/([.$AA$16]-[.$AA$17])&gt;1;1;([.$AA$16]-[.G32])/([.$AA$16]-[.$AA$17]))" office:value-type="float" office:value="1">
            <text:p>1.0</text:p>
          </table:table-cell>
          <table:table-cell table:style-name="ce37" table:formula="of:=[.O33]*[.$Z$8]*[.N33]" office:value-type="float" office:value="3.724">
            <text:p>3.7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33]&gt;=[.$AA$14];[.$AA$14];[.$AA$4]-[.F33]+[.L33])" office:value-type="float" office:value="107.023">
            <text:p>107.0</text:p>
          </table:table-cell>
          <table:table-cell table:style-name="ce29"/>
          <table:table-cell table:style-name="ce45" table:formula="of:=IF([.F33]&gt;=[.$AA$17];1;0)" office:value-type="float" office:value="0">
            <text:p>0</text:p>
          </table:table-cell>
          <table:table-cell table:style-name="ce9" table:formula="of:=[.L33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33]-[.L33]" office:value-type="float" office:value="36.477">
            <text:p>36.5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34]&gt;[.$AA$16];[.$AA$16];[.G34])" office:value-type="float" office:value="36.477">
            <text:p>36.5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56">
            <text:p>156</text:p>
          </table:table-cell>
          <table:table-cell table:style-name="ce29" table:formula="of:=[.D33]+1" office:value-type="float" office:value="10">
            <text:p>10</text:p>
          </table:table-cell>
          <table:table-cell table:style-name="ce32" office:value-type="date" office:date-value="2008-08-10">
            <text:p>08/10/08 12:00 AM</text:p>
          </table:table-cell>
          <table:table-cell table:style-name="ce37" table:formula="of:=[.G35]+[.H36]" office:value-type="float" office:value="40.124">
            <text:p>40.1</text:p>
          </table:table-cell>
          <table:table-cell table:style-name="ce37"/>
          <table:table-cell table:style-name="ce37" table:formula="of:=-[.J36]-[.M36]+[.P36]+[.Q36]+[.K36]" office:value-type="float" office:value="3.647">
            <text:p>3.6</text:p>
          </table:table-cell>
          <table:table-cell table:style-name="ce37" office:value-type="float" office:value="0">
            <text:p>0.0</text:p>
          </table:table-cell>
          <table:table-cell table:style-name="ce37" table:formula="of:=IF([.I36]*[.$Z$11]&lt;=[.N36]*[.$Z$12];0;[.I36]*[.$Z$11])" office:value-type="float" office:value="0">
            <text:p>0.0</text:p>
          </table:table-cell>
          <table:table-cell table:style-name="ce37" table:formula="of:=IF([.$S33]-[.$AA$14]+[.J36]&lt;0;0;[.$S33]-[.$AA$14]+[.J36])" office:value-type="float" office:value="0">
            <text:p>0.0</text:p>
          </table:table-cell>
          <table:table-cell table:style-name="ce41" table:formula="of:=IF([.F36]&gt;=[.$AA$17];[.F36]*[.$Z$5];0)" office:value-type="float" office:value="40.124">
            <text:p>40.1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21">
            <text:p>5.2</text:p>
          </table:table-cell>
          <table:table-cell table:style-name="ce37" table:formula="of:=IF(([.$AA$16]-[.G35])/([.$AA$16]-[.$AA$17])&gt;1;1;([.$AA$16]-[.G35])/([.$AA$16]-[.$AA$17]))" office:value-type="float" office:value="1">
            <text:p>1.0</text:p>
          </table:table-cell>
          <table:table-cell table:style-name="ce37" table:formula="of:=[.O36]*[.$Z$8]*[.N36]" office:value-type="float" office:value="3.647">
            <text:p>3.6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36]&gt;=[.$AA$14];[.$AA$14];[.$AA$4]-[.F36]+[.L36])" office:value-type="float" office:value="143.5">
            <text:p>143.5</text:p>
          </table:table-cell>
          <table:table-cell table:style-name="ce29"/>
          <table:table-cell table:style-name="ce45" table:formula="of:=IF([.F36]&gt;=[.$AA$17];1;0)" office:value-type="float" office:value="1">
            <text:p>1</text:p>
          </table:table-cell>
          <table:table-cell table:style-name="ce9" table:formula="of:=[.L36]/[.$Z$13]" office:value-type="float" office:value="50.155">
            <text:p>50.2</text:p>
          </table:table-cell>
          <table:table-cell table:style-name="ce9" table:number-columns-repeated="2"/>
          <table:table-cell table:number-columns-repeated="1000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36]-[.L36]" office:value-type="float" office:value="0">
            <text:p>0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37]&gt;[.$AA$16];[.$AA$16];[.G37])" office:value-type="float" office:value="0">
            <text:p>0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57">
            <text:p>157</text:p>
          </table:table-cell>
          <table:table-cell table:style-name="ce29" table:formula="of:=[.D36]+1" office:value-type="float" office:value="11">
            <text:p>11</text:p>
          </table:table-cell>
          <table:table-cell table:style-name="ce32" office:value-type="date" office:date-value="2008-08-11">
            <text:p>08/11/08 12:00 AM</text:p>
          </table:table-cell>
          <table:table-cell table:style-name="ce37" table:formula="of:=[.G38]+[.H39]" office:value-type="float" office:value="3.822">
            <text:p>3.8</text:p>
          </table:table-cell>
          <table:table-cell table:style-name="ce37"/>
          <table:table-cell table:style-name="ce37" table:formula="of:=-[.J39]-[.M39]+[.P39]+[.Q39]+[.K39]" office:value-type="float" office:value="3.822">
            <text:p>3.8</text:p>
          </table:table-cell>
          <table:table-cell table:style-name="ce37" office:value-type="float" office:value="0">
            <text:p>0.0</text:p>
          </table:table-cell>
          <table:table-cell table:style-name="ce37" table:formula="of:=IF([.I39]*[.$Z$11]&lt;=[.N39]*[.$Z$12];0;[.I39]*[.$Z$11])" office:value-type="float" office:value="0">
            <text:p>0.0</text:p>
          </table:table-cell>
          <table:table-cell table:style-name="ce37" table:formula="of:=IF([.$S36]-[.$AA$14]+[.J39]&lt;0;0;[.$S36]-[.$AA$14]+[.J39])" office:value-type="float" office:value="0">
            <text:p>0.0</text:p>
          </table:table-cell>
          <table:table-cell table:style-name="ce41" table:formula="of:=IF([.F39]&gt;=[.$AA$17];[.F39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46">
            <text:p>5.5</text:p>
          </table:table-cell>
          <table:table-cell table:style-name="ce37" table:formula="of:=IF(([.$AA$16]-[.G38])/([.$AA$16]-[.$AA$17])&gt;1;1;([.$AA$16]-[.G38])/([.$AA$16]-[.$AA$17]))" office:value-type="float" office:value="1">
            <text:p>1.0</text:p>
          </table:table-cell>
          <table:table-cell table:style-name="ce37" table:formula="of:=[.O39]*[.$Z$8]*[.N39]" office:value-type="float" office:value="3.822">
            <text:p>3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39]&gt;=[.$AA$14];[.$AA$14];[.$AA$4]-[.F39]+[.L39])" office:value-type="float" office:value="139.678">
            <text:p>139.7</text:p>
          </table:table-cell>
          <table:table-cell table:style-name="ce29"/>
          <table:table-cell table:style-name="ce45" table:formula="of:=IF([.F39]&gt;=[.$AA$17];1;0)" office:value-type="float" office:value="0">
            <text:p>0</text:p>
          </table:table-cell>
          <table:table-cell table:style-name="ce9" table:formula="of:=[.L39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39]-[.L39]" office:value-type="float" office:value="3.822">
            <text:p>3.8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40]&gt;[.$AA$16];[.$AA$16];[.G40])" office:value-type="float" office:value="3.822">
            <text:p>3.8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58">
            <text:p>158</text:p>
          </table:table-cell>
          <table:table-cell table:style-name="ce29" table:formula="of:=[.D39]+1" office:value-type="float" office:value="12">
            <text:p>12</text:p>
          </table:table-cell>
          <table:table-cell table:style-name="ce32" office:value-type="date" office:date-value="2008-08-12">
            <text:p>08/12/08 12:00 AM</text:p>
          </table:table-cell>
          <table:table-cell table:style-name="ce37" table:formula="of:=[.G41]+[.H42]" office:value-type="float" office:value="7.707">
            <text:p>7.7</text:p>
          </table:table-cell>
          <table:table-cell table:style-name="ce37"/>
          <table:table-cell table:style-name="ce37" table:formula="of:=-[.J42]-[.M42]+[.P42]+[.Q42]+[.K42]" office:value-type="float" office:value="3.885">
            <text:p>3.9</text:p>
          </table:table-cell>
          <table:table-cell table:style-name="ce37" office:value-type="float" office:value="0">
            <text:p>0.0</text:p>
          </table:table-cell>
          <table:table-cell table:style-name="ce37" table:formula="of:=IF([.I42]*[.$Z$11]&lt;=[.N42]*[.$Z$12];0;[.I42]*[.$Z$11])" office:value-type="float" office:value="0">
            <text:p>0.0</text:p>
          </table:table-cell>
          <table:table-cell table:style-name="ce37" table:formula="of:=IF([.$S39]-[.$AA$14]+[.J42]&lt;0;0;[.$S39]-[.$AA$14]+[.J42])" office:value-type="float" office:value="0">
            <text:p>0.0</text:p>
          </table:table-cell>
          <table:table-cell table:style-name="ce41" table:formula="of:=IF([.F42]&gt;=[.$AA$17];[.F42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5">
            <text:p>5.6</text:p>
          </table:table-cell>
          <table:table-cell table:style-name="ce37" table:formula="of:=IF(([.$AA$16]-[.G41])/([.$AA$16]-[.$AA$17])&gt;1;1;([.$AA$16]-[.G41])/([.$AA$16]-[.$AA$17]))" office:value-type="float" office:value="1">
            <text:p>1.0</text:p>
          </table:table-cell>
          <table:table-cell table:style-name="ce37" table:formula="of:=[.O42]*[.$Z$8]*[.N42]" office:value-type="float" office:value="3.885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42]&gt;=[.$AA$14];[.$AA$14];[.$AA$4]-[.F42]+[.L42])" office:value-type="float" office:value="135.793">
            <text:p>135.8</text:p>
          </table:table-cell>
          <table:table-cell table:style-name="ce29"/>
          <table:table-cell table:style-name="ce45" table:formula="of:=IF([.F42]&gt;=[.$AA$17];1;0)" office:value-type="float" office:value="0">
            <text:p>0</text:p>
          </table:table-cell>
          <table:table-cell table:style-name="ce9" table:formula="of:=[.L42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42]-[.L42]" office:value-type="float" office:value="7.707">
            <text:p>7.7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43]&gt;[.$AA$16];[.$AA$16];[.G43])" office:value-type="float" office:value="7.707">
            <text:p>7.7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59">
            <text:p>159</text:p>
          </table:table-cell>
          <table:table-cell table:style-name="ce29" table:formula="of:=[.D42]+1" office:value-type="float" office:value="13">
            <text:p>13</text:p>
          </table:table-cell>
          <table:table-cell table:style-name="ce32" office:value-type="date" office:date-value="2008-08-13">
            <text:p>08/13/08 12:00 AM</text:p>
          </table:table-cell>
          <table:table-cell table:style-name="ce37" table:formula="of:=[.G44]+[.H45]" office:value-type="float" office:value="11.319">
            <text:p>11.3</text:p>
          </table:table-cell>
          <table:table-cell table:style-name="ce37"/>
          <table:table-cell table:style-name="ce37" table:formula="of:=-[.J45]-[.M45]+[.P45]+[.Q45]+[.K45]" office:value-type="float" office:value="3.612">
            <text:p>3.6</text:p>
          </table:table-cell>
          <table:table-cell table:style-name="ce37" office:value-type="float" office:value="0">
            <text:p>0.0</text:p>
          </table:table-cell>
          <table:table-cell table:style-name="ce37" table:formula="of:=IF([.I45]*[.$Z$11]&lt;=[.N45]*[.$Z$12];0;[.I45]*[.$Z$11])" office:value-type="float" office:value="0">
            <text:p>0.0</text:p>
          </table:table-cell>
          <table:table-cell table:style-name="ce37" table:formula="of:=IF([.$S42]-[.$AA$14]+[.J45]&lt;0;0;[.$S42]-[.$AA$14]+[.J45])" office:value-type="float" office:value="0">
            <text:p>0.0</text:p>
          </table:table-cell>
          <table:table-cell table:style-name="ce41" table:formula="of:=IF([.F45]&gt;=[.$AA$17];[.F45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16">
            <text:p>5.2</text:p>
          </table:table-cell>
          <table:table-cell table:style-name="ce37" table:formula="of:=IF(([.$AA$16]-[.G44])/([.$AA$16]-[.$AA$17])&gt;1;1;([.$AA$16]-[.G44])/([.$AA$16]-[.$AA$17]))" office:value-type="float" office:value="1">
            <text:p>1.0</text:p>
          </table:table-cell>
          <table:table-cell table:style-name="ce37" table:formula="of:=[.O45]*[.$Z$8]*[.N45]" office:value-type="float" office:value="3.612">
            <text:p>3.6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45]&gt;=[.$AA$14];[.$AA$14];[.$AA$4]-[.F45]+[.L45])" office:value-type="float" office:value="132.181">
            <text:p>132.2</text:p>
          </table:table-cell>
          <table:table-cell table:style-name="ce29"/>
          <table:table-cell table:style-name="ce45" table:formula="of:=IF([.F45]&gt;=[.$AA$17];1;0)" office:value-type="float" office:value="0">
            <text:p>0</text:p>
          </table:table-cell>
          <table:table-cell table:style-name="ce9" table:formula="of:=[.L45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45]-[.L45]" office:value-type="float" office:value="11.319">
            <text:p>11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46]&gt;[.$AA$16];[.$AA$16];[.G46])" office:value-type="float" office:value="11.319">
            <text:p>11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0">
            <text:p>160</text:p>
          </table:table-cell>
          <table:table-cell table:style-name="ce29" table:formula="of:=[.D45]+1" office:value-type="float" office:value="14">
            <text:p>14</text:p>
          </table:table-cell>
          <table:table-cell table:style-name="ce32" office:value-type="date" office:date-value="2008-08-14">
            <text:p>08/14/08 12:00 AM</text:p>
          </table:table-cell>
          <table:table-cell table:style-name="ce37" table:formula="of:=[.G47]+[.H48]" office:value-type="float" office:value="15.19">
            <text:p>15.2</text:p>
          </table:table-cell>
          <table:table-cell table:style-name="ce37"/>
          <table:table-cell table:style-name="ce37" table:formula="of:=-[.J48]-[.M48]+[.P48]+[.Q48]+[.K48]" office:value-type="float" office:value="3.871">
            <text:p>3.9</text:p>
          </table:table-cell>
          <table:table-cell table:style-name="ce37" office:value-type="float" office:value="0">
            <text:p>0.0</text:p>
          </table:table-cell>
          <table:table-cell table:style-name="ce37" table:formula="of:=IF([.I48]*[.$Z$11]&lt;=[.N48]*[.$Z$12];0;[.I48]*[.$Z$11])" office:value-type="float" office:value="0">
            <text:p>0.0</text:p>
          </table:table-cell>
          <table:table-cell table:style-name="ce37" table:formula="of:=IF([.$S45]-[.$AA$14]+[.J48]&lt;0;0;[.$S45]-[.$AA$14]+[.J48])" office:value-type="float" office:value="0">
            <text:p>0.0</text:p>
          </table:table-cell>
          <table:table-cell table:style-name="ce41" table:formula="of:=IF([.F48]&gt;=[.$AA$17];[.F48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3">
            <text:p>5.5</text:p>
          </table:table-cell>
          <table:table-cell table:style-name="ce37" table:formula="of:=IF(([.$AA$16]-[.G47])/([.$AA$16]-[.$AA$17])&gt;1;1;([.$AA$16]-[.G47])/([.$AA$16]-[.$AA$17]))" office:value-type="float" office:value="1">
            <text:p>1.0</text:p>
          </table:table-cell>
          <table:table-cell table:style-name="ce37" table:formula="of:=[.O48]*[.$Z$8]*[.N48]" office:value-type="float" office:value="3.871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48]&gt;=[.$AA$14];[.$AA$14];[.$AA$4]-[.F48]+[.L48])" office:value-type="float" office:value="128.31">
            <text:p>128.3</text:p>
          </table:table-cell>
          <table:table-cell table:style-name="ce29"/>
          <table:table-cell table:style-name="ce45" table:formula="of:=IF([.F48]&gt;=[.$AA$17];1;0)" office:value-type="float" office:value="0">
            <text:p>0</text:p>
          </table:table-cell>
          <table:table-cell table:style-name="ce9" table:formula="of:=[.L48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48]-[.L48]" office:value-type="float" office:value="15.19">
            <text:p>15.2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49]&gt;[.$AA$16];[.$AA$16];[.G49])" office:value-type="float" office:value="15.19">
            <text:p>15.2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1">
            <text:p>161</text:p>
          </table:table-cell>
          <table:table-cell table:style-name="ce29" table:formula="of:=[.D48]+1" office:value-type="float" office:value="15">
            <text:p>15</text:p>
          </table:table-cell>
          <table:table-cell table:style-name="ce32" office:value-type="date" office:date-value="2008-08-15">
            <text:p>08/15/08 12:00 AM</text:p>
          </table:table-cell>
          <table:table-cell table:style-name="ce37" table:formula="of:=[.G50]+[.H51]" office:value-type="float" office:value="19.264">
            <text:p>19.3</text:p>
          </table:table-cell>
          <table:table-cell table:style-name="ce37"/>
          <table:table-cell table:style-name="ce37" table:formula="of:=-[.J51]-[.M51]+[.P51]+[.Q51]+[.K51]" office:value-type="float" office:value="4.074">
            <text:p>4.1</text:p>
          </table:table-cell>
          <table:table-cell table:style-name="ce37" office:value-type="float" office:value="0">
            <text:p>0.0</text:p>
          </table:table-cell>
          <table:table-cell table:style-name="ce37" table:formula="of:=IF([.I51]*[.$Z$11]&lt;=[.N51]*[.$Z$12];0;[.I51]*[.$Z$11])" office:value-type="float" office:value="0">
            <text:p>0.0</text:p>
          </table:table-cell>
          <table:table-cell table:style-name="ce37" table:formula="of:=IF([.$S48]-[.$AA$14]+[.J51]&lt;0;0;[.$S48]-[.$AA$14]+[.J51])" office:value-type="float" office:value="0">
            <text:p>0.0</text:p>
          </table:table-cell>
          <table:table-cell table:style-name="ce41" table:formula="of:=IF([.F51]&gt;=[.$AA$17];[.F51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82">
            <text:p>5.8</text:p>
          </table:table-cell>
          <table:table-cell table:style-name="ce37" table:formula="of:=IF(([.$AA$16]-[.G50])/([.$AA$16]-[.$AA$17])&gt;1;1;([.$AA$16]-[.G50])/([.$AA$16]-[.$AA$17]))" office:value-type="float" office:value="1">
            <text:p>1.0</text:p>
          </table:table-cell>
          <table:table-cell table:style-name="ce37" table:formula="of:=[.O51]*[.$Z$8]*[.N51]" office:value-type="float" office:value="4.074">
            <text:p>4.1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51]&gt;=[.$AA$14];[.$AA$14];[.$AA$4]-[.F51]+[.L51])" office:value-type="float" office:value="124.236">
            <text:p>124.2</text:p>
          </table:table-cell>
          <table:table-cell table:style-name="ce29"/>
          <table:table-cell table:style-name="ce45" table:formula="of:=IF([.F51]&gt;=[.$AA$17];1;0)" office:value-type="float" office:value="0">
            <text:p>0</text:p>
          </table:table-cell>
          <table:table-cell table:style-name="ce9" table:formula="of:=[.L51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51]-[.L51]" office:value-type="float" office:value="19.264">
            <text:p>19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52]&gt;[.$AA$16];[.$AA$16];[.G52])" office:value-type="float" office:value="19.264">
            <text:p>19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2">
            <text:p>162</text:p>
          </table:table-cell>
          <table:table-cell table:style-name="ce29" table:formula="of:=[.D51]+1" office:value-type="float" office:value="16">
            <text:p>16</text:p>
          </table:table-cell>
          <table:table-cell table:style-name="ce32" office:value-type="date" office:date-value="2008-08-16">
            <text:p>08/16/08 12:00 AM</text:p>
          </table:table-cell>
          <table:table-cell table:style-name="ce37" table:formula="of:=[.G53]+[.H54]" office:value-type="float" office:value="23.023">
            <text:p>23.0</text:p>
          </table:table-cell>
          <table:table-cell table:style-name="ce37"/>
          <table:table-cell table:style-name="ce37" table:formula="of:=-[.J54]-[.M54]+[.P54]+[.Q54]+[.K54]" office:value-type="float" office:value="3.759">
            <text:p>3.8</text:p>
          </table:table-cell>
          <table:table-cell table:style-name="ce37" office:value-type="float" office:value="0">
            <text:p>0.0</text:p>
          </table:table-cell>
          <table:table-cell table:style-name="ce37" table:formula="of:=IF([.I54]*[.$Z$11]&lt;=[.N54]*[.$Z$12];0;[.I54]*[.$Z$11])" office:value-type="float" office:value="0">
            <text:p>0.0</text:p>
          </table:table-cell>
          <table:table-cell table:style-name="ce37" table:formula="of:=IF([.$S51]-[.$AA$14]+[.J54]&lt;0;0;[.$S51]-[.$AA$14]+[.J54])" office:value-type="float" office:value="0">
            <text:p>0.0</text:p>
          </table:table-cell>
          <table:table-cell table:style-name="ce41" table:formula="of:=IF([.F54]&gt;=[.$AA$17];[.F54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37">
            <text:p>5.4</text:p>
          </table:table-cell>
          <table:table-cell table:style-name="ce37" table:formula="of:=IF(([.$AA$16]-[.G53])/([.$AA$16]-[.$AA$17])&gt;1;1;([.$AA$16]-[.G53])/([.$AA$16]-[.$AA$17]))" office:value-type="float" office:value="1">
            <text:p>1.0</text:p>
          </table:table-cell>
          <table:table-cell table:style-name="ce37" table:formula="of:=[.O54]*[.$Z$8]*[.N54]" office:value-type="float" office:value="3.759">
            <text:p>3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54]&gt;=[.$AA$14];[.$AA$14];[.$AA$4]-[.F54]+[.L54])" office:value-type="float" office:value="120.477">
            <text:p>120.5</text:p>
          </table:table-cell>
          <table:table-cell table:style-name="ce29"/>
          <table:table-cell table:style-name="ce45" table:formula="of:=IF([.F54]&gt;=[.$AA$17];1;0)" office:value-type="float" office:value="0">
            <text:p>0</text:p>
          </table:table-cell>
          <table:table-cell table:style-name="ce9" table:formula="of:=[.L54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54]-[.L54]" office:value-type="float" office:value="23.023">
            <text:p>23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55]&gt;[.$AA$16];[.$AA$16];[.G55])" office:value-type="float" office:value="23.023">
            <text:p>23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3">
            <text:p>163</text:p>
          </table:table-cell>
          <table:table-cell table:style-name="ce29" table:formula="of:=[.D54]+1" office:value-type="float" office:value="17">
            <text:p>17</text:p>
          </table:table-cell>
          <table:table-cell table:style-name="ce32" office:value-type="date" office:date-value="2008-08-17">
            <text:p>08/17/08 12:00 AM</text:p>
          </table:table-cell>
          <table:table-cell table:style-name="ce37" table:formula="of:=[.G56]+[.H57]" office:value-type="float" office:value="26.698">
            <text:p>26.7</text:p>
          </table:table-cell>
          <table:table-cell table:style-name="ce37"/>
          <table:table-cell table:style-name="ce37" table:formula="of:=-[.J57]-[.M57]+[.P57]+[.Q57]+[.K57]" office:value-type="float" office:value="3.675">
            <text:p>3.7</text:p>
          </table:table-cell>
          <table:table-cell table:style-name="ce37" office:value-type="float" office:value="0">
            <text:p>0.0</text:p>
          </table:table-cell>
          <table:table-cell table:style-name="ce37" table:formula="of:=IF([.I57]*[.$Z$11]&lt;=[.N57]*[.$Z$12];0;[.I57]*[.$Z$11])" office:value-type="float" office:value="0">
            <text:p>0.0</text:p>
          </table:table-cell>
          <table:table-cell table:style-name="ce37" table:formula="of:=IF([.$S54]-[.$AA$14]+[.J57]&lt;0;0;[.$S54]-[.$AA$14]+[.J57])" office:value-type="float" office:value="0">
            <text:p>0.0</text:p>
          </table:table-cell>
          <table:table-cell table:style-name="ce41" table:formula="of:=IF([.F57]&gt;=[.$AA$17];[.F57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25">
            <text:p>5.3</text:p>
          </table:table-cell>
          <table:table-cell table:style-name="ce37" table:formula="of:=IF(([.$AA$16]-[.G56])/([.$AA$16]-[.$AA$17])&gt;1;1;([.$AA$16]-[.G56])/([.$AA$16]-[.$AA$17]))" office:value-type="float" office:value="1">
            <text:p>1.0</text:p>
          </table:table-cell>
          <table:table-cell table:style-name="ce37" table:formula="of:=[.O57]*[.$Z$8]*[.N57]" office:value-type="float" office:value="3.675">
            <text:p>3.7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57]&gt;=[.$AA$14];[.$AA$14];[.$AA$4]-[.F57]+[.L57])" office:value-type="float" office:value="116.802">
            <text:p>116.8</text:p>
          </table:table-cell>
          <table:table-cell table:style-name="ce29"/>
          <table:table-cell table:style-name="ce45" table:formula="of:=IF([.F57]&gt;=[.$AA$17];1;0)" office:value-type="float" office:value="0">
            <text:p>0</text:p>
          </table:table-cell>
          <table:table-cell table:style-name="ce9" table:formula="of:=[.L57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57]-[.L57]" office:value-type="float" office:value="26.698">
            <text:p>26.7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58]&gt;[.$AA$16];[.$AA$16];[.G58])" office:value-type="float" office:value="26.698">
            <text:p>26.7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4">
            <text:p>164</text:p>
          </table:table-cell>
          <table:table-cell table:style-name="ce29" table:formula="of:=[.D57]+1" office:value-type="float" office:value="18">
            <text:p>18</text:p>
          </table:table-cell>
          <table:table-cell table:style-name="ce32" office:value-type="date" office:date-value="2008-08-18">
            <text:p>08/18/08 12:00 AM</text:p>
          </table:table-cell>
          <table:table-cell table:style-name="ce37" table:formula="of:=[.G59]+[.H60]" office:value-type="float" office:value="30.422">
            <text:p>30.4</text:p>
          </table:table-cell>
          <table:table-cell table:style-name="ce37"/>
          <table:table-cell table:style-name="ce37" table:formula="of:=-[.J60]-[.M60]+[.P60]+[.Q60]+[.K60]" office:value-type="float" office:value="3.724">
            <text:p>3.7</text:p>
          </table:table-cell>
          <table:table-cell table:style-name="ce37" office:value-type="float" office:value="0">
            <text:p>0.0</text:p>
          </table:table-cell>
          <table:table-cell table:style-name="ce37" table:formula="of:=IF([.I60]*[.$Z$11]&lt;=[.N60]*[.$Z$12];0;[.I60]*[.$Z$11])" office:value-type="float" office:value="0">
            <text:p>0.0</text:p>
          </table:table-cell>
          <table:table-cell table:style-name="ce37" table:formula="of:=IF([.$S57]-[.$AA$14]+[.J60]&lt;0;0;[.$S57]-[.$AA$14]+[.J60])" office:value-type="float" office:value="0">
            <text:p>0.0</text:p>
          </table:table-cell>
          <table:table-cell table:style-name="ce41" table:formula="of:=IF([.F60]&gt;=[.$AA$17];[.F60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32">
            <text:p>5.3</text:p>
          </table:table-cell>
          <table:table-cell table:style-name="ce37" table:formula="of:=IF(([.$AA$16]-[.G59])/([.$AA$16]-[.$AA$17])&gt;1;1;([.$AA$16]-[.G59])/([.$AA$16]-[.$AA$17]))" office:value-type="float" office:value="1">
            <text:p>1.0</text:p>
          </table:table-cell>
          <table:table-cell table:style-name="ce37" table:formula="of:=[.O60]*[.$Z$8]*[.N60]" office:value-type="float" office:value="3.724">
            <text:p>3.7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60]&gt;=[.$AA$14];[.$AA$14];[.$AA$4]-[.F60]+[.L60])" office:value-type="float" office:value="113.078">
            <text:p>113.1</text:p>
          </table:table-cell>
          <table:table-cell table:style-name="ce29"/>
          <table:table-cell table:style-name="ce45" table:formula="of:=IF([.F60]&gt;=[.$AA$17];1;0)" office:value-type="float" office:value="0">
            <text:p>0</text:p>
          </table:table-cell>
          <table:table-cell table:style-name="ce9" table:formula="of:=[.L60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60]-[.L60]" office:value-type="float" office:value="30.422">
            <text:p>30.4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61]&gt;[.$AA$16];[.$AA$16];[.G61])" office:value-type="float" office:value="30.422">
            <text:p>30.4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5">
            <text:p>165</text:p>
          </table:table-cell>
          <table:table-cell table:style-name="ce29" table:formula="of:=[.D60]+1" office:value-type="float" office:value="19">
            <text:p>19</text:p>
          </table:table-cell>
          <table:table-cell table:style-name="ce32" office:value-type="date" office:date-value="2008-08-19">
            <text:p>08/19/08 12:00 AM</text:p>
          </table:table-cell>
          <table:table-cell table:style-name="ce37" table:formula="of:=[.G62]+[.H63]" office:value-type="float" office:value="34.328">
            <text:p>34.3</text:p>
          </table:table-cell>
          <table:table-cell table:style-name="ce37"/>
          <table:table-cell table:style-name="ce37" table:formula="of:=-[.J63]-[.M63]+[.P63]+[.Q63]+[.K63]" office:value-type="float" office:value="3.906">
            <text:p>3.9</text:p>
          </table:table-cell>
          <table:table-cell table:style-name="ce37" office:value-type="float" office:value="0">
            <text:p>0.0</text:p>
          </table:table-cell>
          <table:table-cell table:style-name="ce37" table:formula="of:=IF([.I63]*[.$Z$11]&lt;=[.N63]*[.$Z$12];0;[.I63]*[.$Z$11])" office:value-type="float" office:value="0">
            <text:p>0.0</text:p>
          </table:table-cell>
          <table:table-cell table:style-name="ce37" table:formula="of:=IF([.$S60]-[.$AA$14]+[.J63]&lt;0;0;[.$S60]-[.$AA$14]+[.J63])" office:value-type="float" office:value="0">
            <text:p>0.0</text:p>
          </table:table-cell>
          <table:table-cell table:style-name="ce41" table:formula="of:=IF([.F63]&gt;=[.$AA$17];[.F63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8">
            <text:p>5.6</text:p>
          </table:table-cell>
          <table:table-cell table:style-name="ce37" table:formula="of:=IF(([.$AA$16]-[.G62])/([.$AA$16]-[.$AA$17])&gt;1;1;([.$AA$16]-[.G62])/([.$AA$16]-[.$AA$17]))" office:value-type="float" office:value="1">
            <text:p>1.0</text:p>
          </table:table-cell>
          <table:table-cell table:style-name="ce37" table:formula="of:=[.O63]*[.$Z$8]*[.N63]" office:value-type="float" office:value="3.906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63]&gt;=[.$AA$14];[.$AA$14];[.$AA$4]-[.F63]+[.L63])" office:value-type="float" office:value="109.172">
            <text:p>109.2</text:p>
          </table:table-cell>
          <table:table-cell table:style-name="ce29"/>
          <table:table-cell table:style-name="ce45" table:formula="of:=IF([.F63]&gt;=[.$AA$17];1;0)" office:value-type="float" office:value="0">
            <text:p>0</text:p>
          </table:table-cell>
          <table:table-cell table:style-name="ce9" table:formula="of:=[.L63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63]-[.L63]" office:value-type="float" office:value="34.328">
            <text:p>34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64]&gt;[.$AA$16];[.$AA$16];[.G64])" office:value-type="float" office:value="34.328">
            <text:p>34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6">
            <text:p>166</text:p>
          </table:table-cell>
          <table:table-cell table:style-name="ce29" table:formula="of:=[.D63]+1" office:value-type="float" office:value="20">
            <text:p>20</text:p>
          </table:table-cell>
          <table:table-cell table:style-name="ce32" office:value-type="date" office:date-value="2008-08-20">
            <text:p>08/20/08 12:00 AM</text:p>
          </table:table-cell>
          <table:table-cell table:style-name="ce37" table:formula="of:=[.G65]+[.H66]" office:value-type="float" office:value="38.381">
            <text:p>38.4</text:p>
          </table:table-cell>
          <table:table-cell table:style-name="ce37"/>
          <table:table-cell table:style-name="ce37" table:formula="of:=-[.J66]-[.M66]+[.P66]+[.Q66]+[.K66]" office:value-type="float" office:value="4.053">
            <text:p>4.1</text:p>
          </table:table-cell>
          <table:table-cell table:style-name="ce37" office:value-type="float" office:value="0">
            <text:p>0.0</text:p>
          </table:table-cell>
          <table:table-cell table:style-name="ce37" table:formula="of:=IF([.I66]*[.$Z$11]&lt;=[.N66]*[.$Z$12];0;[.I66]*[.$Z$11])" office:value-type="float" office:value="0">
            <text:p>0.0</text:p>
          </table:table-cell>
          <table:table-cell table:style-name="ce37" table:formula="of:=IF([.$S63]-[.$AA$14]+[.J66]&lt;0;0;[.$S63]-[.$AA$14]+[.J66])" office:value-type="float" office:value="0">
            <text:p>0.0</text:p>
          </table:table-cell>
          <table:table-cell table:style-name="ce41" table:formula="of:=IF([.F66]&gt;=[.$AA$17];[.F66]*[.$Z$5];0)" office:value-type="float" office:value="38.381">
            <text:p>38.4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79">
            <text:p>5.8</text:p>
          </table:table-cell>
          <table:table-cell table:style-name="ce37" table:formula="of:=IF(([.$AA$16]-[.G65])/([.$AA$16]-[.$AA$17])&gt;1;1;([.$AA$16]-[.G65])/([.$AA$16]-[.$AA$17]))" office:value-type="float" office:value="1">
            <text:p>1.0</text:p>
          </table:table-cell>
          <table:table-cell table:style-name="ce37" table:formula="of:=[.O66]*[.$Z$8]*[.N66]" office:value-type="float" office:value="4.053">
            <text:p>4.1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66]&gt;=[.$AA$14];[.$AA$14];[.$AA$4]-[.F66]+[.L66])" office:value-type="float" office:value="143.5">
            <text:p>143.5</text:p>
          </table:table-cell>
          <table:table-cell table:style-name="ce29"/>
          <table:table-cell table:style-name="ce45" table:formula="of:=IF([.F66]&gt;=[.$AA$17];1;0)" office:value-type="float" office:value="1">
            <text:p>1</text:p>
          </table:table-cell>
          <table:table-cell table:style-name="ce9" table:formula="of:=[.L66]/[.$Z$13]" office:value-type="float" office:value="47.97625">
            <text:p>48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66]-[.L66]" office:value-type="float" office:value="0">
            <text:p>0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67]&gt;[.$AA$16];[.$AA$16];[.G67])" office:value-type="float" office:value="0">
            <text:p>0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7">
            <text:p>167</text:p>
          </table:table-cell>
          <table:table-cell table:style-name="ce29" table:formula="of:=[.D66]+1" office:value-type="float" office:value="21">
            <text:p>21</text:p>
          </table:table-cell>
          <table:table-cell table:style-name="ce32" office:value-type="date" office:date-value="2008-08-21">
            <text:p>08/21/08 12:00 AM</text:p>
          </table:table-cell>
          <table:table-cell table:style-name="ce37" table:formula="of:=[.G68]+[.H69]" office:value-type="float" office:value="3.871">
            <text:p>3.9</text:p>
          </table:table-cell>
          <table:table-cell table:style-name="ce37"/>
          <table:table-cell table:style-name="ce37" table:formula="of:=-[.J69]-[.M69]+[.P69]+[.Q69]+[.K69]" office:value-type="float" office:value="3.871">
            <text:p>3.9</text:p>
          </table:table-cell>
          <table:table-cell table:style-name="ce37" office:value-type="float" office:value="0">
            <text:p>0.0</text:p>
          </table:table-cell>
          <table:table-cell table:style-name="ce37" table:formula="of:=IF([.I69]*[.$Z$11]&lt;=[.N69]*[.$Z$12];0;[.I69]*[.$Z$11])" office:value-type="float" office:value="0">
            <text:p>0.0</text:p>
          </table:table-cell>
          <table:table-cell table:style-name="ce37" table:formula="of:=IF([.$S66]-[.$AA$14]+[.J69]&lt;0;0;[.$S66]-[.$AA$14]+[.J69])" office:value-type="float" office:value="0">
            <text:p>0.0</text:p>
          </table:table-cell>
          <table:table-cell table:style-name="ce41" table:formula="of:=IF([.F69]&gt;=[.$AA$17];[.F69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3">
            <text:p>5.5</text:p>
          </table:table-cell>
          <table:table-cell table:style-name="ce37" table:formula="of:=IF(([.$AA$16]-[.G68])/([.$AA$16]-[.$AA$17])&gt;1;1;([.$AA$16]-[.G68])/([.$AA$16]-[.$AA$17]))" office:value-type="float" office:value="1">
            <text:p>1.0</text:p>
          </table:table-cell>
          <table:table-cell table:style-name="ce37" table:formula="of:=[.O69]*[.$Z$8]*[.N69]" office:value-type="float" office:value="3.871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69]&gt;=[.$AA$14];[.$AA$14];[.$AA$4]-[.F69]+[.L69])" office:value-type="float" office:value="139.629">
            <text:p>139.6</text:p>
          </table:table-cell>
          <table:table-cell table:style-name="ce29"/>
          <table:table-cell table:style-name="ce45" table:formula="of:=IF([.F69]&gt;=[.$AA$17];1;0)" office:value-type="float" office:value="0">
            <text:p>0</text:p>
          </table:table-cell>
          <table:table-cell table:style-name="ce9" table:formula="of:=[.L69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69]-[.L69]" office:value-type="float" office:value="3.871">
            <text:p>3.9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70]&gt;[.$AA$16];[.$AA$16];[.G70])" office:value-type="float" office:value="3.871">
            <text:p>3.9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68">
            <text:p>168</text:p>
          </table:table-cell>
          <table:table-cell table:style-name="ce29" table:formula="of:=[.D69]+1" office:value-type="float" office:value="22">
            <text:p>22</text:p>
          </table:table-cell>
          <table:table-cell table:style-name="ce32" office:value-type="date" office:date-value="2008-08-22">
            <text:p>08/22/08 12:00 AM</text:p>
          </table:table-cell>
          <table:table-cell table:style-name="ce37" table:formula="of:=[.G71]+[.H72]" office:value-type="float" office:value="7.707">
            <text:p>7.7</text:p>
          </table:table-cell>
          <table:table-cell table:style-name="ce37"/>
          <table:table-cell table:style-name="ce37" table:formula="of:=-[.J72]-[.M72]+[.P72]+[.Q72]+[.K72]" office:value-type="float" office:value="3.836">
            <text:p>3.8</text:p>
          </table:table-cell>
          <table:table-cell table:style-name="ce37" office:value-type="float" office:value="0">
            <text:p>0.0</text:p>
          </table:table-cell>
          <table:table-cell table:style-name="ce37" table:formula="of:=IF([.I72]*[.$Z$11]&lt;=[.N72]*[.$Z$12];0;[.I72]*[.$Z$11])" office:value-type="float" office:value="0">
            <text:p>0.0</text:p>
          </table:table-cell>
          <table:table-cell table:style-name="ce37" table:formula="of:=IF([.$S69]-[.$AA$14]+[.J72]&lt;0;0;[.$S69]-[.$AA$14]+[.J72])" office:value-type="float" office:value="0">
            <text:p>0.0</text:p>
          </table:table-cell>
          <table:table-cell table:style-name="ce41" table:formula="of:=IF([.F72]&gt;=[.$AA$17];[.F72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48">
            <text:p>5.5</text:p>
          </table:table-cell>
          <table:table-cell table:style-name="ce37" table:formula="of:=IF(([.$AA$16]-[.G71])/([.$AA$16]-[.$AA$17])&gt;1;1;([.$AA$16]-[.G71])/([.$AA$16]-[.$AA$17]))" office:value-type="float" office:value="1">
            <text:p>1.0</text:p>
          </table:table-cell>
          <table:table-cell table:style-name="ce37" table:formula="of:=[.O72]*[.$Z$8]*[.N72]" office:value-type="float" office:value="3.836">
            <text:p>3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72]&gt;=[.$AA$14];[.$AA$14];[.$AA$4]-[.F72]+[.L72])" office:value-type="float" office:value="135.793">
            <text:p>135.8</text:p>
          </table:table-cell>
          <table:table-cell table:style-name="ce29"/>
          <table:table-cell table:style-name="ce45" table:formula="of:=IF([.F72]&gt;=[.$AA$17];1;0)" office:value-type="float" office:value="0">
            <text:p>0</text:p>
          </table:table-cell>
          <table:table-cell table:style-name="ce9" table:formula="of:=[.L72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72]-[.L72]" office:value-type="float" office:value="7.707">
            <text:p>7.7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73]&gt;[.$AA$16];[.$AA$16];[.G73])" office:value-type="float" office:value="7.707">
            <text:p>7.7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style-name="ce29" table:number-columns-repeated="2"/>
          <table:table-cell table:style-name="ce29" office:value-type="float" office:value="169">
            <text:p>169</text:p>
          </table:table-cell>
          <table:table-cell table:style-name="ce29" table:formula="of:=[.D72]+1" office:value-type="float" office:value="23">
            <text:p>23</text:p>
          </table:table-cell>
          <table:table-cell table:style-name="ce32" office:value-type="date" office:date-value="2008-08-23">
            <text:p>08/23/08 12:00 AM</text:p>
          </table:table-cell>
          <table:table-cell table:style-name="ce37" table:formula="of:=[.G74]+[.H75]" office:value-type="float" office:value="11.522">
            <text:p>11.5</text:p>
          </table:table-cell>
          <table:table-cell table:style-name="ce37"/>
          <table:table-cell table:style-name="ce37" table:formula="of:=-[.J75]-[.M75]+[.P75]+[.Q75]+[.K75]" office:value-type="float" office:value="3.815">
            <text:p>3.8</text:p>
          </table:table-cell>
          <table:table-cell table:style-name="ce37" office:value-type="float" office:value="0">
            <text:p>0.0</text:p>
          </table:table-cell>
          <table:table-cell table:style-name="ce37" table:formula="of:=IF([.I75]*[.$Z$11]&lt;=[.N75]*[.$Z$12];0;[.I75]*[.$Z$11])" office:value-type="float" office:value="0">
            <text:p>0.0</text:p>
          </table:table-cell>
          <table:table-cell table:style-name="ce37" table:formula="of:=IF([.$S72]-[.$AA$14]+[.J75]&lt;0;0;[.$S72]-[.$AA$14]+[.J75])" office:value-type="float" office:value="0">
            <text:p>0.0</text:p>
          </table:table-cell>
          <table:table-cell table:style-name="ce41" table:formula="of:=IF([.F75]&gt;=[.$AA$17];[.F75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45">
            <text:p>5.5</text:p>
          </table:table-cell>
          <table:table-cell table:style-name="ce37" table:formula="of:=IF(([.$AA$16]-[.G74])/([.$AA$16]-[.$AA$17])&gt;1;1;([.$AA$16]-[.G74])/([.$AA$16]-[.$AA$17]))" office:value-type="float" office:value="1">
            <text:p>1.0</text:p>
          </table:table-cell>
          <table:table-cell table:style-name="ce37" table:formula="of:=[.O75]*[.$Z$8]*[.N75]" office:value-type="float" office:value="3.815">
            <text:p>3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75]&gt;=[.$AA$14];[.$AA$14];[.$AA$4]-[.F75]+[.L75])" office:value-type="float" office:value="131.978">
            <text:p>132.0</text:p>
          </table:table-cell>
          <table:table-cell table:style-name="ce29"/>
          <table:table-cell table:style-name="ce46" table:formula="of:=IF([.F75]&gt;=[.$AA$17];1;0)" office:value-type="float" office:value="0">
            <text:p>0</text:p>
          </table:table-cell>
          <table:table-cell table:style-name="ce9" table:formula="of:=[.L75]/[.$Z$13]" office:value-type="float" office:value="0">
            <text:p>0.0</text:p>
          </table:table-cell>
          <table:table-cell table:style-name="ce9"/>
          <table:table-cell table:style-name="ce29"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75]-[.L75]" office:value-type="float" office:value="11.522">
            <text:p>11.5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76]&gt;[.$AA$16];[.$AA$16];[.G76])" office:value-type="float" office:value="11.522">
            <text:p>11.5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70">
            <text:p>170</text:p>
          </table:table-cell>
          <table:table-cell table:style-name="ce29" table:formula="of:=[.D75]+1" office:value-type="float" office:value="24">
            <text:p>24</text:p>
          </table:table-cell>
          <table:table-cell table:style-name="ce32" office:value-type="date" office:date-value="2008-08-24">
            <text:p>08/24/08 12:00 AM</text:p>
          </table:table-cell>
          <table:table-cell table:style-name="ce37" table:formula="of:=[.G77]+[.H78]" office:value-type="float" office:value="15.148">
            <text:p>15.1</text:p>
          </table:table-cell>
          <table:table-cell table:style-name="ce37"/>
          <table:table-cell table:style-name="ce37" table:formula="of:=-[.J78]-[.M78]+[.P78]+[.Q78]+[.K78]" office:value-type="float" office:value="3.626">
            <text:p>3.6</text:p>
          </table:table-cell>
          <table:table-cell table:style-name="ce37" office:value-type="float" office:value="0">
            <text:p>0.0</text:p>
          </table:table-cell>
          <table:table-cell table:style-name="ce37" table:formula="of:=IF([.I78]*[.$Z$11]&lt;=[.N78]*[.$Z$12];0;[.I78]*[.$Z$11])" office:value-type="float" office:value="0">
            <text:p>0.0</text:p>
          </table:table-cell>
          <table:table-cell table:style-name="ce37" table:formula="of:=IF([.$S75]-[.$AA$14]+[.J78]&lt;0;0;[.$S75]-[.$AA$14]+[.J78])" office:value-type="float" office:value="0">
            <text:p>0.0</text:p>
          </table:table-cell>
          <table:table-cell table:style-name="ce41" table:formula="of:=IF([.F78]&gt;=[.$AA$17];[.F78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18">
            <text:p>5.2</text:p>
          </table:table-cell>
          <table:table-cell table:style-name="ce37" table:formula="of:=IF(([.$AA$16]-[.G77])/([.$AA$16]-[.$AA$17])&gt;1;1;([.$AA$16]-[.G77])/([.$AA$16]-[.$AA$17]))" office:value-type="float" office:value="1">
            <text:p>1.0</text:p>
          </table:table-cell>
          <table:table-cell table:style-name="ce37" table:formula="of:=[.O78]*[.$Z$8]*[.N78]" office:value-type="float" office:value="3.626">
            <text:p>3.6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78]&gt;=[.$AA$14];[.$AA$14];[.$AA$4]-[.F78]+[.L78])" office:value-type="float" office:value="128.352">
            <text:p>128.4</text:p>
          </table:table-cell>
          <table:table-cell table:style-name="ce29"/>
          <table:table-cell table:style-name="ce45" table:formula="of:=IF([.F78]&gt;=[.$AA$17];1;0)" office:value-type="float" office:value="0">
            <text:p>0</text:p>
          </table:table-cell>
          <table:table-cell table:style-name="ce9" table:formula="of:=[.L78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78]-[.L78]" office:value-type="float" office:value="15.148">
            <text:p>15.1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79]&gt;[.$AA$16];[.$AA$16];[.G79])" office:value-type="float" office:value="15.148">
            <text:p>15.1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71">
            <text:p>171</text:p>
          </table:table-cell>
          <table:table-cell table:style-name="ce29" table:formula="of:=[.D78]+1" office:value-type="float" office:value="25">
            <text:p>25</text:p>
          </table:table-cell>
          <table:table-cell table:style-name="ce32" office:value-type="date" office:date-value="2008-08-25">
            <text:p>08/25/08 12:00 AM</text:p>
          </table:table-cell>
          <table:table-cell table:style-name="ce37" table:formula="of:=[.G80]+[.H81]" office:value-type="float" office:value="19.005">
            <text:p>19.0</text:p>
          </table:table-cell>
          <table:table-cell table:style-name="ce37"/>
          <table:table-cell table:style-name="ce37" table:formula="of:=-[.J81]-[.M81]+[.P81]+[.Q81]+[.K81]" office:value-type="float" office:value="3.857">
            <text:p>3.9</text:p>
          </table:table-cell>
          <table:table-cell table:style-name="ce37" office:value-type="float" office:value="0">
            <text:p>0.0</text:p>
          </table:table-cell>
          <table:table-cell table:style-name="ce37" table:formula="of:=IF([.I81]*[.$Z$11]&lt;=[.N81]*[.$Z$12];0;[.I81]*[.$Z$11])" office:value-type="float" office:value="0">
            <text:p>0.0</text:p>
          </table:table-cell>
          <table:table-cell table:style-name="ce37" table:formula="of:=IF([.$S78]-[.$AA$14]+[.J81]&lt;0;0;[.$S78]-[.$AA$14]+[.J81])" office:value-type="float" office:value="0">
            <text:p>0.0</text:p>
          </table:table-cell>
          <table:table-cell table:style-name="ce41" table:formula="of:=IF([.F81]&gt;=[.$AA$17];[.F81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1">
            <text:p>5.5</text:p>
          </table:table-cell>
          <table:table-cell table:style-name="ce37" table:formula="of:=IF(([.$AA$16]-[.G80])/([.$AA$16]-[.$AA$17])&gt;1;1;([.$AA$16]-[.G80])/([.$AA$16]-[.$AA$17]))" office:value-type="float" office:value="1">
            <text:p>1.0</text:p>
          </table:table-cell>
          <table:table-cell table:style-name="ce37" table:formula="of:=[.O81]*[.$Z$8]*[.N81]" office:value-type="float" office:value="3.857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81]&gt;=[.$AA$14];[.$AA$14];[.$AA$4]-[.F81]+[.L81])" office:value-type="float" office:value="124.495">
            <text:p>124.5</text:p>
          </table:table-cell>
          <table:table-cell table:style-name="ce29"/>
          <table:table-cell table:style-name="ce45" table:formula="of:=IF([.F81]&gt;=[.$AA$17];1;0)" office:value-type="float" office:value="0">
            <text:p>0</text:p>
          </table:table-cell>
          <table:table-cell table:style-name="ce9" table:formula="of:=[.L81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81]-[.L81]" office:value-type="float" office:value="19.005">
            <text:p>19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82]&gt;[.$AA$16];[.$AA$16];[.G82])" office:value-type="float" office:value="19.005">
            <text:p>19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72">
            <text:p>172</text:p>
          </table:table-cell>
          <table:table-cell table:style-name="ce29" table:formula="of:=[.D81]+1" office:value-type="float" office:value="26">
            <text:p>26</text:p>
          </table:table-cell>
          <table:table-cell table:style-name="ce32" office:value-type="date" office:date-value="2008-08-26">
            <text:p>08/26/08 12:00 AM</text:p>
          </table:table-cell>
          <table:table-cell table:style-name="ce37" table:formula="of:=[.G83]+[.H84]" office:value-type="float" office:value="22.806">
            <text:p>22.8</text:p>
          </table:table-cell>
          <table:table-cell table:style-name="ce37"/>
          <table:table-cell table:style-name="ce37" table:formula="of:=-[.J84]-[.M84]+[.P84]+[.Q84]+[.K84]" office:value-type="float" office:value="3.801">
            <text:p>3.8</text:p>
          </table:table-cell>
          <table:table-cell table:style-name="ce37" office:value-type="float" office:value="0">
            <text:p>0.0</text:p>
          </table:table-cell>
          <table:table-cell table:style-name="ce37" table:formula="of:=IF([.I84]*[.$Z$11]&lt;=[.N84]*[.$Z$12];0;[.I84]*[.$Z$11])" office:value-type="float" office:value="0">
            <text:p>0.0</text:p>
          </table:table-cell>
          <table:table-cell table:style-name="ce37" table:formula="of:=IF([.$S81]-[.$AA$14]+[.J84]&lt;0;0;[.$S81]-[.$AA$14]+[.J84])" office:value-type="float" office:value="0">
            <text:p>0.0</text:p>
          </table:table-cell>
          <table:table-cell table:style-name="ce41" table:formula="of:=IF([.F84]&gt;=[.$AA$17];[.F84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43">
            <text:p>5.4</text:p>
          </table:table-cell>
          <table:table-cell table:style-name="ce37" table:formula="of:=IF(([.$AA$16]-[.G83])/([.$AA$16]-[.$AA$17])&gt;1;1;([.$AA$16]-[.G83])/([.$AA$16]-[.$AA$17]))" office:value-type="float" office:value="1">
            <text:p>1.0</text:p>
          </table:table-cell>
          <table:table-cell table:style-name="ce37" table:formula="of:=[.O84]*[.$Z$8]*[.N84]" office:value-type="float" office:value="3.801">
            <text:p>3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84]&gt;=[.$AA$14];[.$AA$14];[.$AA$4]-[.F84]+[.L84])" office:value-type="float" office:value="120.694">
            <text:p>120.7</text:p>
          </table:table-cell>
          <table:table-cell table:style-name="ce29"/>
          <table:table-cell table:style-name="ce45" table:formula="of:=IF([.F84]&gt;=[.$AA$17];1;0)" office:value-type="float" office:value="0">
            <text:p>0</text:p>
          </table:table-cell>
          <table:table-cell table:style-name="ce9" table:formula="of:=[.L84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84]-[.L84]" office:value-type="float" office:value="22.806">
            <text:p>22.8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85]&gt;[.$AA$16];[.$AA$16];[.G85])" office:value-type="float" office:value="22.806">
            <text:p>22.8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73">
            <text:p>173</text:p>
          </table:table-cell>
          <table:table-cell table:style-name="ce29" table:formula="of:=[.D84]+1" office:value-type="float" office:value="27">
            <text:p>27</text:p>
          </table:table-cell>
          <table:table-cell table:style-name="ce32" office:value-type="date" office:date-value="2008-08-27">
            <text:p>08/27/08 12:00 AM</text:p>
          </table:table-cell>
          <table:table-cell table:style-name="ce37" table:formula="of:=[.G86]+[.H87]" office:value-type="float" office:value="26.348">
            <text:p>26.3</text:p>
          </table:table-cell>
          <table:table-cell table:style-name="ce37"/>
          <table:table-cell table:style-name="ce37" table:formula="of:=-[.J87]-[.M87]+[.P87]+[.Q87]+[.K87]" office:value-type="float" office:value="3.542">
            <text:p>3.5</text:p>
          </table:table-cell>
          <table:table-cell table:style-name="ce37" office:value-type="float" office:value="0">
            <text:p>0.0</text:p>
          </table:table-cell>
          <table:table-cell table:style-name="ce37" table:formula="of:=IF([.I87]*[.$Z$11]&lt;=[.N87]*[.$Z$12];0;[.I87]*[.$Z$11])" office:value-type="float" office:value="0">
            <text:p>0.0</text:p>
          </table:table-cell>
          <table:table-cell table:style-name="ce37" table:formula="of:=IF([.$S84]-[.$AA$14]+[.J87]&lt;0;0;[.$S84]-[.$AA$14]+[.J87])" office:value-type="float" office:value="0">
            <text:p>0.0</text:p>
          </table:table-cell>
          <table:table-cell table:style-name="ce41" table:formula="of:=IF([.F87]&gt;=[.$AA$17];[.F87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06">
            <text:p>5.1</text:p>
          </table:table-cell>
          <table:table-cell table:style-name="ce37" table:formula="of:=IF(([.$AA$16]-[.G86])/([.$AA$16]-[.$AA$17])&gt;1;1;([.$AA$16]-[.G86])/([.$AA$16]-[.$AA$17]))" office:value-type="float" office:value="1">
            <text:p>1.0</text:p>
          </table:table-cell>
          <table:table-cell table:style-name="ce37" table:formula="of:=[.O87]*[.$Z$8]*[.N87]" office:value-type="float" office:value="3.542">
            <text:p>3.5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87]&gt;=[.$AA$14];[.$AA$14];[.$AA$4]-[.F87]+[.L87])" office:value-type="float" office:value="117.152">
            <text:p>117.2</text:p>
          </table:table-cell>
          <table:table-cell table:style-name="ce29"/>
          <table:table-cell table:style-name="ce45" table:formula="of:=IF([.F87]&gt;=[.$AA$17];1;0)" office:value-type="float" office:value="0">
            <text:p>0</text:p>
          </table:table-cell>
          <table:table-cell table:style-name="ce9" table:formula="of:=[.L87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87]-[.L87]" office:value-type="float" office:value="26.348">
            <text:p>26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88]&gt;[.$AA$16];[.$AA$16];[.G88])" office:value-type="float" office:value="26.348">
            <text:p>26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74">
            <text:p>174</text:p>
          </table:table-cell>
          <table:table-cell table:style-name="ce29" table:formula="of:=[.D87]+1" office:value-type="float" office:value="28">
            <text:p>28</text:p>
          </table:table-cell>
          <table:table-cell table:style-name="ce32" office:value-type="date" office:date-value="2008-08-28">
            <text:p>08/28/08 12:00 AM</text:p>
          </table:table-cell>
          <table:table-cell table:style-name="ce37" table:formula="of:=[.G89]+[.H90]" office:value-type="float" office:value="30.002">
            <text:p>30.0</text:p>
          </table:table-cell>
          <table:table-cell table:style-name="ce37"/>
          <table:table-cell table:style-name="ce37" table:formula="of:=-[.J90]-[.M90]+[.P90]+[.Q90]+[.K90]" office:value-type="float" office:value="3.654">
            <text:p>3.7</text:p>
          </table:table-cell>
          <table:table-cell table:style-name="ce37" office:value-type="float" office:value="0">
            <text:p>0.0</text:p>
          </table:table-cell>
          <table:table-cell table:style-name="ce37" table:formula="of:=IF([.I90]*[.$Z$11]&lt;=[.N90]*[.$Z$12];0;[.I90]*[.$Z$11])" office:value-type="float" office:value="0">
            <text:p>0.0</text:p>
          </table:table-cell>
          <table:table-cell table:style-name="ce37" table:formula="of:=IF([.$S87]-[.$AA$14]+[.J90]&lt;0;0;[.$S87]-[.$AA$14]+[.J90])" office:value-type="float" office:value="0">
            <text:p>0.0</text:p>
          </table:table-cell>
          <table:table-cell table:style-name="ce41" table:formula="of:=IF([.F90]&gt;=[.$AA$17];[.F90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22">
            <text:p>5.2</text:p>
          </table:table-cell>
          <table:table-cell table:style-name="ce37" table:formula="of:=IF(([.$AA$16]-[.G89])/([.$AA$16]-[.$AA$17])&gt;1;1;([.$AA$16]-[.G89])/([.$AA$16]-[.$AA$17]))" office:value-type="float" office:value="1">
            <text:p>1.0</text:p>
          </table:table-cell>
          <table:table-cell table:style-name="ce37" table:formula="of:=[.O90]*[.$Z$8]*[.N90]" office:value-type="float" office:value="3.654">
            <text:p>3.7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90]&gt;=[.$AA$14];[.$AA$14];[.$AA$4]-[.F90]+[.L90])" office:value-type="float" office:value="113.498">
            <text:p>113.5</text:p>
          </table:table-cell>
          <table:table-cell table:style-name="ce29"/>
          <table:table-cell table:style-name="ce45" table:formula="of:=IF([.F90]&gt;=[.$AA$17];1;0)" office:value-type="float" office:value="0">
            <text:p>0</text:p>
          </table:table-cell>
          <table:table-cell table:style-name="ce9" table:formula="of:=[.L90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90]-[.L90]" office:value-type="float" office:value="30.002">
            <text:p>30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91]&gt;[.$AA$16];[.$AA$16];[.G91])" office:value-type="float" office:value="30.002">
            <text:p>30.0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75">
            <text:p>175</text:p>
          </table:table-cell>
          <table:table-cell table:style-name="ce29" table:formula="of:=[.D90]+1" office:value-type="float" office:value="29">
            <text:p>29</text:p>
          </table:table-cell>
          <table:table-cell table:style-name="ce32" office:value-type="date" office:date-value="2008-08-29">
            <text:p>08/29/08 12:00 AM</text:p>
          </table:table-cell>
          <table:table-cell table:style-name="ce37" table:formula="of:=[.G92]+[.H93]" office:value-type="float" office:value="33.292">
            <text:p>33.3</text:p>
          </table:table-cell>
          <table:table-cell table:style-name="ce37"/>
          <table:table-cell table:style-name="ce37" table:formula="of:=-[.J93]-[.M93]+[.P93]+[.Q93]+[.K93]" office:value-type="float" office:value="3.29">
            <text:p>3.3</text:p>
          </table:table-cell>
          <table:table-cell table:style-name="ce37" office:value-type="float" office:value="0">
            <text:p>0.0</text:p>
          </table:table-cell>
          <table:table-cell table:style-name="ce37" table:formula="of:=IF([.I93]*[.$Z$11]&lt;=[.N93]*[.$Z$12];0;[.I93]*[.$Z$11])" office:value-type="float" office:value="0">
            <text:p>0.0</text:p>
          </table:table-cell>
          <table:table-cell table:style-name="ce37" table:formula="of:=IF([.$S90]-[.$AA$14]+[.J93]&lt;0;0;[.$S90]-[.$AA$14]+[.J93])" office:value-type="float" office:value="0">
            <text:p>0.0</text:p>
          </table:table-cell>
          <table:table-cell table:style-name="ce41" table:formula="of:=IF([.F93]&gt;=[.$AA$17];[.F93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4.7">
            <text:p>4.7</text:p>
          </table:table-cell>
          <table:table-cell table:style-name="ce37" table:formula="of:=IF(([.$AA$16]-[.G92])/([.$AA$16]-[.$AA$17])&gt;1;1;([.$AA$16]-[.G92])/([.$AA$16]-[.$AA$17]))" office:value-type="float" office:value="1">
            <text:p>1.0</text:p>
          </table:table-cell>
          <table:table-cell table:style-name="ce37" table:formula="of:=[.O93]*[.$Z$8]*[.N93]" office:value-type="float" office:value="3.29">
            <text:p>3.3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93]&gt;=[.$AA$14];[.$AA$14];[.$AA$4]-[.F93]+[.L93])" office:value-type="float" office:value="110.208">
            <text:p>110.2</text:p>
          </table:table-cell>
          <table:table-cell table:style-name="ce29"/>
          <table:table-cell table:style-name="ce45" table:formula="of:=IF([.F93]&gt;=[.$AA$17];1;0)" office:value-type="float" office:value="0">
            <text:p>0</text:p>
          </table:table-cell>
          <table:table-cell table:style-name="ce9" table:formula="of:=[.L93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[.F93]-[.L93]" office:value-type="float" office:value="33.292">
            <text:p>33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2">
          <table:table-cell table:number-columns-repeated="3"/>
          <table:table-cell table:style-name="ce29"/>
          <table:table-cell table:style-name="ce32"/>
          <table:table-cell table:style-name="ce37"/>
          <table:table-cell table:style-name="ce37" table:formula="of:=IF([.G94]&gt;[.$AA$16];[.$AA$16];[.G94])" office:value-type="float" office:value="33.292">
            <text:p>33.3</text:p>
          </table:table-cell>
          <table:table-cell table:style-name="ce37" table:number-columns-repeated="4"/>
          <table:table-cell table:style-name="ce41"/>
          <table:table-cell table:style-name="ce37" table:number-columns-repeated="7"/>
          <table:table-cell table:style-name="ce29"/>
          <table:table-cell table:style-name="ce45"/>
          <table:table-cell table:style-name="ce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float" office:value="176">
            <text:p>176</text:p>
          </table:table-cell>
          <table:table-cell table:style-name="ce29" table:formula="of:=[.D93]+1" office:value-type="float" office:value="30">
            <text:p>30</text:p>
          </table:table-cell>
          <table:table-cell table:style-name="ce32" office:value-type="date" office:date-value="2008-08-30">
            <text:p>08/30/08 12:00 AM</text:p>
          </table:table-cell>
          <table:table-cell table:style-name="ce37" table:formula="of:=[.G95]+[.H96]" office:value-type="float" office:value="36.169">
            <text:p>36.2</text:p>
          </table:table-cell>
          <table:table-cell table:style-name="ce37"/>
          <table:table-cell table:style-name="ce37" table:formula="of:=-[.J96]-[.M96]+[.P96]+[.Q96]+[.K96]" office:value-type="float" office:value="2.877">
            <text:p>2.9</text:p>
          </table:table-cell>
          <table:table-cell table:style-name="ce37" office:value-type="float" office:value="0">
            <text:p>0.0</text:p>
          </table:table-cell>
          <table:table-cell table:style-name="ce37" table:formula="of:=IF([.I96]*[.$Z$11]&lt;=[.N96]*[.$Z$12];0;[.I96]*[.$Z$11])" office:value-type="float" office:value="0">
            <text:p>0.0</text:p>
          </table:table-cell>
          <table:table-cell table:style-name="ce37" table:formula="of:=IF([.$S93]-[.$AA$14]+[.J96]&lt;0;0;[.$S93]-[.$AA$14]+[.J96])" office:value-type="float" office:value="0">
            <text:p>0.0</text:p>
          </table:table-cell>
          <table:table-cell table:style-name="ce41" table:formula="of:=IF([.F96]&gt;=[.$AA$17];[.F96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4.11">
            <text:p>4.1</text:p>
          </table:table-cell>
          <table:table-cell table:style-name="ce37" table:formula="of:=IF(([.$AA$16]-[.G95])/([.$AA$16]-[.$AA$17])&gt;1;1;([.$AA$16]-[.G95])/([.$AA$16]-[.$AA$17]))" office:value-type="float" office:value="1">
            <text:p>1.0</text:p>
          </table:table-cell>
          <table:table-cell table:style-name="ce37" table:formula="of:=[.O96]*[.$Z$8]*[.N96]" office:value-type="float" office:value="2.877">
            <text:p>2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96]&gt;=[.$AA$14];[.$AA$14];[.$AA$4]-[.F96]+[.L96])" office:value-type="float" office:value="107.331">
            <text:p>107.3</text:p>
          </table:table-cell>
          <table:table-cell table:style-name="ce29"/>
          <table:table-cell table:style-name="ce45" table:formula="of:=IF([.F96]&gt;=[.$AA$17];1;0)" office:value-type="float" office:value="0">
            <text:p>0</text:p>
          </table:table-cell>
          <table:table-cell table:style-name="ce9" table:formula="of:=[.L96]/[.$Z$13]" office:value-type="float" office:value="0">
            <text:p>0.0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2"/>
          <table:table-cell table:style-name="ce30"/>
          <table:table-cell table:style-name="ce29" table:number-columns-repeated="2"/>
          <table:table-cell table:style-name="ce37"/>
          <table:table-cell table:style-name="ce29"/>
          <table:table-cell table:style-name="ce37" table:number-columns-repeated="3"/>
          <table:table-cell table:style-name="ce29"/>
          <table:table-cell table:style-name="ce37"/>
          <table:table-cell table:style-name="ce29" table:number-columns-repeated="2"/>
          <table:table-cell table:style-name="ce37"/>
          <table:table-cell table:style-name="ce29" table:number-columns-repeated="3"/>
          <table:table-cell table:style-name="ce37"/>
          <table:table-cell table:style-name="ce29"/>
          <table:table-cell table:number-columns-repeated="1004"/>
        </table:table-row>
        <table:table-row table:style-name="ro2">
          <table:table-cell table:number-columns-repeated="2"/>
          <table:table-cell table:style-name="ce30"/>
          <table:table-cell table:style-name="ce29" table:number-columns-repeated="2"/>
          <table:table-cell table:style-name="ce37" table:number-columns-repeated="2"/>
          <table:table-cell table:style-name="ce29"/>
          <table:table-cell table:style-name="ce37" table:number-columns-repeated="2"/>
          <table:table-cell table:style-name="ce29"/>
          <table:table-cell table:style-name="ce37"/>
          <table:table-cell table:style-name="ce29" table:number-columns-repeated="2"/>
          <table:table-cell table:style-name="ce37"/>
          <table:table-cell table:style-name="ce29" table:number-columns-repeated="3"/>
          <table:table-cell table:style-name="ce37"/>
          <table:table-cell table:style-name="ce29"/>
          <table:table-cell table:number-columns-repeated="1004"/>
        </table:table-row>
        <table:table-row table:style-name="ro2">
          <table:table-cell table:number-columns-repeated="2"/>
          <table:table-cell table:style-name="ce30"/>
          <table:table-cell table:style-name="ce29" table:number-columns-repeated="8"/>
          <table:table-cell table:style-name="ce37"/>
          <table:table-cell table:style-name="ce29" table:number-columns-repeated="2"/>
          <table:table-cell table:style-name="ce37"/>
          <table:table-cell table:style-name="ce29" table:number-columns-repeated="5"/>
          <table:table-cell table:number-columns-repeated="1004"/>
        </table:table-row>
        <table:table-row table:style-name="ro2" table:number-rows-repeated="12">
          <table:table-cell table:number-columns-repeated="2"/>
          <table:table-cell table:style-name="ce30"/>
          <table:table-cell table:style-name="ce32"/>
          <table:table-cell table:style-name="ce29" table:number-columns-repeated="7"/>
          <table:table-cell table:style-name="ce37"/>
          <table:table-cell table:style-name="ce29" table:number-columns-repeated="8"/>
          <table:table-cell table:number-columns-repeated="1004"/>
        </table:table-row>
        <table:table-row table:style-name="ro2" table:number-rows-repeated="17">
          <table:table-cell table:number-columns-repeated="2"/>
          <table:table-cell table:style-name="ce30"/>
          <table:table-cell table:style-name="ce32"/>
          <table:table-cell table:style-name="ce29" table:number-columns-repeated="16"/>
          <table:table-cell table:number-columns-repeated="1004"/>
        </table:table-row>
        <table:table-row table:style-name="ro2" table:number-rows-repeated="24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WB_no irrigation date" table:style-name="ta3" table:print="false">
        <table:table-column table:style-name="co10" table:default-cell-style-name="Excel_20_Built-in_20_Normal"/>
        <table:table-column table:style-name="co18" table:default-cell-style-name="Excel_20_Built-in_20_Normal"/>
        <table:table-column table:style-name="co7" table:default-cell-style-name="Excel_20_Built-in_20_Normal"/>
        <table:table-column table:style-name="co13" table:default-cell-style-name="Excel_20_Built-in_20_Normal"/>
        <table:table-column table:style-name="co19" table:default-cell-style-name="Excel_20_Built-in_20_Normal"/>
        <table:table-column table:style-name="co10" table:default-cell-style-name="ce35"/>
        <table:table-column table:style-name="co2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1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number-columns-repeated="3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3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5" table:default-cell-style-name="Excel_20_Built-in_20_Normal"/>
        <table:table-column table:style-name="co14" table:default-cell-style-name="Excel_20_Built-in_20_Normal"/>
        <table:table-column table:style-name="co5" table:number-columns-repeated="997" table:default-cell-style-name="Excel_20_Built-in_20_Normal"/>
        <table:table-row table:style-name="ro6">
          <table:table-cell table:number-columns-repeated="2"/>
          <table:table-cell table:style-name="ce55" office:value-type="string">
            <text:p>Εμφανίζονται 4 μέρες</text:p>
          </table:table-cell>
          <table:table-cell/>
          <table:table-cell table:style-name="ce29"/>
          <table:table-cell table:style-name="ce64"/>
          <table:table-cell table:style-name="ce29" table:number-columns-repeated="8"/>
          <table:table-cell table:style-name="ce29" office:value-type="string">
            <text:p>Summer period is from 1/4/ to 30/9</text:p>
          </table:table-cell>
          <table:table-cell table:style-name="ce29" table:number-columns-repeated="5"/>
          <table:table-cell table:number-columns-repeated="1004"/>
        </table:table-row>
        <table:table-row table:style-name="ro6">
          <table:table-cell table:number-columns-repeated="2"/>
          <table:table-cell table:style-name="ce55" office:value-type="string">
            <text:p>Η προηγούμενη της τρέχουσας ημερομηνίας, η οποία έχει historical data</text:p>
          </table:table-cell>
          <table:table-cell/>
          <table:table-cell table:style-name="ce29"/>
          <table:table-cell table:style-name="ce64"/>
          <table:table-cell table:style-name="ce29" table:number-columns-repeated="4"/>
          <table:table-cell table:style-name="ce37" office:value-type="string">
            <text:p>if winter</text:p>
          </table:table-cell>
          <table:table-cell table:style-name="ce37" table:number-columns-repeated="2"/>
          <table:table-cell table:style-name="ce75"/>
          <table:table-cell table:style-name="ce29" office:value-type="string">
            <text:p>Winter period is from 1/10/ to 31/3</text:p>
          </table:table-cell>
          <table:table-cell table:style-name="ce29"/>
          <table:table-cell table:style-name="ce61"/>
          <table:table-cell table:style-name="ce38" table:number-columns-repeated="3"/>
          <table:table-cell table:style-name="ce2" table:number-columns-repeated="2"/>
          <table:table-cell/>
          <table:table-cell table:style-name="ce2"/>
          <table:table-cell table:style-name="ce14" office:value-type="string">
            <text:p>DATA</text:p>
          </table:table-cell>
          <table:table-cell table:style-name="ce19"/>
          <table:table-cell table:style-name="ce22"/>
          <table:table-cell table:number-columns-repeated="997"/>
        </table:table-row>
        <table:table-row table:style-name="ro6">
          <table:table-cell table:number-columns-repeated="2"/>
          <table:table-cell table:style-name="ce55" office:value-type="string">
            <text:p>και</text:p>
          </table:table-cell>
          <table:table-cell/>
          <table:table-cell table:style-name="ce29"/>
          <table:table-cell table:style-name="ce64"/>
          <table:table-cell table:style-name="ce29" table:number-columns-repeated="4"/>
          <table:table-cell table:style-name="ce37" office:value-type="string">
            <text:p>theta0 = FC (mm)</text:p>
          </table:table-cell>
          <table:table-cell table:style-name="ce37"/>
          <table:table-cell table:style-name="ce37" table:formula="of:=[.$AA$4]" office:value-type="float" office:value="143.5">
            <text:p>143.5</text:p>
          </table:table-cell>
          <table:table-cell table:style-name="ce29" table:number-columns-repeated="6"/>
          <table:table-cell table:style-name="ce37"/>
          <table:table-cell table:number-columns-repeated="4"/>
          <table:table-cell table:style-name="ce16"/>
          <table:table-cell table:style-name="ce18" office:value-type="string">
            <text:p>%</text:p>
          </table:table-cell>
          <table:table-cell table:style-name="ce24" office:value-type="string">
            <text:p>mm</text:p>
          </table:table-cell>
          <table:table-cell table:number-columns-repeated="997"/>
        </table:table-row>
        <table:table-row table:style-name="ro6">
          <table:table-cell table:number-columns-repeated="2"/>
          <table:table-cell table:style-name="ce56" office:value-type="string">
            <text:p>οι 3 μέρες του forecast</text:p>
          </table:table-cell>
          <table:table-cell/>
          <table:table-cell table:style-name="ce61"/>
          <table:table-cell table:style-name="ce38" office:value-type="string">
            <text:p>Αν δεν μας πει πότε πότισε, τότε για i=0 ισχύει:</text:p>
          </table:table-cell>
          <table:table-cell table:style-name="ce38" table:number-columns-repeated="4"/>
          <table:table-cell table:style-name="ce37" office:value-type="string">
            <text:p>if summer</text:p>
          </table:table-cell>
          <table:table-cell table:style-name="ce37" table:number-columns-repeated="2"/>
          <table:table-cell table:style-name="ce29" table:number-columns-repeated="7"/>
          <table:table-cell table:number-columns-repeated="4"/>
          <table:table-cell table:style-name="ce16" office:value-type="string">
            <text:p>fc = 0.287</text:p>
          </table:table-cell>
          <table:table-cell table:style-name="ce18" office:value-type="float" office:value="0.287">
            <text:p>0.287</text:p>
          </table:table-cell>
          <table:table-cell table:style-name="ce25" table:formula="of:=[.Z4]*[.$Z$7]*[.$Z$15]" office:value-type="float" office:value="143.5">
            <text:p>143.5</text:p>
          </table:table-cell>
          <table:table-cell table:number-columns-repeated="997"/>
        </table:table-row>
        <table:table-row table:style-name="ro5">
          <table:table-cell table:number-columns-repeated="4"/>
          <table:table-cell table:style-name="ce29"/>
          <table:table-cell table:style-name="ce64"/>
          <table:table-cell table:style-name="ce29" table:number-columns-repeated="4"/>
          <table:table-cell table:style-name="ce37" office:value-type="string">
            <text:p>theta0 = FC-0.75*RAW (mm)</text:p>
          </table:table-cell>
          <table:table-cell table:style-name="ce37"/>
          <table:table-cell table:style-name="ce29" table:number-columns-repeated="8"/>
          <table:table-cell table:number-columns-repeated="4"/>
          <table:table-cell table:style-name="ce47" office:value-type="string">
            <text:p>FC_IRT (deficit or excess irigation)</text:p>
          </table:table-cell>
          <table:table-cell table:style-name="ce48" table:formula="of:=[$'Initial conditions'.$B$31]" office:value-type="float" office:value="1">
            <text:p>1.00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29"/>
          <table:table-cell table:style-name="ce65" office:value-type="string">
            <text:p>Dri start</text:p>
          </table:table-cell>
          <table:table-cell table:style-name="ce37" table:formula="of:=[.$AA$4]-[.S8]" office:value-type="float" office:value="27.5625">
            <text:p>27.6</text:p>
          </table:table-cell>
          <table:table-cell table:style-name="ce29" table:number-columns-repeated="13"/>
          <table:table-cell table:number-columns-repeated="4"/>
          <table:table-cell table:style-name="ce16" office:value-type="string">
            <text:p>wp = 0.140</text:p>
          </table:table-cell>
          <table:table-cell table:style-name="ce18" office:value-type="float" office:value="0.14">
            <text:p>0.14</text:p>
          </table:table-cell>
          <table:table-cell table:style-name="ce25" table:formula="of:=[.Z6]*[.$Z$7]*[.$Z$15]" office:value-type="float" office:value="70">
            <text:p>70.0</text:p>
          </table:table-cell>
          <table:table-cell table:number-columns-repeated="997"/>
        </table:table-row>
        <table:table-row table:style-name="ro5">
          <table:table-cell table:number-columns-repeated="2"/>
          <table:table-cell office:value-type="string">
            <text:p>date</text:p>
          </table:table-cell>
          <table:table-cell table:style-name="ce58" office:value-type="string">
            <text:p>i</text:p>
          </table:table-cell>
          <table:table-cell table:style-name="ce29" office:value-type="string">
            <text:p>date</text:p>
          </table:table-cell>
          <table:table-cell table:style-name="ce36" office:value-type="string">
            <text:p>Dri at the end of day (mm)</text:p>
          </table:table-cell>
          <table:table-cell table:style-name="ce38" office:value-type="string">
            <text:p>Dri-1(mm)</text:p>
          </table:table-cell>
          <table:table-cell table:style-name="ce38" office:value-type="string">
            <text:p>SWB</text:p>
          </table:table-cell>
          <table:table-cell table:style-name="ce38" office:value-type="string">
            <text:p>P (mm)</text:p>
          </table:table-cell>
          <table:table-cell table:style-name="ce38" office:value-type="string">
            <text:p>Peff (mm)</text:p>
          </table:table-cell>
          <table:table-cell table:style-name="ce38" office:value-type="string">
            <text:p>RO (mm)</text:p>
          </table:table-cell>
          <table:table-cell table:style-name="ce70" office:value-type="string">
            <text:p>I net (mm)</text:p>
          </table:table-cell>
          <table:table-cell table:style-name="ce38" office:value-type="string">
            <text:p>CR (mm)</text:p>
          </table:table-cell>
          <table:table-cell table:style-name="ce38" office:value-type="string">
            <text:p>Eto (mm)</text:p>
          </table:table-cell>
          <table:table-cell table:style-name="ce38" office:value-type="string">
            <text:p>ks</text:p>
          </table:table-cell>
          <table:table-cell table:style-name="ce38" office:value-type="string">
            <text:p>Etc (mm)</text:p>
          </table:table-cell>
          <table:table-cell table:style-name="ce38" office:value-type="string">
            <text:p>DP (mm)</text:p>
          </table:table-cell>
          <table:table-cell table:style-name="ce38"/>
          <table:table-cell table:style-name="ce38" office:value-type="string">
            <text:p>theta (mm)</text:p>
          </table:table-cell>
          <table:table-cell table:style-name="ce38"/>
          <table:table-cell table:style-name="ce78" office:value-type="string">
            <text:p>irrigate?</text:p>
          </table:table-cell>
          <table:table-cell table:style-name="ce2" office:value-type="string">
            <text:p>I final (mm)</text:p>
          </table:table-cell>
          <table:table-cell table:number-columns-repeated="2"/>
          <table:table-cell table:style-name="ce16" office:value-type="string">
            <text:p>rd = 0.5 m</text:p>
          </table:table-cell>
          <table:table-cell table:style-name="ce18" office:value-type="float" office:value="0.5">
            <text:p>0.5</text:p>
          </table:table-cell>
          <table:table-cell table:style-name="ce25"/>
          <table:table-cell table:number-columns-repeated="997"/>
        </table:table-row>
        <table:table-row table:style-name="ro3">
          <table:table-cell table:number-columns-repeated="3"/>
          <table:table-cell table:style-name="ce59" office:value-type="float" office:value="0">
            <text:p>0</text:p>
          </table:table-cell>
          <table:table-cell table:style-name="ce37" office:value-type="string">
            <text:p>theta0 = FC-0.75*RAW (mm)</text:p>
          </table:table-cell>
          <table:table-cell table:style-name="ce66" table:formula="of:=[.$AA$4]-[.S8]" office:value-type="float" office:value="27.5625">
            <text:p>27.6</text:p>
          </table:table-cell>
          <table:table-cell table:style-name="ce38" table:number-columns-repeated="5"/>
          <table:table-cell table:style-name="ce71"/>
          <table:table-cell table:style-name="ce38" table:number-columns-repeated="6"/>
          <table:table-cell table:style-name="ce37" table:formula="of:=[.$AA$4]-0.75*[.$AA$17]" office:value-type="float" office:value="115.9375">
            <text:p>115.9</text:p>
          </table:table-cell>
          <table:table-cell table:style-name="ce38"/>
          <table:table-cell table:style-name="ce78"/>
          <table:table-cell table:style-name="ce2"/>
          <table:table-cell table:number-columns-repeated="2"/>
          <table:table-cell table:style-name="ce16" office:value-type="string">
            <text:p>kc = 0.7</text:p>
          </table:table-cell>
          <table:table-cell table:style-name="ce18" office:value-type="float" office:value="0.7">
            <text:p>0.7</text:p>
          </table:table-cell>
          <table:table-cell table:style-name="ce25"/>
          <table:table-cell table:number-columns-repeated="997"/>
        </table:table-row>
        <table:table-row table:style-name="ro3">
          <table:table-cell table:style-name="ce49" office:value-type="string">
            <text:p>historical</text:p>
          </table:table-cell>
          <table:table-cell table:style-name="ce29"/>
          <table:table-cell table:style-name="ce29" office:value-type="float" office:value="147">
            <text:p>147</text:p>
          </table:table-cell>
          <table:table-cell office:value-type="float" office:value="1">
            <text:p>1</text:p>
          </table:table-cell>
          <table:table-cell table:style-name="ce32" office:value-type="date" office:date-value="2008-08-01">
            <text:p>08/01/08 12:00 AM</text:p>
          </table:table-cell>
          <table:table-cell table:style-name="ce37" table:formula="of:=[.F8]+[.H9]" office:value-type="float" office:value="32.3995">
            <text:p>32.4</text:p>
          </table:table-cell>
          <table:table-cell table:style-name="ce37"/>
          <table:table-cell table:style-name="ce37" table:formula="of:=-[.J9]-[.M9]+[.P9]+[.Q9]+[.K9]" office:value-type="float" office:value="4.837">
            <text:p>4.8</text:p>
          </table:table-cell>
          <table:table-cell table:style-name="ce37" office:value-type="float" office:value="0">
            <text:p>0.0</text:p>
          </table:table-cell>
          <table:table-cell table:style-name="ce37" table:formula="of:=IF([.I9]*[.$Z$11]&lt;=[.N9]*[.$Z$12];0;[.I9]*[.$Z$11])" office:value-type="float" office:value="0">
            <text:p>0.0</text:p>
          </table:table-cell>
          <table:table-cell table:style-name="ce37" table:formula="of:=IF([.$S$8]-[.$AA$14]+[.J9]&lt;0;0;[.$S$8]-[.$AA$14]+[.J9])" office:value-type="float" office:value="0">
            <text:p>0.0</text:p>
          </table:table-cell>
          <table:table-cell table:style-name="ce72" table:formula="of:=IF([.F9]&gt;=[.$AA$17];[.F9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6.91">
            <text:p>6.9</text:p>
          </table:table-cell>
          <table:table-cell table:style-name="ce37" table:formula="of:=IF(([.$AA$16]-[.F8])/([.$AA$16]-[.$AA$17])&gt;=1;1;([.$AA$16]-[.F8])/([.$AA$16]-[.$AA$17]))" office:value-type="float" office:value="1">
            <text:p>1.0</text:p>
          </table:table-cell>
          <table:table-cell table:style-name="ce37" table:formula="of:=[.O9]*[.$Z$8]*[.N9]" office:value-type="float" office:value="4.837">
            <text:p>4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9]&gt;=[.$AA$14];[.$AA$14];[.$AA$4]-[.F9]+[.L9])" office:value-type="float" office:value="111.1005">
            <text:p>111.1</text:p>
          </table:table-cell>
          <table:table-cell table:style-name="ce37"/>
          <table:table-cell table:style-name="ce79" table:formula="of:=IF([.F9]&gt;=[.$AA$17];1;0)" office:value-type="float" office:value="0">
            <office:annotation office:display="true" draw:style-name="gr2" draw:text-style-name="P1" svg:width="1.4906in" svg:height="0.835in" svg:x="19.6831in" svg:y="0.9413in" draw:caption-point-x="0.678in" draw:caption-point-y="1.0051in">
              <dc:creator>StAn</dc:creator>
              <dc:date>2015-03-09T00:00:00</dc:date>
              <text:p text:style-name="P1">N.M.:</text:p>
              <text:p text:style-name="P1">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0.0</text:p>
          </table:table-cell>
          <table:table-cell table:style-name="ce37" table:formula="of:=[.L9]/[.$Z$13]" office:value-type="float" office:value="0">
            <text:p>0.0</text:p>
          </table:table-cell>
          <table:table-cell table:number-columns-repeated="2"/>
          <table:table-cell table:style-name="ce16"/>
          <table:table-cell table:style-name="ce18"/>
          <table:table-cell table:style-name="ce25"/>
          <table:table-cell table:number-columns-repeated="997"/>
        </table:table-row>
        <table:table-row table:style-name="ro2">
          <table:table-cell/>
          <table:table-cell table:style-name="ce29" table:number-columns-repeated="2"/>
          <table:table-cell/>
          <table:table-cell table:style-name="ce32"/>
          <table:table-cell table:style-name="ce37"/>
          <table:table-cell table:style-name="ce37" table:formula="of:=[.F9]-[.L9]" office:value-type="float" office:value="32.3995">
            <text:p>32.4</text:p>
          </table:table-cell>
          <table:table-cell table:style-name="ce37" table:number-columns-repeated="4"/>
          <table:table-cell table:style-name="ce72"/>
          <table:table-cell table:style-name="ce37" table:number-columns-repeated="8"/>
          <table:table-cell table:style-name="ce79"/>
          <table:table-cell table:style-name="ce37"/>
          <table:table-cell table:number-columns-repeated="2"/>
          <table:table-cell table:style-name="ce16" office:value-type="string">
            <text:p>p = 0.5</text:p>
          </table:table-cell>
          <table:table-cell table:style-name="ce18" office:value-type="float" office:value="0.5">
            <text:p>0.5</text:p>
          </table:table-cell>
          <table:table-cell table:style-name="ce25"/>
          <table:table-cell table:number-columns-repeated="997"/>
        </table:table-row>
        <table:table-row table:style-name="ro2">
          <table:table-cell/>
          <table:table-cell table:style-name="ce29" table:number-columns-repeated="2"/>
          <table:table-cell/>
          <table:table-cell table:style-name="ce32"/>
          <table:table-cell table:style-name="ce37"/>
          <table:table-cell table:style-name="ce37" table:formula="of:=IF([.G10]&gt;[.$AA$16];[.$AA$16];[.G10])" office:value-type="float" office:value="32.3995">
            <text:p>32.4</text:p>
          </table:table-cell>
          <table:table-cell table:style-name="ce37" table:number-columns-repeated="4"/>
          <table:table-cell table:style-name="ce72"/>
          <table:table-cell table:style-name="ce37" table:number-columns-repeated="8"/>
          <table:table-cell table:style-name="ce79"/>
          <table:table-cell table:style-name="ce37"/>
          <table:table-cell table:number-columns-repeated="2"/>
          <table:table-cell table:style-name="ce16" office:value-type="string">
            <text:p>Peff= 0.8 P</text:p>
          </table:table-cell>
          <table:table-cell table:style-name="ce18" office:value-type="float" office:value="0.8">
            <text:p>0.8</text:p>
          </table:table-cell>
          <table:table-cell table:style-name="ce25"/>
          <table:table-cell table:number-columns-repeated="997"/>
        </table:table-row>
        <table:table-row table:style-name="ro3">
          <table:table-cell table:style-name="ce50" office:value-type="string">
            <text:p>forecast</text:p>
          </table:table-cell>
          <table:table-cell table:style-name="ce53" office:value-type="string">
            <text:p>Current date</text:p>
          </table:table-cell>
          <table:table-cell table:style-name="ce57" office:value-type="float" office:value="148">
            <text:p>148</text:p>
          </table:table-cell>
          <table:table-cell table:style-name="ce60" table:formula="of:=[.D9]+1" office:value-type="float" office:value="2">
            <text:p>2</text:p>
          </table:table-cell>
          <table:table-cell table:style-name="ce62" office:value-type="date" office:date-value="2008-08-02">
            <text:p>08/02/08 12:00 AM</text:p>
          </table:table-cell>
          <table:table-cell table:style-name="ce67" table:formula="of:=[.G11]+[.H12]" office:value-type="float" office:value="36.7675">
            <text:p>36.8</text:p>
          </table:table-cell>
          <table:table-cell table:style-name="ce67"/>
          <table:table-cell table:style-name="ce67" table:formula="of:=-[.J12]-[.M12]+[.P12]+[.Q12]+[.K12]" office:value-type="float" office:value="4.368">
            <text:p>4.4</text:p>
          </table:table-cell>
          <table:table-cell table:style-name="ce67" office:value-type="float" office:value="0">
            <text:p>0.0</text:p>
          </table:table-cell>
          <table:table-cell table:style-name="ce69" table:formula="of:=IF([.I12]*[.$Z$11]&lt;=[.N12]*[.$Z$12];0;[.I12]*[.$Z$11])" office:value-type="float" office:value="0">
            <text:p>0.0</text:p>
          </table:table-cell>
          <table:table-cell table:style-name="ce67" table:formula="of:=IF([.$S9]-[.$AA$14]+[.J12]&lt;0;0;[.$S9]-[.$AA$14]+[.J12])" office:value-type="float" office:value="0">
            <text:p>0.0</text:p>
          </table:table-cell>
          <table:table-cell table:style-name="ce73" table:formula="of:=IF([.F12]&gt;=[.$AA$17];[.F12]*[.$Z$5];0)" office:value-type="float" office:value="36.7675">
            <text:p>36.8</text:p>
          </table:table-cell>
          <table:table-cell table:style-name="ce67" office:value-type="float" office:value="0">
            <text:p>0.0</text:p>
          </table:table-cell>
          <table:table-cell table:style-name="ce67" office:value-type="float" office:value="6.24">
            <text:p>6.2</text:p>
          </table:table-cell>
          <table:table-cell table:style-name="ce67" table:formula="of:=IF(([.$AA$16]-[.G11])/([.$AA$16]-[.$AA$17])&gt;1;1;([.$AA$16]-[.G11])/([.$AA$16]-[.$AA$17]))" office:value-type="float" office:value="1">
            <text:p>1.0</text:p>
          </table:table-cell>
          <table:table-cell table:style-name="ce67" table:formula="of:=[.O12]*[.$Z$8]*[.N12]" office:value-type="float" office:value="4.368">
            <text:p>4.4</text:p>
          </table:table-cell>
          <table:table-cell table:style-name="ce67" office:value-type="float" office:value="0">
            <text:p>0.0</text:p>
          </table:table-cell>
          <table:table-cell table:style-name="ce67"/>
          <table:table-cell table:style-name="ce69" table:formula="of:=IF([.$S$8]-[.F12]&gt;=[.$AA$14];[.$AA$14];[.$AA$4]-[.F12]+[.L12])" office:value-type="float" office:value="143.5">
            <text:p>143.5</text:p>
          </table:table-cell>
          <table:table-cell table:style-name="ce67"/>
          <table:table-cell table:style-name="ce80" table:formula="of:=IF([.F12]&gt;=[.$AA$17];1;0)" office:value-type="float" office:value="1">
            <text:p>1.0</text:p>
          </table:table-cell>
          <table:table-cell table:style-name="ce83" table:formula="of:=[.L12]/[.$Z$13]" office:value-type="float" office:value="45.959375">
            <text:p>46.0</text:p>
          </table:table-cell>
          <table:table-cell table:number-columns-repeated="2"/>
          <table:table-cell table:style-name="ce16" office:value-type="string">
            <text:p>Peff&lt;0.2*Eto=0</text:p>
          </table:table-cell>
          <table:table-cell table:style-name="ce18" office:value-type="float" office:value="0.2">
            <text:p>0.2</text:p>
          </table:table-cell>
          <table:table-cell table:style-name="ce25" office:value-type="string">
            <text:p>page 170 FAO</text:p>
          </table:table-cell>
          <table:table-cell table:number-columns-repeated="997"/>
        </table:table-row>
        <table:table-row table:style-name="ro2">
          <table:table-cell table:style-name="ce29" table:number-columns-repeated="3"/>
          <table:table-cell/>
          <table:table-cell table:style-name="ce32"/>
          <table:table-cell table:style-name="ce37"/>
          <table:table-cell table:style-name="ce37" table:formula="of:=[.F12]-[.L12]" office:value-type="float" office:value="0">
            <text:p>0.0</text:p>
          </table:table-cell>
          <table:table-cell table:style-name="ce37" table:number-columns-repeated="4"/>
          <table:table-cell table:style-name="ce72"/>
          <table:table-cell table:style-name="ce37" table:number-columns-repeated="8"/>
          <table:table-cell table:style-name="ce79"/>
          <table:table-cell table:style-name="ce37"/>
          <table:table-cell table:number-columns-repeated="2"/>
          <table:table-cell table:style-name="ce16" office:value-type="string">
            <text:p>irr_eff = 0.8</text:p>
          </table:table-cell>
          <table:table-cell table:style-name="ce18" office:value-type="float" office:value="0.8">
            <text:p>0.8</text:p>
          </table:table-cell>
          <table:table-cell table:style-name="ce25"/>
          <table:table-cell table:number-columns-repeated="997"/>
        </table:table-row>
        <table:table-row table:style-name="ro2">
          <table:table-cell table:style-name="ce29" table:number-columns-repeated="3"/>
          <table:table-cell/>
          <table:table-cell table:style-name="ce32"/>
          <table:table-cell table:style-name="ce37"/>
          <table:table-cell table:style-name="ce37" table:formula="of:=IF([.G13]&gt;[.$AA$16];[.$AA$16];[.G13])" office:value-type="float" office:value="0">
            <text:p>0.0</text:p>
          </table:table-cell>
          <table:table-cell table:style-name="ce37" table:number-columns-repeated="4"/>
          <table:table-cell table:style-name="ce72"/>
          <table:table-cell table:style-name="ce37" table:number-columns-repeated="8"/>
          <table:table-cell table:style-name="ce79"/>
          <table:table-cell table:style-name="ce37"/>
          <table:table-cell table:number-columns-repeated="2"/>
          <table:table-cell table:style-name="ce16" office:value-type="string">
            <text:p>theta_s = 0.425</text:p>
          </table:table-cell>
          <table:table-cell table:style-name="ce18" office:value-type="float" office:value="0.425">
            <text:p>0.425</text:p>
          </table:table-cell>
          <table:table-cell table:style-name="ce25" table:formula="of:=[.Z14]*[.$Z$7]*[.$Z$15]" office:value-type="float" office:value="212.5">
            <text:p>212.5</text:p>
          </table:table-cell>
          <table:table-cell table:number-columns-repeated="997"/>
        </table:table-row>
        <table:table-row table:style-name="ro3">
          <table:table-cell table:style-name="ce51" office:value-type="string">
            <text:p>forecast</text:p>
          </table:table-cell>
          <table:table-cell table:style-name="ce54" office:value-type="string">
            <text:p>Irrigation date</text:p>
          </table:table-cell>
          <table:table-cell table:style-name="ce29" office:value-type="float" office:value="149">
            <text:p>149</text:p>
          </table:table-cell>
          <table:table-cell table:formula="of:=[.D12]+1" office:value-type="float" office:value="3">
            <text:p>3</text:p>
          </table:table-cell>
          <table:table-cell table:style-name="ce32" office:value-type="date" office:date-value="2008-08-03">
            <text:p>08/03/08 12:00 AM</text:p>
          </table:table-cell>
          <table:table-cell table:style-name="ce37" table:formula="of:=[.G14]+[.H15]" office:value-type="float" office:value="4.011">
            <text:p>4.0</text:p>
          </table:table-cell>
          <table:table-cell table:style-name="ce37"/>
          <table:table-cell table:style-name="ce37" table:formula="of:=-[.J15]-[.M15]+[.P15]+[.Q15]+[.K15]" office:value-type="float" office:value="4.011">
            <text:p>4.0</text:p>
          </table:table-cell>
          <table:table-cell table:style-name="ce37" office:value-type="float" office:value="0">
            <text:p>0.0</text:p>
          </table:table-cell>
          <table:table-cell table:style-name="ce9" table:formula="of:=IF([.I15]*[.$Z$11]&lt;=[.N15]*[.$Z$12];0;[.I15]*[.$Z$11])" office:value-type="float" office:value="0">
            <text:p>0.0</text:p>
          </table:table-cell>
          <table:table-cell table:style-name="ce37" table:formula="of:=IF([.$S12]-[.$AA$14]+[.J15]&lt;0;0;[.$S12]-[.$AA$14]+[.J15])" office:value-type="float" office:value="0">
            <text:p>0.0</text:p>
          </table:table-cell>
          <table:table-cell table:style-name="ce72" table:formula="of:=IF([.F15]&gt;=[.$AA$17];[.F15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73">
            <text:p>5.7</text:p>
          </table:table-cell>
          <table:table-cell table:style-name="ce37" table:formula="of:=IF(([.$AA$16]-[.G14])/([.$AA$16]-[.$AA$17])&gt;1;1;([.$AA$16]-[.G14])/([.$AA$16]-[.$AA$17]))" office:value-type="float" office:value="1">
            <text:p>1.0</text:p>
          </table:table-cell>
          <table:table-cell table:style-name="ce37" table:formula="of:=[.O15]*[.$Z$8]*[.N15]" office:value-type="float" office:value="4.011">
            <text:p>4.0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9" table:formula="of:=IF([.$S$8]-[.F15]&gt;=[.$AA$14];[.$AA$14];[.$AA$4]-[.F15]+[.L15])" office:value-type="float" office:value="139.489">
            <text:p>139.5</text:p>
          </table:table-cell>
          <table:table-cell table:style-name="ce37"/>
          <table:table-cell table:style-name="ce79" table:formula="of:=IF([.F15]&gt;=[.$AA$17];1;0)" office:value-type="float" office:value="0">
            <text:p>0.0</text:p>
          </table:table-cell>
          <table:table-cell table:style-name="ce37" table:formula="of:=[.L15]/[.$Z$13]" office:value-type="float" office:value="0">
            <text:p>0.0</text:p>
          </table:table-cell>
          <table:table-cell table:number-columns-repeated="2"/>
          <table:table-cell table:style-name="ce16" office:value-type="string">
            <text:p>rd_factor = 1000</text:p>
          </table:table-cell>
          <table:table-cell table:style-name="ce18" office:value-type="float" office:value="1000">
            <text:p>1000</text:p>
          </table:table-cell>
          <table:table-cell table:style-name="ce25"/>
          <table:table-cell table:number-columns-repeated="997"/>
        </table:table-row>
        <table:table-row table:style-name="ro2">
          <table:table-cell table:style-name="ce29" table:number-columns-repeated="3"/>
          <table:table-cell/>
          <table:table-cell table:style-name="ce32"/>
          <table:table-cell table:style-name="ce37"/>
          <table:table-cell table:style-name="ce37" table:formula="of:=[.F15]-[.L15]" office:value-type="float" office:value="4.011">
            <text:p>4.0</text:p>
          </table:table-cell>
          <table:table-cell table:style-name="ce37" table:number-columns-repeated="4"/>
          <table:table-cell table:style-name="ce72"/>
          <table:table-cell table:style-name="ce37" table:number-columns-repeated="6"/>
          <table:table-cell table:style-name="ce76"/>
          <table:table-cell table:style-name="ce37"/>
          <table:table-cell table:style-name="ce79"/>
          <table:table-cell table:style-name="ce37"/>
          <table:table-cell table:number-columns-repeated="2"/>
          <table:table-cell table:style-name="ce16" office:value-type="string">
            <text:p>TAW (mm)=</text:p>
          </table:table-cell>
          <table:table-cell table:style-name="ce18" table:formula="of:=([.Z4]-[.Z6])" office:value-type="float" office:value="0.147">
            <text:p>0.147</text:p>
          </table:table-cell>
          <table:table-cell table:style-name="ce25" table:formula="of:=[.AA4]-[.AA6]" office:value-type="float" office:value="73.5">
            <text:p>73.5</text:p>
          </table:table-cell>
          <table:table-cell table:number-columns-repeated="997"/>
        </table:table-row>
        <table:table-row table:style-name="ro2">
          <table:table-cell table:style-name="ce29" table:number-columns-repeated="3"/>
          <table:table-cell/>
          <table:table-cell table:style-name="ce32"/>
          <table:table-cell table:style-name="ce37"/>
          <table:table-cell table:style-name="ce37" table:formula="of:=IF([.G16]&gt;[.$AA$16];[.$AA$16];[.G16])" office:value-type="float" office:value="4.011">
            <text:p>4.0</text:p>
          </table:table-cell>
          <table:table-cell table:style-name="ce37" table:number-columns-repeated="4"/>
          <table:table-cell table:style-name="ce72"/>
          <table:table-cell table:style-name="ce37" table:number-columns-repeated="6"/>
          <table:table-cell table:style-name="ce76"/>
          <table:table-cell table:style-name="ce37"/>
          <table:table-cell table:style-name="ce79"/>
          <table:table-cell table:style-name="ce37"/>
          <table:table-cell table:number-columns-repeated="2"/>
          <table:table-cell table:style-name="ce16" office:value-type="string">
            <text:p>RAW=</text:p>
          </table:table-cell>
          <table:table-cell table:style-name="ce18" table:formula="of:=[.Z16]*[.Z10]" office:value-type="float" office:value="0.0735">
            <text:p>0.0735</text:p>
          </table:table-cell>
          <table:table-cell table:style-name="ce25" table:formula="of:=[.AA16]*[.Z10]" office:value-type="float" office:value="36.75">
            <text:p>36.8</text:p>
          </table:table-cell>
          <table:table-cell table:number-columns-repeated="997"/>
        </table:table-row>
        <table:table-row table:style-name="ro3">
          <table:table-cell table:style-name="ce51" office:value-type="string">
            <text:p>forecast</text:p>
          </table:table-cell>
          <table:table-cell table:style-name="ce29"/>
          <table:table-cell table:style-name="ce29" office:value-type="float" office:value="150">
            <text:p>150</text:p>
          </table:table-cell>
          <table:table-cell table:formula="of:=[.D15]+1" office:value-type="float" office:value="4">
            <text:p>4</text:p>
          </table:table-cell>
          <table:table-cell table:style-name="ce32" office:value-type="date" office:date-value="2008-08-04">
            <text:p>08/04/08 12:00 AM</text:p>
          </table:table-cell>
          <table:table-cell table:style-name="ce37" table:formula="of:=[.G17]+[.H18]" office:value-type="float" office:value="7.903">
            <text:p>7.9</text:p>
          </table:table-cell>
          <table:table-cell table:style-name="ce37"/>
          <table:table-cell table:style-name="ce37" table:formula="of:=-[.J18]-[.M18]+[.P18]+[.Q18]+[.K18]" office:value-type="float" office:value="3.892">
            <text:p>3.9</text:p>
          </table:table-cell>
          <table:table-cell table:style-name="ce37" office:value-type="float" office:value="0">
            <text:p>0.0</text:p>
          </table:table-cell>
          <table:table-cell table:style-name="ce9" table:formula="of:=IF([.I18]*[.$Z$11]&lt;=[.N18]*[.$Z$12];0;[.I18]*[.$Z$11])" office:value-type="float" office:value="0">
            <text:p>0.0</text:p>
          </table:table-cell>
          <table:table-cell table:style-name="ce37" table:formula="of:=IF([.$S15]-[.$AA$14]+[.J18]&lt;0;0;[.$S15]-[.$AA$14]+[.J18])" office:value-type="float" office:value="0">
            <text:p>0.0</text:p>
          </table:table-cell>
          <table:table-cell table:style-name="ce72" table:formula="of:=IF([.F18]&gt;=[.$AA$17];[.F18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6">
            <text:p>5.6</text:p>
          </table:table-cell>
          <table:table-cell table:style-name="ce37" table:formula="of:=IF(([.$AA$16]-[.G17])/([.$AA$16]-[.$AA$17])&gt;1;1;([.$AA$16]-[.G17])/([.$AA$16]-[.$AA$17]))" office:value-type="float" office:value="1">
            <text:p>1.0</text:p>
          </table:table-cell>
          <table:table-cell table:style-name="ce37" table:formula="of:=[.O18]*[.$Z$8]*[.N18]" office:value-type="float" office:value="3.892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9" table:formula="of:=IF([.$S$8]-[.F18]&gt;=[.$AA$14];[.$AA$14];[.$AA$4]-[.F18]+[.L18])" office:value-type="float" office:value="135.597">
            <text:p>135.6</text:p>
          </table:table-cell>
          <table:table-cell table:style-name="ce37"/>
          <table:table-cell table:style-name="ce79" table:formula="of:=IF([.F18]&gt;=[.$AA$17];1;0)" office:value-type="float" office:value="0">
            <text:p>0.0</text:p>
          </table:table-cell>
          <table:table-cell table:style-name="ce37" table:formula="of:=[.L18]/[.$Z$13]" office:value-type="float" office:value="0">
            <text:p>0.0</text:p>
          </table:table-cell>
          <table:table-cell table:number-columns-repeated="2"/>
          <table:table-cell table:style-name="ce17" office:value-type="string">
            <text:p>Lower limit of theta</text:p>
          </table:table-cell>
          <table:table-cell table:style-name="ce21" table:formula="of:=[.Z4]-[.Z17]" office:value-type="float" office:value="0.2135">
            <text:p>0.2135</text:p>
          </table:table-cell>
          <table:table-cell table:style-name="ce26" table:formula="of:=[.AA4]-[.AA17]" office:value-type="float" office:value="106.75">
            <text:p>106.8</text:p>
          </table:table-cell>
          <table:table-cell table:number-columns-repeated="997"/>
        </table:table-row>
        <table:table-row table:style-name="ro2">
          <table:table-cell table:style-name="ce29" table:number-columns-repeated="4"/>
          <table:table-cell table:style-name="ce32"/>
          <table:table-cell table:style-name="ce37"/>
          <table:table-cell table:style-name="ce37" table:formula="of:=[.F18]-[.L18]" office:value-type="float" office:value="7.903">
            <text:p>7.9</text:p>
          </table:table-cell>
          <table:table-cell table:style-name="ce37" table:number-columns-repeated="4"/>
          <table:table-cell table:style-name="ce72"/>
          <table:table-cell table:style-name="ce37" table:number-columns-repeated="7"/>
          <table:table-cell table:style-name="ce29"/>
          <table:table-cell table:style-name="ce81"/>
          <table:table-cell table:style-name="ce37"/>
          <table:table-cell table:style-name="ce29"/>
          <table:table-cell table:number-columns-repeated="1001"/>
        </table:table-row>
        <table:table-row table:style-name="ro2">
          <table:table-cell table:style-name="ce29" table:number-columns-repeated="4"/>
          <table:table-cell table:style-name="ce32"/>
          <table:table-cell table:style-name="ce37"/>
          <table:table-cell table:style-name="ce37" table:formula="of:=IF([.G19]&gt;[.$AA$16];[.$AA$16];[.G19])" office:value-type="float" office:value="7.903">
            <text:p>7.9</text:p>
          </table:table-cell>
          <table:table-cell table:style-name="ce37" table:number-columns-repeated="4"/>
          <table:table-cell table:style-name="ce72"/>
          <table:table-cell table:style-name="ce37" table:number-columns-repeated="7"/>
          <table:table-cell table:style-name="ce29"/>
          <table:table-cell table:style-name="ce81"/>
          <table:table-cell table:style-name="ce37"/>
          <table:table-cell table:style-name="ce29"/>
          <table:table-cell table:number-columns-repeated="1001"/>
        </table:table-row>
        <table:table-row table:style-name="ro3">
          <table:table-cell table:style-name="ce51" office:value-type="string">
            <text:p>forecast</text:p>
          </table:table-cell>
          <table:table-cell table:style-name="ce29"/>
          <table:table-cell table:style-name="ce29" office:value-type="float" office:value="151">
            <text:p>151</text:p>
          </table:table-cell>
          <table:table-cell table:style-name="ce29" table:formula="of:=[.D18]+1" office:value-type="float" office:value="5">
            <text:p>5</text:p>
          </table:table-cell>
          <table:table-cell table:style-name="ce32" office:value-type="date" office:date-value="2008-08-05">
            <text:p>08/05/08 12:00 AM</text:p>
          </table:table-cell>
          <table:table-cell table:style-name="ce37" table:formula="of:=[.G20]+[.H21]" office:value-type="float" office:value="11.774">
            <text:p>11.8</text:p>
          </table:table-cell>
          <table:table-cell table:style-name="ce37"/>
          <table:table-cell table:style-name="ce37" table:formula="of:=-[.J21]-[.M21]+[.P21]+[.Q21]+[.K21]" office:value-type="float" office:value="3.871">
            <text:p>3.9</text:p>
          </table:table-cell>
          <table:table-cell table:style-name="ce37" office:value-type="float" office:value="0">
            <text:p>0.0</text:p>
          </table:table-cell>
          <table:table-cell table:style-name="ce37" table:formula="of:=IF([.I21]*[.$Z$11]&lt;=[.N21]*[.$Z$12];0;[.I21]*[.$Z$11])" office:value-type="float" office:value="0">
            <text:p>0.0</text:p>
          </table:table-cell>
          <table:table-cell table:style-name="ce37" table:formula="of:=IF([.$S18]-[.$AA$14]+[.J21]&lt;0;0;[.$S18]-[.$AA$14]+[.J21])" office:value-type="float" office:value="0">
            <text:p>0.0</text:p>
          </table:table-cell>
          <table:table-cell table:style-name="ce72" table:formula="of:=IF([.F21]&gt;=[.$AA$17];[.F21]*[.$Z$5];0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53">
            <text:p>5.5</text:p>
          </table:table-cell>
          <table:table-cell table:style-name="ce37" table:formula="of:=IF(([.$AA$16]-[.G20])/([.$AA$16]-[.$AA$17])&gt;1;1;([.$AA$16]-[.G20])/([.$AA$16]-[.$AA$17]))" office:value-type="float" office:value="1">
            <text:p>1.0</text:p>
          </table:table-cell>
          <table:table-cell table:style-name="ce37" table:formula="of:=[.O21]*[.$Z$8]*[.N21]" office:value-type="float" office:value="3.871">
            <text:p>3.9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9" table:formula="of:=IF([.$S$8]-[.F21]&gt;=[.$AA$14];[.$AA$14];[.$AA$4]-[.F21]+[.L21])" office:value-type="float" office:value="131.726">
            <text:p>131.7</text:p>
          </table:table-cell>
          <table:table-cell table:style-name="ce29"/>
          <table:table-cell table:style-name="ce81" table:formula="of:=IF([.F21]&gt;=[.$AA$17];1;0)" office:value-type="float" office:value="0">
            <text:p>0</text:p>
          </table:table-cell>
          <table:table-cell table:style-name="ce37" table:formula="of:=[.L21]/[.$Z$13]" office:value-type="float" office:value="0">
            <text:p>0.0</text:p>
          </table:table-cell>
          <table:table-cell table:style-name="ce29"/>
          <table:table-cell table:number-columns-repeated="1001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21]-[.L21]" office:value-type="float" office:value="11.774">
            <text:p>11.8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22]&gt;[.$AA$16];[.$AA$16];[.G22])" office:value-type="float" office:value="11.774">
            <text:p>11.8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2"/>
          <table:table-cell table:style-name="ce9" table:formula="of:=[.AA4]-[.F9]" office:value-type="float" office:value="111.1005">
            <text:p>111.1</text:p>
          </table:table-cell>
          <table:table-cell table:number-columns-repeated="999"/>
        </table:table-row>
        <table:table-row table:style-name="ro3">
          <table:table-cell table:style-name="ce52" table:number-columns-repeated="2"/>
          <table:table-cell table:style-name="ce52" office:value-type="float" office:value="152">
            <text:p>152</text:p>
          </table:table-cell>
          <table:table-cell table:style-name="ce52" table:formula="of:=[.D21]+1" office:value-type="float" office:value="6">
            <text:p>6</text:p>
          </table:table-cell>
          <table:table-cell table:style-name="ce63" office:value-type="date" office:date-value="2008-08-06">
            <text:p>08/06/08 12:00 AM</text:p>
          </table:table-cell>
          <table:table-cell table:style-name="ce68" table:formula="of:=[.G23]+[.H24]" office:value-type="float" office:value="15.764">
            <text:p>15.8</text:p>
          </table:table-cell>
          <table:table-cell table:style-name="ce68"/>
          <table:table-cell table:style-name="ce68" table:formula="of:=-[.J24]-[.M24]+[.P24]+[.Q24]+[.K24]" office:value-type="float" office:value="3.99">
            <text:p>4.0</text:p>
          </table:table-cell>
          <table:table-cell table:style-name="ce68" office:value-type="float" office:value="0">
            <text:p>0.0</text:p>
          </table:table-cell>
          <table:table-cell table:style-name="ce68" table:formula="of:=IF([.I24]*[.$Z$11]&lt;=[.N24]*[.$Z$12];0;[.I24]*[.$Z$11])" office:value-type="float" office:value="0">
            <text:p>0.0</text:p>
          </table:table-cell>
          <table:table-cell table:style-name="ce68" table:formula="of:=IF([.$S21]-[.$AA$14]+[.J24]&lt;0;0;[.$S21]-[.$AA$14]+[.J24])" office:value-type="float" office:value="0">
            <text:p>0.0</text:p>
          </table:table-cell>
          <table:table-cell table:style-name="ce74" table:formula="of:=IF([.F24]&gt;=[.$AA$17];[.F24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7">
            <text:p>5.7</text:p>
          </table:table-cell>
          <table:table-cell table:style-name="ce68" table:formula="of:=IF(([.$AA$16]-[.G23])/([.$AA$16]-[.$AA$17])&gt;1;1;([.$AA$16]-[.G23])/([.$AA$16]-[.$AA$17]))" office:value-type="float" office:value="1">
            <text:p>1.0</text:p>
          </table:table-cell>
          <table:table-cell table:style-name="ce68" table:formula="of:=[.O24]*[.$Z$8]*[.N24]" office:value-type="float" office:value="3.99">
            <text:p>4.0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24]&gt;=[.$AA$14];[.$AA$14];[.$AA$4]-[.F24]+[.L24])" office:value-type="float" office:value="127.736">
            <text:p>127.7</text:p>
          </table:table-cell>
          <table:table-cell table:style-name="ce52"/>
          <table:table-cell table:style-name="ce82" table:formula="of:=IF([.F24]&gt;=[.$AA$17];1;0)" office:value-type="float" office:value="0">
            <text:p>0</text:p>
          </table:table-cell>
          <table:table-cell table:style-name="ce68" table:formula="of:=[.L24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24]-[.L24]" office:value-type="float" office:value="15.764">
            <text:p>15.8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25]&gt;[.$AA$16];[.$AA$16];[.G25])" office:value-type="float" office:value="15.764">
            <text:p>15.8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53">
            <text:p>153</text:p>
          </table:table-cell>
          <table:table-cell table:style-name="ce52" table:formula="of:=[.D24]+1" office:value-type="float" office:value="7">
            <text:p>7</text:p>
          </table:table-cell>
          <table:table-cell table:style-name="ce63" office:value-type="date" office:date-value="2008-08-07">
            <text:p>08/07/08 12:00 AM</text:p>
          </table:table-cell>
          <table:table-cell table:style-name="ce68" table:formula="of:=[.G26]+[.H27]" office:value-type="float" office:value="19.726">
            <text:p>19.7</text:p>
          </table:table-cell>
          <table:table-cell table:style-name="ce68"/>
          <table:table-cell table:style-name="ce68" table:formula="of:=-[.J27]-[.M27]+[.P27]+[.Q27]+[.K27]" office:value-type="float" office:value="3.962">
            <text:p>4.0</text:p>
          </table:table-cell>
          <table:table-cell table:style-name="ce68" office:value-type="float" office:value="0">
            <text:p>0.0</text:p>
          </table:table-cell>
          <table:table-cell table:style-name="ce68" table:formula="of:=IF([.I27]*[.$Z$11]&lt;=[.N27]*[.$Z$12];0;[.I27]*[.$Z$11])" office:value-type="float" office:value="0">
            <text:p>0.0</text:p>
          </table:table-cell>
          <table:table-cell table:style-name="ce68" table:formula="of:=IF([.$S24]-[.$AA$14]+[.J27]&lt;0;0;[.$S24]-[.$AA$14]+[.J27])" office:value-type="float" office:value="0">
            <text:p>0.0</text:p>
          </table:table-cell>
          <table:table-cell table:style-name="ce74" table:formula="of:=IF([.F27]&gt;=[.$AA$17];[.F27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66">
            <text:p>5.7</text:p>
          </table:table-cell>
          <table:table-cell table:style-name="ce68" table:formula="of:=IF(([.$AA$16]-[.G26])/([.$AA$16]-[.$AA$17])&gt;1;1;([.$AA$16]-[.G26])/([.$AA$16]-[.$AA$17]))" office:value-type="float" office:value="1">
            <text:p>1.0</text:p>
          </table:table-cell>
          <table:table-cell table:style-name="ce68" table:formula="of:=[.O27]*[.$Z$8]*[.N27]" office:value-type="float" office:value="3.962">
            <text:p>4.0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27]&gt;=[.$AA$14];[.$AA$14];[.$AA$4]-[.F27]+[.L27])" office:value-type="float" office:value="123.774">
            <text:p>123.8</text:p>
          </table:table-cell>
          <table:table-cell table:style-name="ce52"/>
          <table:table-cell table:style-name="ce82" table:formula="of:=IF([.F27]&gt;=[.$AA$17];1;0)" office:value-type="float" office:value="0">
            <text:p>0</text:p>
          </table:table-cell>
          <table:table-cell table:style-name="ce68" table:formula="of:=[.L27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27]-[.L27]" office:value-type="float" office:value="19.726">
            <text:p>19.7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28]&gt;[.$AA$16];[.$AA$16];[.G28])" office:value-type="float" office:value="19.726">
            <text:p>19.7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54">
            <text:p>154</text:p>
          </table:table-cell>
          <table:table-cell table:style-name="ce52" table:formula="of:=[.D27]+1" office:value-type="float" office:value="8">
            <text:p>8</text:p>
          </table:table-cell>
          <table:table-cell table:style-name="ce63" office:value-type="date" office:date-value="2008-08-08">
            <text:p>08/08/08 12:00 AM</text:p>
          </table:table-cell>
          <table:table-cell table:style-name="ce68" table:formula="of:=[.G29]+[.H30]" office:value-type="float" office:value="23.548">
            <text:p>23.5</text:p>
          </table:table-cell>
          <table:table-cell table:style-name="ce68"/>
          <table:table-cell table:style-name="ce68" table:formula="of:=-[.J30]-[.M30]+[.P30]+[.Q30]+[.K30]" office:value-type="float" office:value="3.822">
            <text:p>3.8</text:p>
          </table:table-cell>
          <table:table-cell table:style-name="ce68" office:value-type="float" office:value="0">
            <text:p>0.0</text:p>
          </table:table-cell>
          <table:table-cell table:style-name="ce68" table:formula="of:=IF([.I30]*[.$Z$11]&lt;=[.N30]*[.$Z$12];0;[.I30]*[.$Z$11])" office:value-type="float" office:value="0">
            <text:p>0.0</text:p>
          </table:table-cell>
          <table:table-cell table:style-name="ce68" table:formula="of:=IF([.$S27]-[.$AA$14]+[.J30]&lt;0;0;[.$S27]-[.$AA$14]+[.J30])" office:value-type="float" office:value="0">
            <text:p>0.0</text:p>
          </table:table-cell>
          <table:table-cell table:style-name="ce74" table:formula="of:=IF([.F30]&gt;=[.$AA$17];[.F30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46">
            <text:p>5.5</text:p>
          </table:table-cell>
          <table:table-cell table:style-name="ce68" table:formula="of:=IF(([.$AA$16]-[.G29])/([.$AA$16]-[.$AA$17])&gt;1;1;([.$AA$16]-[.G29])/([.$AA$16]-[.$AA$17]))" office:value-type="float" office:value="1">
            <text:p>1.0</text:p>
          </table:table-cell>
          <table:table-cell table:style-name="ce68" table:formula="of:=[.O30]*[.$Z$8]*[.N30]" office:value-type="float" office:value="3.822">
            <text:p>3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30]&gt;=[.$AA$14];[.$AA$14];[.$AA$4]-[.F30]+[.L30])" office:value-type="float" office:value="119.952">
            <text:p>120.0</text:p>
          </table:table-cell>
          <table:table-cell table:style-name="ce52"/>
          <table:table-cell table:style-name="ce82" table:formula="of:=IF([.F30]&gt;=[.$AA$17];1;0)" office:value-type="float" office:value="0">
            <text:p>0</text:p>
          </table:table-cell>
          <table:table-cell table:style-name="ce68" table:formula="of:=[.L30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30]-[.L30]" office:value-type="float" office:value="23.548">
            <text:p>23.5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31]&gt;[.$AA$16];[.$AA$16];[.G31])" office:value-type="float" office:value="23.548">
            <text:p>23.5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55">
            <text:p>155</text:p>
          </table:table-cell>
          <table:table-cell table:style-name="ce52" table:formula="of:=[.D30]+1" office:value-type="float" office:value="9">
            <text:p>9</text:p>
          </table:table-cell>
          <table:table-cell table:style-name="ce63" office:value-type="date" office:date-value="2008-08-09">
            <text:p>08/09/08 12:00 AM</text:p>
          </table:table-cell>
          <table:table-cell table:style-name="ce68" table:formula="of:=[.G32]+[.H33]" office:value-type="float" office:value="27.272">
            <text:p>27.3</text:p>
          </table:table-cell>
          <table:table-cell table:style-name="ce68"/>
          <table:table-cell table:style-name="ce68" table:formula="of:=-[.J33]-[.M33]+[.P33]+[.Q33]+[.K33]" office:value-type="float" office:value="3.724">
            <text:p>3.7</text:p>
          </table:table-cell>
          <table:table-cell table:style-name="ce68" office:value-type="float" office:value="0">
            <text:p>0.0</text:p>
          </table:table-cell>
          <table:table-cell table:style-name="ce68" table:formula="of:=IF([.I33]*[.$Z$11]&lt;=[.N33]*[.$Z$12];0;[.I33]*[.$Z$11])" office:value-type="float" office:value="0">
            <text:p>0.0</text:p>
          </table:table-cell>
          <table:table-cell table:style-name="ce68" table:formula="of:=IF([.$S30]-[.$AA$14]+[.J33]&lt;0;0;[.$S30]-[.$AA$14]+[.J33])" office:value-type="float" office:value="0">
            <text:p>0.0</text:p>
          </table:table-cell>
          <table:table-cell table:style-name="ce74" table:formula="of:=IF([.F33]&gt;=[.$AA$17];[.F33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32">
            <text:p>5.3</text:p>
          </table:table-cell>
          <table:table-cell table:style-name="ce68" table:formula="of:=IF(([.$AA$16]-[.G32])/([.$AA$16]-[.$AA$17])&gt;1;1;([.$AA$16]-[.G32])/([.$AA$16]-[.$AA$17]))" office:value-type="float" office:value="1">
            <text:p>1.0</text:p>
          </table:table-cell>
          <table:table-cell table:style-name="ce68" table:formula="of:=[.O33]*[.$Z$8]*[.N33]" office:value-type="float" office:value="3.724">
            <text:p>3.7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33]&gt;=[.$AA$14];[.$AA$14];[.$AA$4]-[.F33]+[.L33])" office:value-type="float" office:value="116.228">
            <text:p>116.2</text:p>
          </table:table-cell>
          <table:table-cell table:style-name="ce52"/>
          <table:table-cell table:style-name="ce82" table:formula="of:=IF([.F33]&gt;=[.$AA$17];1;0)" office:value-type="float" office:value="0">
            <text:p>0</text:p>
          </table:table-cell>
          <table:table-cell table:style-name="ce68" table:formula="of:=[.L33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33]-[.L33]" office:value-type="float" office:value="27.272">
            <text:p>27.3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34]&gt;[.$AA$16];[.$AA$16];[.G34])" office:value-type="float" office:value="27.272">
            <text:p>27.3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56">
            <text:p>156</text:p>
          </table:table-cell>
          <table:table-cell table:style-name="ce52" table:formula="of:=[.D33]+1" office:value-type="float" office:value="10">
            <text:p>10</text:p>
          </table:table-cell>
          <table:table-cell table:style-name="ce63" office:value-type="date" office:date-value="2008-08-10">
            <text:p>08/10/08 12:00 AM</text:p>
          </table:table-cell>
          <table:table-cell table:style-name="ce68" table:formula="of:=[.G35]+[.H36]" office:value-type="float" office:value="30.919">
            <text:p>30.9</text:p>
          </table:table-cell>
          <table:table-cell table:style-name="ce68"/>
          <table:table-cell table:style-name="ce68" table:formula="of:=-[.J36]-[.M36]+[.P36]+[.Q36]+[.K36]" office:value-type="float" office:value="3.647">
            <text:p>3.6</text:p>
          </table:table-cell>
          <table:table-cell table:style-name="ce68" office:value-type="float" office:value="0">
            <text:p>0.0</text:p>
          </table:table-cell>
          <table:table-cell table:style-name="ce68" table:formula="of:=IF([.I36]*[.$Z$11]&lt;=[.N36]*[.$Z$12];0;[.I36]*[.$Z$11])" office:value-type="float" office:value="0">
            <text:p>0.0</text:p>
          </table:table-cell>
          <table:table-cell table:style-name="ce68" table:formula="of:=IF([.$S33]-[.$AA$14]+[.J36]&lt;0;0;[.$S33]-[.$AA$14]+[.J36])" office:value-type="float" office:value="0">
            <text:p>0.0</text:p>
          </table:table-cell>
          <table:table-cell table:style-name="ce74" table:formula="of:=IF([.F36]&gt;=[.$AA$17];[.F36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21">
            <text:p>5.2</text:p>
          </table:table-cell>
          <table:table-cell table:style-name="ce68" table:formula="of:=IF(([.$AA$16]-[.G35])/([.$AA$16]-[.$AA$17])&gt;1;1;([.$AA$16]-[.G35])/([.$AA$16]-[.$AA$17]))" office:value-type="float" office:value="1">
            <text:p>1.0</text:p>
          </table:table-cell>
          <table:table-cell table:style-name="ce68" table:formula="of:=[.O36]*[.$Z$8]*[.N36]" office:value-type="float" office:value="3.647">
            <text:p>3.6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36]&gt;=[.$AA$14];[.$AA$14];[.$AA$4]-[.F36]+[.L36])" office:value-type="float" office:value="112.581">
            <text:p>112.6</text:p>
          </table:table-cell>
          <table:table-cell table:style-name="ce52"/>
          <table:table-cell table:style-name="ce82" table:formula="of:=IF([.F36]&gt;=[.$AA$17];1;0)" office:value-type="float" office:value="0">
            <text:p>0</text:p>
          </table:table-cell>
          <table:table-cell table:style-name="ce68" table:formula="of:=[.L36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36]-[.L36]" office:value-type="float" office:value="30.919">
            <text:p>30.9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37]&gt;[.$AA$16];[.$AA$16];[.G37])" office:value-type="float" office:value="30.919">
            <text:p>30.9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57">
            <text:p>157</text:p>
          </table:table-cell>
          <table:table-cell table:style-name="ce52" table:formula="of:=[.D36]+1" office:value-type="float" office:value="11">
            <text:p>11</text:p>
          </table:table-cell>
          <table:table-cell table:style-name="ce63" office:value-type="date" office:date-value="2008-08-11">
            <text:p>08/11/08 12:00 AM</text:p>
          </table:table-cell>
          <table:table-cell table:style-name="ce68" table:formula="of:=[.G38]+[.H39]" office:value-type="float" office:value="34.741">
            <text:p>34.7</text:p>
          </table:table-cell>
          <table:table-cell table:style-name="ce68"/>
          <table:table-cell table:style-name="ce68" table:formula="of:=-[.J39]-[.M39]+[.P39]+[.Q39]+[.K39]" office:value-type="float" office:value="3.822">
            <text:p>3.8</text:p>
          </table:table-cell>
          <table:table-cell table:style-name="ce68" office:value-type="float" office:value="0">
            <text:p>0.0</text:p>
          </table:table-cell>
          <table:table-cell table:style-name="ce68" table:formula="of:=IF([.I39]*[.$Z$11]&lt;=[.N39]*[.$Z$12];0;[.I39]*[.$Z$11])" office:value-type="float" office:value="0">
            <text:p>0.0</text:p>
          </table:table-cell>
          <table:table-cell table:style-name="ce68" table:formula="of:=IF([.$S36]-[.$AA$14]+[.J39]&lt;0;0;[.$S36]-[.$AA$14]+[.J39])" office:value-type="float" office:value="0">
            <text:p>0.0</text:p>
          </table:table-cell>
          <table:table-cell table:style-name="ce74" table:formula="of:=IF([.F39]&gt;=[.$AA$17];[.F39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46">
            <text:p>5.5</text:p>
          </table:table-cell>
          <table:table-cell table:style-name="ce68" table:formula="of:=IF(([.$AA$16]-[.G38])/([.$AA$16]-[.$AA$17])&gt;1;1;([.$AA$16]-[.G38])/([.$AA$16]-[.$AA$17]))" office:value-type="float" office:value="1">
            <text:p>1.0</text:p>
          </table:table-cell>
          <table:table-cell table:style-name="ce68" table:formula="of:=[.O39]*[.$Z$8]*[.N39]" office:value-type="float" office:value="3.822">
            <text:p>3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39]&gt;=[.$AA$14];[.$AA$14];[.$AA$4]-[.F39]+[.L39])" office:value-type="float" office:value="108.759">
            <text:p>108.8</text:p>
          </table:table-cell>
          <table:table-cell table:style-name="ce52"/>
          <table:table-cell table:style-name="ce82" table:formula="of:=IF([.F39]&gt;=[.$AA$17];1;0)" office:value-type="float" office:value="0">
            <text:p>0</text:p>
          </table:table-cell>
          <table:table-cell table:style-name="ce68" table:formula="of:=[.L39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39]-[.L39]" office:value-type="float" office:value="34.741">
            <text:p>34.7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40]&gt;[.$AA$16];[.$AA$16];[.G40])" office:value-type="float" office:value="34.741">
            <text:p>34.7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58">
            <text:p>158</text:p>
          </table:table-cell>
          <table:table-cell table:style-name="ce52" table:formula="of:=[.D39]+1" office:value-type="float" office:value="12">
            <text:p>12</text:p>
          </table:table-cell>
          <table:table-cell table:style-name="ce63" office:value-type="date" office:date-value="2008-08-12">
            <text:p>08/12/08 12:00 AM</text:p>
          </table:table-cell>
          <table:table-cell table:style-name="ce68" table:formula="of:=[.G41]+[.H42]" office:value-type="float" office:value="38.626">
            <text:p>38.6</text:p>
          </table:table-cell>
          <table:table-cell table:style-name="ce68"/>
          <table:table-cell table:style-name="ce68" table:formula="of:=-[.J42]-[.M42]+[.P42]+[.Q42]+[.K42]" office:value-type="float" office:value="3.885">
            <text:p>3.9</text:p>
          </table:table-cell>
          <table:table-cell table:style-name="ce68" office:value-type="float" office:value="0">
            <text:p>0.0</text:p>
          </table:table-cell>
          <table:table-cell table:style-name="ce68" table:formula="of:=IF([.I42]*[.$Z$11]&lt;=[.N42]*[.$Z$12];0;[.I42]*[.$Z$11])" office:value-type="float" office:value="0">
            <text:p>0.0</text:p>
          </table:table-cell>
          <table:table-cell table:style-name="ce68" table:formula="of:=IF([.$S39]-[.$AA$14]+[.J42]&lt;0;0;[.$S39]-[.$AA$14]+[.J42])" office:value-type="float" office:value="0">
            <text:p>0.0</text:p>
          </table:table-cell>
          <table:table-cell table:style-name="ce74" table:formula="of:=IF([.F42]&gt;=[.$AA$17];[.F42]*[.$Z$5];0)" office:value-type="float" office:value="38.626">
            <text:p>38.6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55">
            <text:p>5.6</text:p>
          </table:table-cell>
          <table:table-cell table:style-name="ce68" table:formula="of:=IF(([.$AA$16]-[.G41])/([.$AA$16]-[.$AA$17])&gt;1;1;([.$AA$16]-[.G41])/([.$AA$16]-[.$AA$17]))" office:value-type="float" office:value="1">
            <text:p>1.0</text:p>
          </table:table-cell>
          <table:table-cell table:style-name="ce68" table:formula="of:=[.O42]*[.$Z$8]*[.N42]" office:value-type="float" office:value="3.885">
            <text:p>3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42]&gt;=[.$AA$14];[.$AA$14];[.$AA$4]-[.F42]+[.L42])" office:value-type="float" office:value="143.5">
            <text:p>143.5</text:p>
          </table:table-cell>
          <table:table-cell table:style-name="ce52"/>
          <table:table-cell table:style-name="ce82" table:formula="of:=IF([.F42]&gt;=[.$AA$17];1;0)" office:value-type="float" office:value="1">
            <text:p>1</text:p>
          </table:table-cell>
          <table:table-cell table:style-name="ce68" table:formula="of:=[.L42]/[.$Z$13]" office:value-type="float" office:value="48.2825">
            <text:p>48.3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42]-[.L42]" office:value-type="float" office:value="0">
            <text:p>0.0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43]&gt;[.$AA$16];[.$AA$16];[.G43])" office:value-type="float" office:value="0">
            <text:p>0.0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59">
            <text:p>159</text:p>
          </table:table-cell>
          <table:table-cell table:style-name="ce52" table:formula="of:=[.D42]+1" office:value-type="float" office:value="13">
            <text:p>13</text:p>
          </table:table-cell>
          <table:table-cell table:style-name="ce63" office:value-type="date" office:date-value="2008-08-13">
            <text:p>08/13/08 12:00 AM</text:p>
          </table:table-cell>
          <table:table-cell table:style-name="ce68" table:formula="of:=[.G44]+[.H45]" office:value-type="float" office:value="3.612">
            <text:p>3.6</text:p>
          </table:table-cell>
          <table:table-cell table:style-name="ce68"/>
          <table:table-cell table:style-name="ce68" table:formula="of:=-[.J45]-[.M45]+[.P45]+[.Q45]+[.K45]" office:value-type="float" office:value="3.612">
            <text:p>3.6</text:p>
          </table:table-cell>
          <table:table-cell table:style-name="ce68" office:value-type="float" office:value="0">
            <text:p>0.0</text:p>
          </table:table-cell>
          <table:table-cell table:style-name="ce68" table:formula="of:=IF([.I45]*[.$Z$11]&lt;=[.N45]*[.$Z$12];0;[.I45]*[.$Z$11])" office:value-type="float" office:value="0">
            <text:p>0.0</text:p>
          </table:table-cell>
          <table:table-cell table:style-name="ce68" table:formula="of:=IF([.$S42]-[.$AA$14]+[.J45]&lt;0;0;[.$S42]-[.$AA$14]+[.J45])" office:value-type="float" office:value="0">
            <text:p>0.0</text:p>
          </table:table-cell>
          <table:table-cell table:style-name="ce74" table:formula="of:=IF([.F45]&gt;=[.$AA$17];[.F45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16">
            <text:p>5.2</text:p>
          </table:table-cell>
          <table:table-cell table:style-name="ce68" table:formula="of:=IF(([.$AA$16]-[.G44])/([.$AA$16]-[.$AA$17])&gt;1;1;([.$AA$16]-[.G44])/([.$AA$16]-[.$AA$17]))" office:value-type="float" office:value="1">
            <text:p>1.0</text:p>
          </table:table-cell>
          <table:table-cell table:style-name="ce68" table:formula="of:=[.O45]*[.$Z$8]*[.N45]" office:value-type="float" office:value="3.612">
            <text:p>3.6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45]&gt;=[.$AA$14];[.$AA$14];[.$AA$4]-[.F45]+[.L45])" office:value-type="float" office:value="139.888">
            <text:p>139.9</text:p>
          </table:table-cell>
          <table:table-cell table:style-name="ce52"/>
          <table:table-cell table:style-name="ce82" table:formula="of:=IF([.F45]&gt;=[.$AA$17];1;0)" office:value-type="float" office:value="0">
            <text:p>0</text:p>
          </table:table-cell>
          <table:table-cell table:style-name="ce68" table:formula="of:=[.L45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45]-[.L45]" office:value-type="float" office:value="3.612">
            <text:p>3.6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46]&gt;[.$AA$16];[.$AA$16];[.G46])" office:value-type="float" office:value="3.612">
            <text:p>3.6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60">
            <text:p>160</text:p>
          </table:table-cell>
          <table:table-cell table:style-name="ce52" table:formula="of:=[.D45]+1" office:value-type="float" office:value="14">
            <text:p>14</text:p>
          </table:table-cell>
          <table:table-cell table:style-name="ce63" office:value-type="date" office:date-value="2008-08-14">
            <text:p>08/14/08 12:00 AM</text:p>
          </table:table-cell>
          <table:table-cell table:style-name="ce68" table:formula="of:=[.G47]+[.H48]" office:value-type="float" office:value="7.483">
            <text:p>7.5</text:p>
          </table:table-cell>
          <table:table-cell table:style-name="ce68"/>
          <table:table-cell table:style-name="ce68" table:formula="of:=-[.J48]-[.M48]+[.P48]+[.Q48]+[.K48]" office:value-type="float" office:value="3.871">
            <text:p>3.9</text:p>
          </table:table-cell>
          <table:table-cell table:style-name="ce68" office:value-type="float" office:value="0">
            <text:p>0.0</text:p>
          </table:table-cell>
          <table:table-cell table:style-name="ce68" table:formula="of:=IF([.I48]*[.$Z$11]&lt;=[.N48]*[.$Z$12];0;[.I48]*[.$Z$11])" office:value-type="float" office:value="0">
            <text:p>0.0</text:p>
          </table:table-cell>
          <table:table-cell table:style-name="ce68" table:formula="of:=IF([.$S45]-[.$AA$14]+[.J48]&lt;0;0;[.$S45]-[.$AA$14]+[.J48])" office:value-type="float" office:value="0">
            <text:p>0.0</text:p>
          </table:table-cell>
          <table:table-cell table:style-name="ce74" table:formula="of:=IF([.F48]&gt;=[.$AA$17];[.F48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53">
            <text:p>5.5</text:p>
          </table:table-cell>
          <table:table-cell table:style-name="ce68" table:formula="of:=IF(([.$AA$16]-[.G47])/([.$AA$16]-[.$AA$17])&gt;1;1;([.$AA$16]-[.G47])/([.$AA$16]-[.$AA$17]))" office:value-type="float" office:value="1">
            <text:p>1.0</text:p>
          </table:table-cell>
          <table:table-cell table:style-name="ce68" table:formula="of:=[.O48]*[.$Z$8]*[.N48]" office:value-type="float" office:value="3.871">
            <text:p>3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48]&gt;=[.$AA$14];[.$AA$14];[.$AA$4]-[.F48]+[.L48])" office:value-type="float" office:value="136.017">
            <text:p>136.0</text:p>
          </table:table-cell>
          <table:table-cell table:style-name="ce52"/>
          <table:table-cell table:style-name="ce82" table:formula="of:=IF([.F48]&gt;=[.$AA$17];1;0)" office:value-type="float" office:value="0">
            <text:p>0</text:p>
          </table:table-cell>
          <table:table-cell table:style-name="ce68" table:formula="of:=[.L48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48]-[.L48]" office:value-type="float" office:value="7.483">
            <text:p>7.5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49]&gt;[.$AA$16];[.$AA$16];[.G49])" office:value-type="float" office:value="7.483">
            <text:p>7.5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61">
            <text:p>161</text:p>
          </table:table-cell>
          <table:table-cell table:style-name="ce52" table:formula="of:=[.D48]+1" office:value-type="float" office:value="15">
            <text:p>15</text:p>
          </table:table-cell>
          <table:table-cell table:style-name="ce63" office:value-type="date" office:date-value="2008-08-15">
            <text:p>08/15/08 12:00 AM</text:p>
          </table:table-cell>
          <table:table-cell table:style-name="ce68" table:formula="of:=[.G50]+[.H51]" office:value-type="float" office:value="11.557">
            <text:p>11.6</text:p>
          </table:table-cell>
          <table:table-cell table:style-name="ce68"/>
          <table:table-cell table:style-name="ce68" table:formula="of:=-[.J51]-[.M51]+[.P51]+[.Q51]+[.K51]" office:value-type="float" office:value="4.074">
            <text:p>4.1</text:p>
          </table:table-cell>
          <table:table-cell table:style-name="ce68" office:value-type="float" office:value="0">
            <text:p>0.0</text:p>
          </table:table-cell>
          <table:table-cell table:style-name="ce68" table:formula="of:=IF([.I51]*[.$Z$11]&lt;=[.N51]*[.$Z$12];0;[.I51]*[.$Z$11])" office:value-type="float" office:value="0">
            <text:p>0.0</text:p>
          </table:table-cell>
          <table:table-cell table:style-name="ce68" table:formula="of:=IF([.$S48]-[.$AA$14]+[.J51]&lt;0;0;[.$S48]-[.$AA$14]+[.J51])" office:value-type="float" office:value="0">
            <text:p>0.0</text:p>
          </table:table-cell>
          <table:table-cell table:style-name="ce74" table:formula="of:=IF([.F51]&gt;=[.$AA$17];[.F51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82">
            <text:p>5.8</text:p>
          </table:table-cell>
          <table:table-cell table:style-name="ce68" table:formula="of:=IF(([.$AA$16]-[.G50])/([.$AA$16]-[.$AA$17])&gt;1;1;([.$AA$16]-[.G50])/([.$AA$16]-[.$AA$17]))" office:value-type="float" office:value="1">
            <text:p>1.0</text:p>
          </table:table-cell>
          <table:table-cell table:style-name="ce68" table:formula="of:=[.O51]*[.$Z$8]*[.N51]" office:value-type="float" office:value="4.074">
            <text:p>4.1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51]&gt;=[.$AA$14];[.$AA$14];[.$AA$4]-[.F51]+[.L51])" office:value-type="float" office:value="131.943">
            <text:p>131.9</text:p>
          </table:table-cell>
          <table:table-cell table:style-name="ce52"/>
          <table:table-cell table:style-name="ce82" table:formula="of:=IF([.F51]&gt;=[.$AA$17];1;0)" office:value-type="float" office:value="0">
            <text:p>0</text:p>
          </table:table-cell>
          <table:table-cell table:style-name="ce68" table:formula="of:=[.L51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51]-[.L51]" office:value-type="float" office:value="11.557">
            <text:p>11.6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52]&gt;[.$AA$16];[.$AA$16];[.G52])" office:value-type="float" office:value="11.557">
            <text:p>11.6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62">
            <text:p>162</text:p>
          </table:table-cell>
          <table:table-cell table:style-name="ce52" table:formula="of:=[.D51]+1" office:value-type="float" office:value="16">
            <text:p>16</text:p>
          </table:table-cell>
          <table:table-cell table:style-name="ce63" office:value-type="date" office:date-value="2008-08-16">
            <text:p>08/16/08 12:00 AM</text:p>
          </table:table-cell>
          <table:table-cell table:style-name="ce68" table:formula="of:=[.G53]+[.H54]" office:value-type="float" office:value="15.316">
            <text:p>15.3</text:p>
          </table:table-cell>
          <table:table-cell table:style-name="ce68"/>
          <table:table-cell table:style-name="ce68" table:formula="of:=-[.J54]-[.M54]+[.P54]+[.Q54]+[.K54]" office:value-type="float" office:value="3.759">
            <text:p>3.8</text:p>
          </table:table-cell>
          <table:table-cell table:style-name="ce68" office:value-type="float" office:value="0">
            <text:p>0.0</text:p>
          </table:table-cell>
          <table:table-cell table:style-name="ce68" table:formula="of:=IF([.I54]*[.$Z$11]&lt;=[.N54]*[.$Z$12];0;[.I54]*[.$Z$11])" office:value-type="float" office:value="0">
            <text:p>0.0</text:p>
          </table:table-cell>
          <table:table-cell table:style-name="ce68" table:formula="of:=IF([.$S51]-[.$AA$14]+[.J54]&lt;0;0;[.$S51]-[.$AA$14]+[.J54])" office:value-type="float" office:value="0">
            <text:p>0.0</text:p>
          </table:table-cell>
          <table:table-cell table:style-name="ce74" table:formula="of:=IF([.F54]&gt;=[.$AA$17];[.F54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37">
            <text:p>5.4</text:p>
          </table:table-cell>
          <table:table-cell table:style-name="ce68" table:formula="of:=IF(([.$AA$16]-[.G53])/([.$AA$16]-[.$AA$17])&gt;1;1;([.$AA$16]-[.G53])/([.$AA$16]-[.$AA$17]))" office:value-type="float" office:value="1">
            <text:p>1.0</text:p>
          </table:table-cell>
          <table:table-cell table:style-name="ce68" table:formula="of:=[.O54]*[.$Z$8]*[.N54]" office:value-type="float" office:value="3.759">
            <text:p>3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54]&gt;=[.$AA$14];[.$AA$14];[.$AA$4]-[.F54]+[.L54])" office:value-type="float" office:value="128.184">
            <text:p>128.2</text:p>
          </table:table-cell>
          <table:table-cell table:style-name="ce52"/>
          <table:table-cell table:style-name="ce82" table:formula="of:=IF([.F54]&gt;=[.$AA$17];1;0)" office:value-type="float" office:value="0">
            <text:p>0</text:p>
          </table:table-cell>
          <table:table-cell table:style-name="ce68" table:formula="of:=[.L54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54]-[.L54]" office:value-type="float" office:value="15.316">
            <text:p>15.3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55]&gt;[.$AA$16];[.$AA$16];[.G55])" office:value-type="float" office:value="15.316">
            <text:p>15.3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style-name="ce29"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63">
            <text:p>163</text:p>
          </table:table-cell>
          <table:table-cell table:style-name="ce52" table:formula="of:=[.D54]+1" office:value-type="float" office:value="17">
            <text:p>17</text:p>
          </table:table-cell>
          <table:table-cell table:style-name="ce63" office:value-type="date" office:date-value="2008-08-17">
            <text:p>08/17/08 12:00 AM</text:p>
          </table:table-cell>
          <table:table-cell table:style-name="ce68" table:formula="of:=[.G56]+[.H57]" office:value-type="float" office:value="18.991">
            <text:p>19.0</text:p>
          </table:table-cell>
          <table:table-cell table:style-name="ce68"/>
          <table:table-cell table:style-name="ce68" table:formula="of:=-[.J57]-[.M57]+[.P57]+[.Q57]+[.K57]" office:value-type="float" office:value="3.675">
            <text:p>3.7</text:p>
          </table:table-cell>
          <table:table-cell table:style-name="ce68" office:value-type="float" office:value="0">
            <text:p>0.0</text:p>
          </table:table-cell>
          <table:table-cell table:style-name="ce68" table:formula="of:=IF([.I57]*[.$Z$11]&lt;=[.N57]*[.$Z$12];0;[.I57]*[.$Z$11])" office:value-type="float" office:value="0">
            <text:p>0.0</text:p>
          </table:table-cell>
          <table:table-cell table:style-name="ce68" table:formula="of:=IF([.$S54]-[.$AA$14]+[.J57]&lt;0;0;[.$S54]-[.$AA$14]+[.J57])" office:value-type="float" office:value="0">
            <text:p>0.0</text:p>
          </table:table-cell>
          <table:table-cell table:style-name="ce74" table:formula="of:=IF([.F57]&gt;=[.$AA$17];[.F57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25">
            <text:p>5.3</text:p>
          </table:table-cell>
          <table:table-cell table:style-name="ce68" table:formula="of:=IF(([.$AA$16]-[.G56])/([.$AA$16]-[.$AA$17])&gt;1;1;([.$AA$16]-[.G56])/([.$AA$16]-[.$AA$17]))" office:value-type="float" office:value="1">
            <text:p>1.0</text:p>
          </table:table-cell>
          <table:table-cell table:style-name="ce68" table:formula="of:=[.O57]*[.$Z$8]*[.N57]" office:value-type="float" office:value="3.675">
            <text:p>3.7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57]&gt;=[.$AA$14];[.$AA$14];[.$AA$4]-[.F57]+[.L57])" office:value-type="float" office:value="124.509">
            <text:p>124.5</text:p>
          </table:table-cell>
          <table:table-cell table:style-name="ce52"/>
          <table:table-cell table:style-name="ce82" table:formula="of:=IF([.F57]&gt;=[.$AA$17];1;0)" office:value-type="float" office:value="0">
            <text:p>0</text:p>
          </table:table-cell>
          <table:table-cell table:style-name="ce68" table:formula="of:=[.L57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57]-[.L57]" office:value-type="float" office:value="18.991">
            <text:p>19.0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58]&gt;[.$AA$16];[.$AA$16];[.G58])" office:value-type="float" office:value="18.991">
            <text:p>19.0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64">
            <text:p>164</text:p>
          </table:table-cell>
          <table:table-cell table:style-name="ce52" table:formula="of:=[.D57]+1" office:value-type="float" office:value="18">
            <text:p>18</text:p>
          </table:table-cell>
          <table:table-cell table:style-name="ce63" office:value-type="date" office:date-value="2008-08-18">
            <text:p>08/18/08 12:00 AM</text:p>
          </table:table-cell>
          <table:table-cell table:style-name="ce68" table:formula="of:=[.G59]+[.H60]" office:value-type="float" office:value="22.715">
            <text:p>22.7</text:p>
          </table:table-cell>
          <table:table-cell table:style-name="ce68"/>
          <table:table-cell table:style-name="ce68" table:formula="of:=-[.J60]-[.M60]+[.P60]+[.Q60]+[.K60]" office:value-type="float" office:value="3.724">
            <text:p>3.7</text:p>
          </table:table-cell>
          <table:table-cell table:style-name="ce68" office:value-type="float" office:value="0">
            <text:p>0.0</text:p>
          </table:table-cell>
          <table:table-cell table:style-name="ce68" table:formula="of:=IF([.I60]*[.$Z$11]&lt;=[.N60]*[.$Z$12];0;[.I60]*[.$Z$11])" office:value-type="float" office:value="0">
            <text:p>0.0</text:p>
          </table:table-cell>
          <table:table-cell table:style-name="ce68" table:formula="of:=IF([.$S57]-[.$AA$14]+[.J60]&lt;0;0;[.$S57]-[.$AA$14]+[.J60])" office:value-type="float" office:value="0">
            <text:p>0.0</text:p>
          </table:table-cell>
          <table:table-cell table:style-name="ce74" table:formula="of:=IF([.F60]&gt;=[.$AA$17];[.F60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32">
            <text:p>5.3</text:p>
          </table:table-cell>
          <table:table-cell table:style-name="ce68" table:formula="of:=IF(([.$AA$16]-[.G59])/([.$AA$16]-[.$AA$17])&gt;1;1;([.$AA$16]-[.G59])/([.$AA$16]-[.$AA$17]))" office:value-type="float" office:value="1">
            <text:p>1.0</text:p>
          </table:table-cell>
          <table:table-cell table:style-name="ce68" table:formula="of:=[.O60]*[.$Z$8]*[.N60]" office:value-type="float" office:value="3.724">
            <text:p>3.7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60]&gt;=[.$AA$14];[.$AA$14];[.$AA$4]-[.F60]+[.L60])" office:value-type="float" office:value="120.785">
            <text:p>120.8</text:p>
          </table:table-cell>
          <table:table-cell table:style-name="ce52"/>
          <table:table-cell table:style-name="ce82" table:formula="of:=IF([.F60]&gt;=[.$AA$17];1;0)" office:value-type="float" office:value="0">
            <text:p>0</text:p>
          </table:table-cell>
          <table:table-cell table:style-name="ce68" table:formula="of:=[.L60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60]-[.L60]" office:value-type="float" office:value="22.715">
            <text:p>22.7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61]&gt;[.$AA$16];[.$AA$16];[.G61])" office:value-type="float" office:value="22.715">
            <text:p>22.7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65">
            <text:p>165</text:p>
          </table:table-cell>
          <table:table-cell table:style-name="ce52" table:formula="of:=[.D60]+1" office:value-type="float" office:value="19">
            <text:p>19</text:p>
          </table:table-cell>
          <table:table-cell table:style-name="ce63" office:value-type="date" office:date-value="2008-08-19">
            <text:p>08/19/08 12:00 AM</text:p>
          </table:table-cell>
          <table:table-cell table:style-name="ce68" table:formula="of:=[.G62]+[.H63]" office:value-type="float" office:value="26.621">
            <text:p>26.6</text:p>
          </table:table-cell>
          <table:table-cell table:style-name="ce68"/>
          <table:table-cell table:style-name="ce68" table:formula="of:=-[.J63]-[.M63]+[.P63]+[.Q63]+[.K63]" office:value-type="float" office:value="3.906">
            <text:p>3.9</text:p>
          </table:table-cell>
          <table:table-cell table:style-name="ce68" office:value-type="float" office:value="0">
            <text:p>0.0</text:p>
          </table:table-cell>
          <table:table-cell table:style-name="ce68" table:formula="of:=IF([.I63]*[.$Z$11]&lt;=[.N63]*[.$Z$12];0;[.I63]*[.$Z$11])" office:value-type="float" office:value="0">
            <text:p>0.0</text:p>
          </table:table-cell>
          <table:table-cell table:style-name="ce68" table:formula="of:=IF([.$S60]-[.$AA$14]+[.J63]&lt;0;0;[.$S60]-[.$AA$14]+[.J63])" office:value-type="float" office:value="0">
            <text:p>0.0</text:p>
          </table:table-cell>
          <table:table-cell table:style-name="ce74" table:formula="of:=IF([.F63]&gt;=[.$AA$17];[.F63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58">
            <text:p>5.6</text:p>
          </table:table-cell>
          <table:table-cell table:style-name="ce68" table:formula="of:=IF(([.$AA$16]-[.G62])/([.$AA$16]-[.$AA$17])&gt;1;1;([.$AA$16]-[.G62])/([.$AA$16]-[.$AA$17]))" office:value-type="float" office:value="1">
            <text:p>1.0</text:p>
          </table:table-cell>
          <table:table-cell table:style-name="ce68" table:formula="of:=[.O63]*[.$Z$8]*[.N63]" office:value-type="float" office:value="3.906">
            <text:p>3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63]&gt;=[.$AA$14];[.$AA$14];[.$AA$4]-[.F63]+[.L63])" office:value-type="float" office:value="116.879">
            <text:p>116.9</text:p>
          </table:table-cell>
          <table:table-cell table:style-name="ce52"/>
          <table:table-cell table:style-name="ce82" table:formula="of:=IF([.F63]&gt;=[.$AA$17];1;0)" office:value-type="float" office:value="0">
            <text:p>0</text:p>
          </table:table-cell>
          <table:table-cell table:style-name="ce68" table:formula="of:=[.L63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63]-[.L63]" office:value-type="float" office:value="26.621">
            <text:p>26.6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64]&gt;[.$AA$16];[.$AA$16];[.G64])" office:value-type="float" office:value="26.621">
            <text:p>26.6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66">
            <text:p>166</text:p>
          </table:table-cell>
          <table:table-cell table:style-name="ce52" table:formula="of:=[.D63]+1" office:value-type="float" office:value="20">
            <text:p>20</text:p>
          </table:table-cell>
          <table:table-cell table:style-name="ce63" office:value-type="date" office:date-value="2008-08-20">
            <text:p>08/20/08 12:00 AM</text:p>
          </table:table-cell>
          <table:table-cell table:style-name="ce68" table:formula="of:=[.G65]+[.H66]" office:value-type="float" office:value="30.674">
            <text:p>30.7</text:p>
          </table:table-cell>
          <table:table-cell table:style-name="ce68"/>
          <table:table-cell table:style-name="ce68" table:formula="of:=-[.J66]-[.M66]+[.P66]+[.Q66]+[.K66]" office:value-type="float" office:value="4.053">
            <text:p>4.1</text:p>
          </table:table-cell>
          <table:table-cell table:style-name="ce68" office:value-type="float" office:value="0">
            <text:p>0.0</text:p>
          </table:table-cell>
          <table:table-cell table:style-name="ce68" table:formula="of:=IF([.I66]*[.$Z$11]&lt;=[.N66]*[.$Z$12];0;[.I66]*[.$Z$11])" office:value-type="float" office:value="0">
            <text:p>0.0</text:p>
          </table:table-cell>
          <table:table-cell table:style-name="ce68" table:formula="of:=IF([.$S63]-[.$AA$14]+[.J66]&lt;0;0;[.$S63]-[.$AA$14]+[.J66])" office:value-type="float" office:value="0">
            <text:p>0.0</text:p>
          </table:table-cell>
          <table:table-cell table:style-name="ce74" table:formula="of:=IF([.F66]&gt;=[.$AA$17];[.F66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79">
            <text:p>5.8</text:p>
          </table:table-cell>
          <table:table-cell table:style-name="ce68" table:formula="of:=IF(([.$AA$16]-[.G65])/([.$AA$16]-[.$AA$17])&gt;1;1;([.$AA$16]-[.G65])/([.$AA$16]-[.$AA$17]))" office:value-type="float" office:value="1">
            <text:p>1.0</text:p>
          </table:table-cell>
          <table:table-cell table:style-name="ce68" table:formula="of:=[.O66]*[.$Z$8]*[.N66]" office:value-type="float" office:value="4.053">
            <text:p>4.1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66]&gt;=[.$AA$14];[.$AA$14];[.$AA$4]-[.F66]+[.L66])" office:value-type="float" office:value="112.826">
            <text:p>112.8</text:p>
          </table:table-cell>
          <table:table-cell table:style-name="ce52"/>
          <table:table-cell table:style-name="ce82" table:formula="of:=IF([.F66]&gt;=[.$AA$17];1;0)" office:value-type="float" office:value="0">
            <text:p>0</text:p>
          </table:table-cell>
          <table:table-cell table:style-name="ce68" table:formula="of:=[.L66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66]-[.L66]" office:value-type="float" office:value="30.674">
            <text:p>30.7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IF([.G67]&gt;[.$AA$16];[.$AA$16];[.G67])" office:value-type="float" office:value="30.674">
            <text:p>30.7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style-name="ce52" table:number-columns-repeated="2"/>
          <table:table-cell table:style-name="ce52" office:value-type="float" office:value="167">
            <text:p>167</text:p>
          </table:table-cell>
          <table:table-cell table:style-name="ce52" table:formula="of:=[.D66]+1" office:value-type="float" office:value="21">
            <text:p>21</text:p>
          </table:table-cell>
          <table:table-cell table:style-name="ce63" office:value-type="date" office:date-value="2008-08-21">
            <text:p>08/21/08 12:00 AM</text:p>
          </table:table-cell>
          <table:table-cell table:style-name="ce68" table:formula="of:=[.G68]+[.H69]" office:value-type="float" office:value="34.545">
            <text:p>34.5</text:p>
          </table:table-cell>
          <table:table-cell table:style-name="ce68"/>
          <table:table-cell table:style-name="ce68" table:formula="of:=-[.J69]-[.M69]+[.P69]+[.Q69]+[.K69]" office:value-type="float" office:value="3.871">
            <text:p>3.9</text:p>
          </table:table-cell>
          <table:table-cell table:style-name="ce68" office:value-type="float" office:value="0">
            <text:p>0.0</text:p>
          </table:table-cell>
          <table:table-cell table:style-name="ce68" table:formula="of:=IF([.I69]*[.$Z$11]&lt;=[.N69]*[.$Z$12];0;[.I69]*[.$Z$11])" office:value-type="float" office:value="0">
            <text:p>0.0</text:p>
          </table:table-cell>
          <table:table-cell table:style-name="ce68" table:formula="of:=IF([.$S66]-[.$AA$14]+[.J69]&lt;0;0;[.$S66]-[.$AA$14]+[.J69])" office:value-type="float" office:value="0">
            <text:p>0.0</text:p>
          </table:table-cell>
          <table:table-cell table:style-name="ce74" table:formula="of:=IF([.F69]&gt;=[.$AA$17];[.F69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53">
            <text:p>5.5</text:p>
          </table:table-cell>
          <table:table-cell table:style-name="ce68" table:formula="of:=IF(([.$AA$16]-[.G68])/([.$AA$16]-[.$AA$17])&gt;1;1;([.$AA$16]-[.G68])/([.$AA$16]-[.$AA$17]))" office:value-type="float" office:value="1">
            <text:p>1.0</text:p>
          </table:table-cell>
          <table:table-cell table:style-name="ce68" table:formula="of:=[.O69]*[.$Z$8]*[.N69]" office:value-type="float" office:value="3.871">
            <text:p>3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69]&gt;=[.$AA$14];[.$AA$14];[.$AA$4]-[.F69]+[.L69])" office:value-type="float" office:value="108.955">
            <text:p>109.0</text:p>
          </table:table-cell>
          <table:table-cell table:style-name="ce52"/>
          <table:table-cell table:style-name="ce82" table:formula="of:=IF([.F69]&gt;=[.$AA$17];1;0)" office:value-type="float" office:value="0">
            <text:p>0</text:p>
          </table:table-cell>
          <table:table-cell table:style-name="ce68" table:formula="of:=[.L69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style-name="ce52" table:number-columns-repeated="4"/>
          <table:table-cell table:style-name="ce63"/>
          <table:table-cell table:style-name="ce68"/>
          <table:table-cell table:style-name="ce68" table:formula="of:=[.F69]-[.L69]" office:value-type="float" office:value="34.545">
            <text:p>34.5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70]&gt;[.$AA$16];[.$AA$16];[.G70])" office:value-type="float" office:value="34.545">
            <text:p>34.5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68">
            <text:p>168</text:p>
          </table:table-cell>
          <table:table-cell table:style-name="ce52" table:formula="of:=[.D69]+1" office:value-type="float" office:value="22">
            <text:p>22</text:p>
          </table:table-cell>
          <table:table-cell table:style-name="ce63" office:value-type="date" office:date-value="2008-08-22">
            <text:p>08/22/08 12:00 AM</text:p>
          </table:table-cell>
          <table:table-cell table:style-name="ce68" table:formula="of:=[.G71]+[.H72]" office:value-type="float" office:value="38.381">
            <text:p>38.4</text:p>
          </table:table-cell>
          <table:table-cell table:style-name="ce68"/>
          <table:table-cell table:style-name="ce68" table:formula="of:=-[.J72]-[.M72]+[.P72]+[.Q72]+[.K72]" office:value-type="float" office:value="3.836">
            <text:p>3.8</text:p>
          </table:table-cell>
          <table:table-cell table:style-name="ce68" office:value-type="float" office:value="0">
            <text:p>0.0</text:p>
          </table:table-cell>
          <table:table-cell table:style-name="ce68" table:formula="of:=IF([.I72]*[.$Z$11]&lt;=[.N72]*[.$Z$12];0;[.I72]*[.$Z$11])" office:value-type="float" office:value="0">
            <text:p>0.0</text:p>
          </table:table-cell>
          <table:table-cell table:style-name="ce68" table:formula="of:=IF([.$S69]-[.$AA$14]+[.J72]&lt;0;0;[.$S69]-[.$AA$14]+[.J72])" office:value-type="float" office:value="0">
            <text:p>0.0</text:p>
          </table:table-cell>
          <table:table-cell table:style-name="ce74" table:formula="of:=IF([.F72]&gt;=[.$AA$17];[.F72]*[.$Z$5];0)" office:value-type="float" office:value="38.381">
            <text:p>38.4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48">
            <text:p>5.5</text:p>
          </table:table-cell>
          <table:table-cell table:style-name="ce68" table:formula="of:=IF(([.$AA$16]-[.G71])/([.$AA$16]-[.$AA$17])&gt;1;1;([.$AA$16]-[.G71])/([.$AA$16]-[.$AA$17]))" office:value-type="float" office:value="1">
            <text:p>1.0</text:p>
          </table:table-cell>
          <table:table-cell table:style-name="ce68" table:formula="of:=[.O72]*[.$Z$8]*[.N72]" office:value-type="float" office:value="3.836">
            <text:p>3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72]&gt;=[.$AA$14];[.$AA$14];[.$AA$4]-[.F72]+[.L72])" office:value-type="float" office:value="143.5">
            <text:p>143.5</text:p>
          </table:table-cell>
          <table:table-cell table:style-name="ce52"/>
          <table:table-cell table:style-name="ce82" table:formula="of:=IF([.F72]&gt;=[.$AA$17];1;0)" office:value-type="float" office:value="1">
            <text:p>1</text:p>
          </table:table-cell>
          <table:table-cell table:style-name="ce68" table:formula="of:=[.L72]/[.$Z$13]" office:value-type="float" office:value="47.97625">
            <text:p>48.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72]-[.L72]" office:value-type="float" office:value="0">
            <text:p>0.0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73]&gt;[.$AA$16];[.$AA$16];[.G73])" office:value-type="float" office:value="0">
            <text:p>0.0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69">
            <text:p>169</text:p>
          </table:table-cell>
          <table:table-cell table:style-name="ce52" table:formula="of:=[.D72]+1" office:value-type="float" office:value="23">
            <text:p>23</text:p>
          </table:table-cell>
          <table:table-cell table:style-name="ce63" office:value-type="date" office:date-value="2008-08-23">
            <text:p>08/23/08 12:00 AM</text:p>
          </table:table-cell>
          <table:table-cell table:style-name="ce68" table:formula="of:=[.G74]+[.H75]" office:value-type="float" office:value="3.815">
            <text:p>3.8</text:p>
          </table:table-cell>
          <table:table-cell table:style-name="ce68"/>
          <table:table-cell table:style-name="ce68" table:formula="of:=-[.J75]-[.M75]+[.P75]+[.Q75]+[.K75]" office:value-type="float" office:value="3.815">
            <text:p>3.8</text:p>
          </table:table-cell>
          <table:table-cell table:style-name="ce68" office:value-type="float" office:value="0">
            <text:p>0.0</text:p>
          </table:table-cell>
          <table:table-cell table:style-name="ce68" table:formula="of:=IF([.I75]*[.$Z$11]&lt;=[.N75]*[.$Z$12];0;[.I75]*[.$Z$11])" office:value-type="float" office:value="0">
            <text:p>0.0</text:p>
          </table:table-cell>
          <table:table-cell table:style-name="ce68" table:formula="of:=IF([.$S72]-[.$AA$14]+[.J75]&lt;0;0;[.$S72]-[.$AA$14]+[.J75])" office:value-type="float" office:value="0">
            <text:p>0.0</text:p>
          </table:table-cell>
          <table:table-cell table:style-name="ce74" table:formula="of:=IF([.F75]&gt;=[.$AA$17];[.F75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45">
            <text:p>5.5</text:p>
          </table:table-cell>
          <table:table-cell table:style-name="ce68" table:formula="of:=IF(([.$AA$16]-[.G74])/([.$AA$16]-[.$AA$17])&gt;1;1;([.$AA$16]-[.G74])/([.$AA$16]-[.$AA$17]))" office:value-type="float" office:value="1">
            <text:p>1.0</text:p>
          </table:table-cell>
          <table:table-cell table:style-name="ce68" table:formula="of:=[.O75]*[.$Z$8]*[.N75]" office:value-type="float" office:value="3.815">
            <text:p>3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75]&gt;=[.$AA$14];[.$AA$14];[.$AA$4]-[.F75]+[.L75])" office:value-type="float" office:value="139.685">
            <text:p>139.7</text:p>
          </table:table-cell>
          <table:table-cell table:style-name="ce52"/>
          <table:table-cell table:style-name="ce82" table:formula="of:=IF([.F75]&gt;=[.$AA$17];1;0)" office:value-type="float" office:value="0">
            <text:p>0</text:p>
          </table:table-cell>
          <table:table-cell table:style-name="ce68" table:formula="of:=[.L75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75]-[.L75]" office:value-type="float" office:value="3.815">
            <text:p>3.8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76]&gt;[.$AA$16];[.$AA$16];[.G76])" office:value-type="float" office:value="3.815">
            <text:p>3.8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70">
            <text:p>170</text:p>
          </table:table-cell>
          <table:table-cell table:style-name="ce52" table:formula="of:=[.D75]+1" office:value-type="float" office:value="24">
            <text:p>24</text:p>
          </table:table-cell>
          <table:table-cell table:style-name="ce63" office:value-type="date" office:date-value="2008-08-24">
            <text:p>08/24/08 12:00 AM</text:p>
          </table:table-cell>
          <table:table-cell table:style-name="ce68" table:formula="of:=[.G77]+[.H78]" office:value-type="float" office:value="7.441">
            <text:p>7.4</text:p>
          </table:table-cell>
          <table:table-cell table:style-name="ce68"/>
          <table:table-cell table:style-name="ce68" table:formula="of:=-[.J78]-[.M78]+[.P78]+[.Q78]+[.K78]" office:value-type="float" office:value="3.626">
            <text:p>3.6</text:p>
          </table:table-cell>
          <table:table-cell table:style-name="ce68" office:value-type="float" office:value="0">
            <text:p>0.0</text:p>
          </table:table-cell>
          <table:table-cell table:style-name="ce68" table:formula="of:=IF([.I78]*[.$Z$11]&lt;=[.N78]*[.$Z$12];0;[.I78]*[.$Z$11])" office:value-type="float" office:value="0">
            <text:p>0.0</text:p>
          </table:table-cell>
          <table:table-cell table:style-name="ce68" table:formula="of:=IF([.$S75]-[.$AA$14]+[.J78]&lt;0;0;[.$S75]-[.$AA$14]+[.J78])" office:value-type="float" office:value="0">
            <text:p>0.0</text:p>
          </table:table-cell>
          <table:table-cell table:style-name="ce74" table:formula="of:=IF([.F78]&gt;=[.$AA$17];[.F78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18">
            <text:p>5.2</text:p>
          </table:table-cell>
          <table:table-cell table:style-name="ce68" table:formula="of:=IF(([.$AA$16]-[.G77])/([.$AA$16]-[.$AA$17])&gt;1;1;([.$AA$16]-[.G77])/([.$AA$16]-[.$AA$17]))" office:value-type="float" office:value="1">
            <text:p>1.0</text:p>
          </table:table-cell>
          <table:table-cell table:style-name="ce68" table:formula="of:=[.O78]*[.$Z$8]*[.N78]" office:value-type="float" office:value="3.626">
            <text:p>3.6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78]&gt;=[.$AA$14];[.$AA$14];[.$AA$4]-[.F78]+[.L78])" office:value-type="float" office:value="136.059">
            <text:p>136.1</text:p>
          </table:table-cell>
          <table:table-cell table:style-name="ce52"/>
          <table:table-cell table:style-name="ce82" table:formula="of:=IF([.F78]&gt;=[.$AA$17];1;0)" office:value-type="float" office:value="0">
            <text:p>0</text:p>
          </table:table-cell>
          <table:table-cell table:style-name="ce68" table:formula="of:=[.L78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78]-[.L78]" office:value-type="float" office:value="7.441">
            <text:p>7.4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79]&gt;[.$AA$16];[.$AA$16];[.G79])" office:value-type="float" office:value="7.441">
            <text:p>7.4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71">
            <text:p>171</text:p>
          </table:table-cell>
          <table:table-cell table:style-name="ce52" table:formula="of:=[.D78]+1" office:value-type="float" office:value="25">
            <text:p>25</text:p>
          </table:table-cell>
          <table:table-cell table:style-name="ce63" office:value-type="date" office:date-value="2008-08-25">
            <text:p>08/25/08 12:00 AM</text:p>
          </table:table-cell>
          <table:table-cell table:style-name="ce68" table:formula="of:=[.G80]+[.H81]" office:value-type="float" office:value="11.298">
            <text:p>11.3</text:p>
          </table:table-cell>
          <table:table-cell table:style-name="ce68"/>
          <table:table-cell table:style-name="ce68" table:formula="of:=-[.J81]-[.M81]+[.P81]+[.Q81]+[.K81]" office:value-type="float" office:value="3.857">
            <text:p>3.9</text:p>
          </table:table-cell>
          <table:table-cell table:style-name="ce68" office:value-type="float" office:value="0">
            <text:p>0.0</text:p>
          </table:table-cell>
          <table:table-cell table:style-name="ce68" table:formula="of:=IF([.I81]*[.$Z$11]&lt;=[.N81]*[.$Z$12];0;[.I81]*[.$Z$11])" office:value-type="float" office:value="0">
            <text:p>0.0</text:p>
          </table:table-cell>
          <table:table-cell table:style-name="ce68" table:formula="of:=IF([.$S78]-[.$AA$14]+[.J81]&lt;0;0;[.$S78]-[.$AA$14]+[.J81])" office:value-type="float" office:value="0">
            <text:p>0.0</text:p>
          </table:table-cell>
          <table:table-cell table:style-name="ce74" table:formula="of:=IF([.F81]&gt;=[.$AA$17];[.F81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51">
            <text:p>5.5</text:p>
          </table:table-cell>
          <table:table-cell table:style-name="ce68" table:formula="of:=IF(([.$AA$16]-[.G80])/([.$AA$16]-[.$AA$17])&gt;1;1;([.$AA$16]-[.G80])/([.$AA$16]-[.$AA$17]))" office:value-type="float" office:value="1">
            <text:p>1.0</text:p>
          </table:table-cell>
          <table:table-cell table:style-name="ce68" table:formula="of:=[.O81]*[.$Z$8]*[.N81]" office:value-type="float" office:value="3.857">
            <text:p>3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81]&gt;=[.$AA$14];[.$AA$14];[.$AA$4]-[.F81]+[.L81])" office:value-type="float" office:value="132.202">
            <text:p>132.2</text:p>
          </table:table-cell>
          <table:table-cell table:style-name="ce52"/>
          <table:table-cell table:style-name="ce82" table:formula="of:=IF([.F81]&gt;=[.$AA$17];1;0)" office:value-type="float" office:value="0">
            <text:p>0</text:p>
          </table:table-cell>
          <table:table-cell table:style-name="ce68" table:formula="of:=[.L81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81]-[.L81]" office:value-type="float" office:value="11.298">
            <text:p>11.3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82]&gt;[.$AA$16];[.$AA$16];[.G82])" office:value-type="float" office:value="11.298">
            <text:p>11.3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72">
            <text:p>172</text:p>
          </table:table-cell>
          <table:table-cell table:style-name="ce52" table:formula="of:=[.D81]+1" office:value-type="float" office:value="26">
            <text:p>26</text:p>
          </table:table-cell>
          <table:table-cell table:style-name="ce63" office:value-type="date" office:date-value="2008-08-26">
            <text:p>08/26/08 12:00 AM</text:p>
          </table:table-cell>
          <table:table-cell table:style-name="ce68" table:formula="of:=[.G83]+[.H84]" office:value-type="float" office:value="15.099">
            <text:p>15.1</text:p>
          </table:table-cell>
          <table:table-cell table:style-name="ce68"/>
          <table:table-cell table:style-name="ce68" table:formula="of:=-[.J84]-[.M84]+[.P84]+[.Q84]+[.K84]" office:value-type="float" office:value="3.801">
            <text:p>3.8</text:p>
          </table:table-cell>
          <table:table-cell table:style-name="ce68" office:value-type="float" office:value="0">
            <text:p>0.0</text:p>
          </table:table-cell>
          <table:table-cell table:style-name="ce68" table:formula="of:=IF([.I84]*[.$Z$11]&lt;=[.N84]*[.$Z$12];0;[.I84]*[.$Z$11])" office:value-type="float" office:value="0">
            <text:p>0.0</text:p>
          </table:table-cell>
          <table:table-cell table:style-name="ce68" table:formula="of:=IF([.$S81]-[.$AA$14]+[.J84]&lt;0;0;[.$S81]-[.$AA$14]+[.J84])" office:value-type="float" office:value="0">
            <text:p>0.0</text:p>
          </table:table-cell>
          <table:table-cell table:style-name="ce74" table:formula="of:=IF([.F84]&gt;=[.$AA$17];[.F84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43">
            <text:p>5.4</text:p>
          </table:table-cell>
          <table:table-cell table:style-name="ce68" table:formula="of:=IF(([.$AA$16]-[.G83])/([.$AA$16]-[.$AA$17])&gt;1;1;([.$AA$16]-[.G83])/([.$AA$16]-[.$AA$17]))" office:value-type="float" office:value="1">
            <text:p>1.0</text:p>
          </table:table-cell>
          <table:table-cell table:style-name="ce68" table:formula="of:=[.O84]*[.$Z$8]*[.N84]" office:value-type="float" office:value="3.801">
            <text:p>3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84]&gt;=[.$AA$14];[.$AA$14];[.$AA$4]-[.F84]+[.L84])" office:value-type="float" office:value="128.401">
            <text:p>128.4</text:p>
          </table:table-cell>
          <table:table-cell table:style-name="ce52"/>
          <table:table-cell table:style-name="ce82" table:formula="of:=IF([.F84]&gt;=[.$AA$17];1;0)" office:value-type="float" office:value="0">
            <text:p>0</text:p>
          </table:table-cell>
          <table:table-cell table:style-name="ce68" table:formula="of:=[.L84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84]-[.L84]" office:value-type="float" office:value="15.099">
            <text:p>15.1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85]&gt;[.$AA$16];[.$AA$16];[.G85])" office:value-type="float" office:value="15.099">
            <text:p>15.1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73">
            <text:p>173</text:p>
          </table:table-cell>
          <table:table-cell table:style-name="ce52" table:formula="of:=[.D84]+1" office:value-type="float" office:value="27">
            <text:p>27</text:p>
          </table:table-cell>
          <table:table-cell table:style-name="ce63" office:value-type="date" office:date-value="2008-08-27">
            <text:p>08/27/08 12:00 AM</text:p>
          </table:table-cell>
          <table:table-cell table:style-name="ce68" table:formula="of:=[.G86]+[.H87]" office:value-type="float" office:value="18.641">
            <text:p>18.6</text:p>
          </table:table-cell>
          <table:table-cell table:style-name="ce68"/>
          <table:table-cell table:style-name="ce68" table:formula="of:=-[.J87]-[.M87]+[.P87]+[.Q87]+[.K87]" office:value-type="float" office:value="3.542">
            <text:p>3.5</text:p>
          </table:table-cell>
          <table:table-cell table:style-name="ce68" office:value-type="float" office:value="0">
            <text:p>0.0</text:p>
          </table:table-cell>
          <table:table-cell table:style-name="ce68" table:formula="of:=IF([.I87]*[.$Z$11]&lt;=[.N87]*[.$Z$12];0;[.I87]*[.$Z$11])" office:value-type="float" office:value="0">
            <text:p>0.0</text:p>
          </table:table-cell>
          <table:table-cell table:style-name="ce68" table:formula="of:=IF([.$S84]-[.$AA$14]+[.J87]&lt;0;0;[.$S84]-[.$AA$14]+[.J87])" office:value-type="float" office:value="0">
            <text:p>0.0</text:p>
          </table:table-cell>
          <table:table-cell table:style-name="ce74" table:formula="of:=IF([.F87]&gt;=[.$AA$17];[.F87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06">
            <text:p>5.1</text:p>
          </table:table-cell>
          <table:table-cell table:style-name="ce68" table:formula="of:=IF(([.$AA$16]-[.G86])/([.$AA$16]-[.$AA$17])&gt;1;1;([.$AA$16]-[.G86])/([.$AA$16]-[.$AA$17]))" office:value-type="float" office:value="1">
            <text:p>1.0</text:p>
          </table:table-cell>
          <table:table-cell table:style-name="ce68" table:formula="of:=[.O87]*[.$Z$8]*[.N87]" office:value-type="float" office:value="3.542">
            <text:p>3.5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87]&gt;=[.$AA$14];[.$AA$14];[.$AA$4]-[.F87]+[.L87])" office:value-type="float" office:value="124.859">
            <text:p>124.9</text:p>
          </table:table-cell>
          <table:table-cell table:style-name="ce52"/>
          <table:table-cell table:style-name="ce82" table:formula="of:=IF([.F87]&gt;=[.$AA$17];1;0)" office:value-type="float" office:value="0">
            <text:p>0</text:p>
          </table:table-cell>
          <table:table-cell table:style-name="ce68" table:formula="of:=[.L87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87]-[.L87]" office:value-type="float" office:value="18.641">
            <text:p>18.6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88]&gt;[.$AA$16];[.$AA$16];[.G88])" office:value-type="float" office:value="18.641">
            <text:p>18.6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74">
            <text:p>174</text:p>
          </table:table-cell>
          <table:table-cell table:style-name="ce52" table:formula="of:=[.D87]+1" office:value-type="float" office:value="28">
            <text:p>28</text:p>
          </table:table-cell>
          <table:table-cell table:style-name="ce63" office:value-type="date" office:date-value="2008-08-28">
            <text:p>08/28/08 12:00 AM</text:p>
          </table:table-cell>
          <table:table-cell table:style-name="ce68" table:formula="of:=[.G89]+[.H90]" office:value-type="float" office:value="22.295">
            <text:p>22.3</text:p>
          </table:table-cell>
          <table:table-cell table:style-name="ce68"/>
          <table:table-cell table:style-name="ce68" table:formula="of:=-[.J90]-[.M90]+[.P90]+[.Q90]+[.K90]" office:value-type="float" office:value="3.654">
            <text:p>3.7</text:p>
          </table:table-cell>
          <table:table-cell table:style-name="ce68" office:value-type="float" office:value="0">
            <text:p>0.0</text:p>
          </table:table-cell>
          <table:table-cell table:style-name="ce68" table:formula="of:=IF([.I90]*[.$Z$11]&lt;=[.N90]*[.$Z$12];0;[.I90]*[.$Z$11])" office:value-type="float" office:value="0">
            <text:p>0.0</text:p>
          </table:table-cell>
          <table:table-cell table:style-name="ce68" table:formula="of:=IF([.$S87]-[.$AA$14]+[.J90]&lt;0;0;[.$S87]-[.$AA$14]+[.J90])" office:value-type="float" office:value="0">
            <text:p>0.0</text:p>
          </table:table-cell>
          <table:table-cell table:style-name="ce74" table:formula="of:=IF([.F90]&gt;=[.$AA$17];[.F90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22">
            <text:p>5.2</text:p>
          </table:table-cell>
          <table:table-cell table:style-name="ce68" table:formula="of:=IF(([.$AA$16]-[.G89])/([.$AA$16]-[.$AA$17])&gt;1;1;([.$AA$16]-[.G89])/([.$AA$16]-[.$AA$17]))" office:value-type="float" office:value="1">
            <text:p>1.0</text:p>
          </table:table-cell>
          <table:table-cell table:style-name="ce68" table:formula="of:=[.O90]*[.$Z$8]*[.N90]" office:value-type="float" office:value="3.654">
            <text:p>3.7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90]&gt;=[.$AA$14];[.$AA$14];[.$AA$4]-[.F90]+[.L90])" office:value-type="float" office:value="121.205">
            <text:p>121.2</text:p>
          </table:table-cell>
          <table:table-cell table:style-name="ce52"/>
          <table:table-cell table:style-name="ce82" table:formula="of:=IF([.F90]&gt;=[.$AA$17];1;0)" office:value-type="float" office:value="0">
            <text:p>0</text:p>
          </table:table-cell>
          <table:table-cell table:style-name="ce68" table:formula="of:=[.L90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90]-[.L90]" office:value-type="float" office:value="22.295">
            <text:p>22.3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91]&gt;[.$AA$16];[.$AA$16];[.G91])" office:value-type="float" office:value="22.295">
            <text:p>22.3</text:p>
          </table:table-cell>
          <table:table-cell table:style-name="ce68" table:number-columns-repeated="4"/>
          <table:table-cell table:style-name="ce74"/>
          <table:table-cell table:style-name="ce68" table:number-columns-repeated="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75">
            <text:p>175</text:p>
          </table:table-cell>
          <table:table-cell table:style-name="ce52" table:formula="of:=[.D90]+1" office:value-type="float" office:value="29">
            <text:p>29</text:p>
          </table:table-cell>
          <table:table-cell table:style-name="ce63" office:value-type="date" office:date-value="2008-08-29">
            <text:p>08/29/08 12:00 AM</text:p>
          </table:table-cell>
          <table:table-cell table:style-name="ce68" table:formula="of:=[.G92]+[.H93]" office:value-type="float" office:value="25.585">
            <text:p>25.6</text:p>
          </table:table-cell>
          <table:table-cell table:style-name="ce68"/>
          <table:table-cell table:style-name="ce68" table:formula="of:=-[.J93]-[.M93]+[.P93]+[.Q93]+[.K93]" office:value-type="float" office:value="3.29">
            <text:p>3.3</text:p>
          </table:table-cell>
          <table:table-cell table:style-name="ce68" office:value-type="float" office:value="0">
            <text:p>0.0</text:p>
          </table:table-cell>
          <table:table-cell table:style-name="ce68" table:formula="of:=IF([.I93]*[.$Z$11]&lt;=[.N93]*[.$Z$12];0;[.I93]*[.$Z$11])" office:value-type="float" office:value="0">
            <text:p>0.0</text:p>
          </table:table-cell>
          <table:table-cell table:style-name="ce68" table:formula="of:=IF([.$S90]-[.$AA$14]+[.J93]&lt;0;0;[.$S90]-[.$AA$14]+[.J93])" office:value-type="float" office:value="0">
            <text:p>0.0</text:p>
          </table:table-cell>
          <table:table-cell table:style-name="ce74" table:formula="of:=IF([.F93]&gt;=[.$AA$17];[.F93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4.7">
            <text:p>4.7</text:p>
          </table:table-cell>
          <table:table-cell table:style-name="ce68" table:formula="of:=IF(([.$AA$16]-[.G92])/([.$AA$16]-[.$AA$17])&gt;1;1;([.$AA$16]-[.G92])/([.$AA$16]-[.$AA$17]))" office:value-type="float" office:value="1">
            <text:p>1.0</text:p>
          </table:table-cell>
          <table:table-cell table:style-name="ce68" table:formula="of:=[.O93]*[.$Z$8]*[.N93]" office:value-type="float" office:value="3.29">
            <text:p>3.3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93]&gt;=[.$AA$14];[.$AA$14];[.$AA$4]-[.F93]+[.L93])" office:value-type="float" office:value="117.915">
            <text:p>117.9</text:p>
          </table:table-cell>
          <table:table-cell table:style-name="ce52"/>
          <table:table-cell table:style-name="ce82" table:formula="of:=IF([.F93]&gt;=[.$AA$17];1;0)" office:value-type="float" office:value="0">
            <text:p>0</text:p>
          </table:table-cell>
          <table:table-cell table:style-name="ce68" table:formula="of:=[.L93]/[.$Z$13]" office:value-type="float" office:value="0">
            <text:p>0.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93]-[.L93]" office:value-type="float" office:value="25.585">
            <text:p>25.6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94]&gt;[.$AA$16];[.$AA$16];[.G94])" office:value-type="float" office:value="25.585">
            <text:p>25.6</text:p>
          </table:table-cell>
          <table:table-cell table:style-name="ce68" table:number-columns-repeated="4"/>
          <table:table-cell table:style-name="ce74"/>
          <table:table-cell table:style-name="ce68" table:number-columns-repeated="6"/>
          <table:table-cell table:style-name="ce77"/>
          <table:table-cell table:style-name="ce52"/>
          <table:table-cell table:style-name="ce82"/>
          <table:table-cell table:style-name="ce68"/>
          <table:table-cell table:number-columns-repeated="1002"/>
        </table:table-row>
        <table:table-row table:style-name="ro3">
          <table:table-cell table:number-columns-repeated="2"/>
          <table:table-cell table:style-name="ce52" office:value-type="float" office:value="176">
            <text:p>176</text:p>
          </table:table-cell>
          <table:table-cell table:style-name="ce52" table:formula="of:=[.D93]+1" office:value-type="float" office:value="30">
            <text:p>30</text:p>
          </table:table-cell>
          <table:table-cell table:style-name="ce63" office:value-type="date" office:date-value="2008-08-30">
            <text:p>08/30/08 12:00 AM</text:p>
          </table:table-cell>
          <table:table-cell table:style-name="ce68" table:formula="of:=[.G95]+[.H96]" office:value-type="float" office:value="28.462">
            <text:p>28.5</text:p>
          </table:table-cell>
          <table:table-cell table:style-name="ce68"/>
          <table:table-cell table:style-name="ce68" table:formula="of:=-[.J96]-[.M96]+[.P96]+[.Q96]+[.K96]" office:value-type="float" office:value="2.877">
            <text:p>2.9</text:p>
          </table:table-cell>
          <table:table-cell table:style-name="ce68" office:value-type="float" office:value="0">
            <text:p>0.0</text:p>
          </table:table-cell>
          <table:table-cell table:style-name="ce68" table:formula="of:=IF([.I96]*[.$Z$11]&lt;=[.N96]*[.$Z$12];0;[.I96]*[.$Z$11])" office:value-type="float" office:value="0">
            <text:p>0.0</text:p>
          </table:table-cell>
          <table:table-cell table:style-name="ce68" table:formula="of:=IF([.$S93]-[.$AA$14]+[.J96]&lt;0;0;[.$S93]-[.$AA$14]+[.J96])" office:value-type="float" office:value="0">
            <text:p>0.0</text:p>
          </table:table-cell>
          <table:table-cell table:style-name="ce74" table:formula="of:=IF([.F96]&gt;=[.$AA$17];[.F96]*[.$Z$5];0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4.11">
            <text:p>4.1</text:p>
          </table:table-cell>
          <table:table-cell table:style-name="ce68" table:formula="of:=IF(([.$AA$16]-[.G95])/([.$AA$16]-[.$AA$17])&gt;1;1;([.$AA$16]-[.G95])/([.$AA$16]-[.$AA$17]))" office:value-type="float" office:value="1">
            <text:p>1.0</text:p>
          </table:table-cell>
          <table:table-cell table:style-name="ce68" table:formula="of:=[.O96]*[.$Z$8]*[.N96]" office:value-type="float" office:value="2.877">
            <text:p>2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96]&gt;=[.$AA$14];[.$AA$14];[.$AA$4]-[.F96]+[.L96])" office:value-type="float" office:value="115.038">
            <text:p>115.0</text:p>
          </table:table-cell>
          <table:table-cell table:style-name="ce52"/>
          <table:table-cell table:style-name="ce82" table:formula="of:=IF([.F96]&gt;=[.$AA$17];1;0)" office:value-type="float" office:value="0">
            <text:p>0</text:p>
          </table:table-cell>
          <table:table-cell table:style-name="ce68" table:formula="of:=[.L96]/[.$Z$13]" office:value-type="float" office:value="0">
            <text:p>0.0</text:p>
          </table:table-cell>
          <table:table-cell table:number-columns-repeated="1002"/>
        </table:table-row>
        <table:table-row table:style-name="ro2" table:number-rows-repeated="2">
          <table:table-cell table:number-columns-repeated="2"/>
          <table:table-cell table:style-name="ce30"/>
          <table:table-cell table:style-name="ce52"/>
          <table:table-cell table:number-columns-repeated="14"/>
          <table:table-cell table:style-name="ce76"/>
          <table:table-cell table:number-columns-repeated="1005"/>
        </table:table-row>
        <table:table-row table:style-name="ro2">
          <table:table-cell table:number-columns-repeated="2"/>
          <table:table-cell table:style-name="ce30"/>
          <table:table-cell table:style-name="ce52" table:formula="of:=[.D96]+1" office:value-type="float" office:value="31">
            <text:p>31</text:p>
          </table:table-cell>
          <table:table-cell table:number-columns-repeated="14"/>
          <table:table-cell table:style-name="ce9"/>
          <table:table-cell table:number-columns-repeated="1005"/>
        </table:table-row>
        <table:table-row table:style-name="ro2" table:number-rows-repeated="2">
          <table:table-cell table:number-columns-repeated="2"/>
          <table:table-cell table:style-name="ce30" table:number-columns-repeated="2"/>
          <table:table-cell table:number-columns-repeated="14"/>
          <table:table-cell table:style-name="ce37"/>
          <table:table-cell table:number-columns-repeated="1005"/>
        </table:table-row>
        <table:table-row table:style-name="ro2">
          <table:table-cell table:number-columns-repeated="2"/>
          <table:table-cell table:style-name="ce30" table:number-columns-repeated="2"/>
          <table:table-cell table:number-columns-repeated="14"/>
          <table:table-cell table:style-name="ce9"/>
          <table:table-cell table:number-columns-repeated="1005"/>
        </table:table-row>
        <table:table-row table:style-name="ro2" table:number-rows-repeated="24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WB_historical irrigation date" table:style-name="ta4" table:print="false">
        <table:table-column table:style-name="co20" table:default-cell-style-name="Excel_20_Built-in_20_Normal"/>
        <table:table-column table:style-name="co2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ce35"/>
        <table:table-column table:style-name="co2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5" table:number-columns-repeated="3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5" table:default-cell-style-name="Excel_20_Built-in_20_Normal"/>
        <table:table-column table:style-name="co14" table:default-cell-style-name="Excel_20_Built-in_20_Normal"/>
        <table:table-column table:style-name="co5" table:number-columns-repeated="997" table:default-cell-style-name="Excel_20_Built-in_20_Normal"/>
        <table:table-row table:style-name="ro2">
          <table:table-cell table:number-columns-repeated="1024"/>
        </table:table-row>
        <table:table-row table:style-name="ro2">
          <table:table-cell table:number-columns-repeated="24"/>
          <table:table-cell table:style-name="ce14" office:value-type="string">
            <text:p>DATA</text:p>
          </table:table-cell>
          <table:table-cell table:style-name="ce19"/>
          <table:table-cell table:style-name="ce22"/>
          <table:table-cell table:number-columns-repeated="997"/>
        </table:table-row>
        <table:table-row table:style-name="ro2">
          <table:table-cell table:number-columns-repeated="4"/>
          <table:table-cell table:style-name="ce33"/>
          <table:table-cell table:style-name="ce2" office:value-type="string">
            <text:p>Αν μας πει πότε πότισε, τότε για i=0 ισχύει:</text:p>
          </table:table-cell>
          <table:table-cell table:style-name="ce2" table:number-columns-repeated="3"/>
          <table:table-cell table:style-name="ce87" office:value-type="string">
            <text:p>theta0 = FC (mm) or provided</text:p>
          </table:table-cell>
          <table:table-cell table:style-name="ce88"/>
          <table:table-cell table:style-name="ce89"/>
          <table:table-cell table:style-name="ce105" table:formula="of:=[$'Initial conditions'.B26]" office:value-type="float" office:value="131.9375">
            <text:p>131.9</text:p>
          </table:table-cell>
          <table:table-cell table:number-columns-repeated="11"/>
          <table:table-cell table:style-name="ce16"/>
          <table:table-cell table:style-name="ce18" office:value-type="string">
            <text:p>%</text:p>
          </table:table-cell>
          <table:table-cell table:style-name="ce24" office:value-type="string">
            <text:p>mm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33"/>
          <table:table-cell table:style-name="ce2" table:number-columns-repeated="7"/>
          <table:table-cell table:style-name="ce42"/>
          <table:table-cell table:number-columns-repeated="11"/>
          <table:table-cell table:style-name="ce16" office:value-type="string">
            <text:p>fc = 0.287</text:p>
          </table:table-cell>
          <table:table-cell table:style-name="ce18" office:value-type="float" office:value="0.287">
            <text:p>0.287</text:p>
          </table:table-cell>
          <table:table-cell table:style-name="ce25" table:formula="of:=[.Z4]*[.$Z$7]*[.$Z$15]" office:value-type="float" office:value="143.5">
            <text:p>143.5</text:p>
          </table:table-cell>
          <table:table-cell table:number-columns-repeated="997"/>
        </table:table-row>
        <table:table-row table:style-name="ro5">
          <table:table-cell table:number-columns-repeated="24"/>
          <table:table-cell table:style-name="ce47" office:value-type="string">
            <text:p>FC_IRT (deficit or excess irigation)</text:p>
          </table:table-cell>
          <table:table-cell table:style-name="ce48" table:formula="of:=[$'Initial conditions'.$B$31]" office:value-type="float" office:value="1">
            <text:p>1.000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24"/>
          <table:table-cell table:style-name="ce16" office:value-type="string">
            <text:p>wp = 0.140</text:p>
          </table:table-cell>
          <table:table-cell table:style-name="ce18" office:value-type="float" office:value="0.14">
            <text:p>0.14</text:p>
          </table:table-cell>
          <table:table-cell table:style-name="ce25" table:formula="of:=[.Z6]*[.$Z$7]*[.$Z$15]" office:value-type="float" office:value="70">
            <text:p>70.0</text:p>
          </table:table-cell>
          <table:table-cell table:number-columns-repeated="997"/>
        </table:table-row>
        <table:table-row table:style-name="ro5">
          <table:table-cell table:number-columns-repeated="2"/>
          <table:table-cell office:value-type="string">
            <text:p>date</text:p>
          </table:table-cell>
          <table:table-cell table:style-name="ce58" office:value-type="string">
            <text:p>i</text:p>
          </table:table-cell>
          <table:table-cell table:style-name="ce29" office:value-type="string">
            <text:p>date</text:p>
          </table:table-cell>
          <table:table-cell table:style-name="ce36" office:value-type="string">
            <text:p>Dri at the end of day (mm)</text:p>
          </table:table-cell>
          <table:table-cell table:style-name="ce38" office:value-type="string">
            <text:p>Dri-1(mm)</text:p>
          </table:table-cell>
          <table:table-cell table:style-name="ce38" office:value-type="string">
            <text:p>SWB</text:p>
          </table:table-cell>
          <table:table-cell table:style-name="ce38" office:value-type="string">
            <text:p>P (mm)</text:p>
          </table:table-cell>
          <table:table-cell table:style-name="ce38" office:value-type="string">
            <text:p>Peff (mm)</text:p>
          </table:table-cell>
          <table:table-cell table:style-name="ce38" office:value-type="string">
            <text:p>RO (mm)</text:p>
          </table:table-cell>
          <table:table-cell table:style-name="ce90" office:value-type="string">
            <office:annotation office:display="true" draw:style-name="gr3" draw:text-style-name="P2" svg:width="3.7283in" svg:height="0.6319in" svg:x="12.6953in" svg:y="0.3724in" draw:caption-point-x="-0.8106in" draw:caption-point-y="0.9142in">
              <dc:creator>StAn</dc:creator>
              <dc:date>2015-03-09T00:00:00</dc:date>
              <text:p text:style-name="P2">N.M.: <text:span text:style-name="T2">It is different from the others.</text:span></text:p>
              <text:p text:style-name="P2"><text:span text:style-name="T2">It does a check whether there was an irrigation event or not</text:span></text:p>
            </office:annotation>
            <text:p>I net (mm)</text:p>
          </table:table-cell>
          <table:table-cell table:style-name="ce38" office:value-type="string">
            <text:p>CR (mm)</text:p>
          </table:table-cell>
          <table:table-cell table:style-name="ce38" office:value-type="string">
            <text:p>Eto (mm)</text:p>
          </table:table-cell>
          <table:table-cell table:style-name="ce38" office:value-type="string">
            <text:p>ks</text:p>
          </table:table-cell>
          <table:table-cell table:style-name="ce2" office:value-type="string">
            <text:p>Etc (mm)</text:p>
          </table:table-cell>
          <table:table-cell table:style-name="ce2" office:value-type="string">
            <text:p>DP (mm)</text:p>
          </table:table-cell>
          <table:table-cell table:style-name="ce2"/>
          <table:table-cell table:style-name="ce2" office:value-type="string">
            <text:p>theta (mm)</text:p>
          </table:table-cell>
          <table:table-cell table:style-name="ce2"/>
          <table:table-cell table:style-name="ce107" office:value-type="string">
            <office:annotation office:display="true" draw:style-name="gr4" draw:text-style-name="P1" svg:width="2.4807in" svg:height="0.5327in" svg:x="16.424in" svg:y="0.3724in" draw:caption-point-x="2.4028in" draw:caption-point-y="0.9142in">
              <dc:creator>StAn</dc:creator>
              <dc:date>2015-03-09T00:00:00</dc:date>
              <text:p text:style-name="P1">N.M.: <text:span text:style-name="T1">0-&gt;no irrigation needed</text:span></text:p>
              <text:p text:style-name="P1"><text:span text:style-name="T1">1-&gt;irrigation needed</text:span></text:p>
              <text:p text:style-name="P1"><text:span text:style-name="T1">Calculated from water balance</text:span></text:p>
            </office:annotation>
            <text:p>irrigate?</text:p>
          </table:table-cell>
          <table:table-cell table:style-name="ce107" office:value-type="string">
            <office:annotation office:display="true" draw:style-name="gr3" draw:text-style-name="P2" svg:width="2.6547in" svg:height="0.6319in" svg:x="18.9488in" svg:y="0.3457in" draw:caption-point-x="1.1362in" draw:caption-point-y="0.9409in">
              <dc:creator>StAn</dc:creator>
              <dc:date>2015-03-09T00:00:00</dc:date>
              <text:p text:style-name="P2">N.M.: <text:span text:style-name="T2">irrigation or not?Here the user chooses when he wishes to irrigate, from the proposed dates</text:span></text:p>
            </office:annotation>
            <text:p>irrigation event</text:p>
          </table:table-cell>
          <table:table-cell table:style-name="ce2" office:value-type="string">
            <text:p>I final (mm)</text:p>
          </table:table-cell>
          <table:table-cell/>
          <table:table-cell table:style-name="ce16" office:value-type="string">
            <text:p>rd = 0.5 m</text:p>
          </table:table-cell>
          <table:table-cell table:style-name="ce18" office:value-type="float" office:value="0.5">
            <text:p>0.5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3"/>
          <table:table-cell table:style-name="ce58" office:value-type="float" office:value="0">
            <text:p>0</text:p>
          </table:table-cell>
          <table:table-cell table:style-name="ce34" office:value-type="string">
            <text:p>Dr0 </text:p>
          </table:table-cell>
          <table:table-cell table:style-name="ce37" table:formula="of:=[.$AA$4]-[.S8]" office:value-type="float" office:value="11.5625">
            <text:p>11.6</text:p>
          </table:table-cell>
          <table:table-cell table:style-name="ce38" table:number-columns-repeated="5"/>
          <table:table-cell table:style-name="ce91"/>
          <table:table-cell table:style-name="ce38" table:number-columns-repeated="3"/>
          <table:table-cell table:style-name="ce2" table:number-columns-repeated="3"/>
          <table:table-cell table:style-name="ce106" table:formula="of:=[.M3]" office:value-type="float" office:value="131.9375">
            <text:p>131.9</text:p>
          </table:table-cell>
          <table:table-cell table:style-name="ce2"/>
          <table:table-cell table:style-name="ce107" table:number-columns-repeated="2"/>
          <table:table-cell table:style-name="ce2"/>
          <table:table-cell/>
          <table:table-cell table:style-name="ce16" office:value-type="string">
            <text:p>kc = 0.7</text:p>
          </table:table-cell>
          <table:table-cell table:style-name="ce18" office:value-type="float" office:value="0.7">
            <text:p>0.7</text:p>
          </table:table-cell>
          <table:table-cell table:style-name="ce25"/>
          <table:table-cell table:number-columns-repeated="997"/>
        </table:table-row>
        <table:table-row table:style-name="ro7">
          <table:table-cell table:style-name="ce49" office:value-type="string">
            <text:p>historical</text:p>
          </table:table-cell>
          <table:table-cell table:style-name="ce84" office:value-type="string">
            <text:p>Irrigation date . Time after the end of irrigation</text:p>
          </table:table-cell>
          <table:table-cell table:style-name="ce29" office:value-type="float" office:value="147">
            <text:p>147</text:p>
          </table:table-cell>
          <table:table-cell table:style-name="ce29" office:value-type="float" office:value="1">
            <text:p>1</text:p>
          </table:table-cell>
          <table:table-cell table:style-name="ce32" office:value-type="date" office:date-value="2008-08-01">
            <text:p>08/01/08 12:00 AM</text:p>
          </table:table-cell>
          <table:table-cell table:style-name="ce37" table:formula="of:=[.F8]+[.H9]" office:value-type="float" office:value="16.3995">
            <text:p>16.4</text:p>
          </table:table-cell>
          <table:table-cell table:style-name="ce37"/>
          <table:table-cell table:style-name="ce37" table:formula="of:=-[.J9]-[.M9]+[.P9]+[.Q9]+[.K9]" office:value-type="float" office:value="4.837">
            <text:p>4.8</text:p>
          </table:table-cell>
          <table:table-cell table:style-name="ce37" office:value-type="float" office:value="0">
            <text:p>0.0</text:p>
          </table:table-cell>
          <table:table-cell table:style-name="ce37" table:formula="of:=IF([.I9]*[.$Z$11]&lt;=[.N9]*[.$Z$12];0;[.I9]*[.$Z$11])" office:value-type="float" office:value="0">
            <text:p>0.0</text:p>
          </table:table-cell>
          <table:table-cell table:style-name="ce37" table:formula="of:=IF([.$S$8]-[.$AA$14]+[.J9]&lt;0;0;[.$S$8]-[.$AA$14]+[.J9])" office:value-type="float" office:value="0">
            <text:p>0.0</text:p>
          </table:table-cell>
          <table:table-cell table:style-name="ce92" table:formula="of:=IF([.V9]=0;0;[.F9]*[.$Z$5]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6.91">
            <text:p>6.9</text:p>
          </table:table-cell>
          <table:table-cell table:style-name="ce37" table:formula="of:=IF(([.$AA$16]-[.F8])/([.$AA$16]-[.$AA$17])&gt;=1;1;([.$AA$16]-[.F8])/([.$AA$16]-[.$AA$17]))" office:value-type="float" office:value="1">
            <text:p>1.0</text:p>
          </table:table-cell>
          <table:table-cell table:style-name="ce37" table:formula="of:=[.O9]*[.$Z$8]*[.N9]" office:value-type="float" office:value="4.837">
            <text:p>4.8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37" table:formula="of:=IF([.$S$8]-[.F9]&gt;=[.$AA$14];[.$AA$14];[.$M$3]-[.F9]+[.L9])" office:value-type="float" office:value="115.538">
            <text:p>115.5</text:p>
          </table:table-cell>
          <table:table-cell table:style-name="ce29"/>
          <table:table-cell table:style-name="ce108" table:formula="of:=IF([.F9]&gt;=[.$AA$17];1;0)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style-name="ce112" table:formula="of:=IF([.F9]&gt;=[.$AA$17];[.F9]/[.$Z$13];0)" office:value-type="float" office:value="0">
            <text:p>0</text:p>
          </table:table-cell>
          <table:table-cell/>
          <table:table-cell table:style-name="ce16"/>
          <table:table-cell table:style-name="ce18"/>
          <table:table-cell table:style-name="ce25"/>
          <table:table-cell table:number-columns-repeated="997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9]-[.L9]" office:value-type="float" office:value="16.3995">
            <text:p>16.4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2"/>
          <table:table-cell table:style-name="ce16" office:value-type="string">
            <text:p>p = 0.5</text:p>
          </table:table-cell>
          <table:table-cell table:style-name="ce18" office:value-type="float" office:value="0.5">
            <text:p>0.5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10]&gt;[.$AA$16];[.$AA$16];[.G10])" office:value-type="float" office:value="16.3995">
            <text:p>16.4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2"/>
          <table:table-cell table:style-name="ce16" office:value-type="string">
            <text:p>Peff= 0.8 P</text:p>
          </table:table-cell>
          <table:table-cell table:style-name="ce18" office:value-type="float" office:value="0.8">
            <text:p>0.8</text:p>
          </table:table-cell>
          <table:table-cell table:style-name="ce25"/>
          <table:table-cell table:number-columns-repeated="997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48">
            <text:p>148</text:p>
          </table:table-cell>
          <table:table-cell table:formula="of:=[.D9]+1" office:value-type="float" office:value="2">
            <text:p>2</text:p>
          </table:table-cell>
          <table:table-cell table:style-name="ce30" office:value-type="date" office:date-value="2008-08-02">
            <text:p>08/02/08 12:00 AM</text:p>
          </table:table-cell>
          <table:table-cell table:style-name="ce9" table:formula="of:=[.G11]+[.H12]" office:value-type="float" office:value="20.7675">
            <text:p>20.8</text:p>
          </table:table-cell>
          <table:table-cell table:style-name="ce9"/>
          <table:table-cell table:style-name="ce9" table:formula="of:=-[.J12]-[.M12]+[.P12]+[.Q12]+[.K12]" office:value-type="float" office:value="4.368">
            <text:p>4.4</text:p>
          </table:table-cell>
          <table:table-cell table:style-name="ce9" office:value-type="float" office:value="0">
            <text:p>0.0</text:p>
          </table:table-cell>
          <table:table-cell table:style-name="ce9" table:formula="of:=IF([.I12]*[.$Z$11]&lt;=[.N12]*[.$Z$12];0;[.I12]*[.$Z$11])" office:value-type="float" office:value="0">
            <text:p>0.0</text:p>
          </table:table-cell>
          <table:table-cell table:style-name="ce9" table:formula="of:=IF([.$S9]-[.$AA$14]+[.J12]&lt;0;0;[.$S9]-[.$AA$14]+[.J12])" office:value-type="float" office:value="0">
            <text:p>0.0</text:p>
          </table:table-cell>
          <table:table-cell table:style-name="ce37" table:formula="of:=IF([.V12]=0;0;[.F12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6.24">
            <text:p>6.2</text:p>
          </table:table-cell>
          <table:table-cell table:style-name="ce9" table:formula="of:=IF(([.$AA$16]-[.G11])/([.$AA$16]-[.$AA$17])&gt;1;1;([.$AA$16]-[.G11])/([.$AA$16]-[.$AA$17]))" office:value-type="float" office:value="1">
            <text:p>1.0</text:p>
          </table:table-cell>
          <table:table-cell table:style-name="ce9" table:formula="of:=[.O12]*[.$Z$8]*[.N12]" office:value-type="float" office:value="4.368">
            <text:p>4.4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12]&gt;=[.$AA$14];[.$AA$14];[.$AA$4]-[.F12]+[.L12])" office:value-type="float" office:value="122.7325">
            <text:p>122.7</text:p>
          </table:table-cell>
          <table:table-cell table:style-name="ce9"/>
          <table:table-cell table:style-name="ce109" table:formula="of:=IF([.F12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formula="of:=IF([.F12]&gt;=[.$AA$17];[.F12]/[.$Z$13];0)" office:value-type="float" office:value="0">
            <text:p>0</text:p>
          </table:table-cell>
          <table:table-cell/>
          <table:table-cell table:style-name="ce16" office:value-type="string">
            <text:p>Peff&lt;0.2*Eto=0</text:p>
          </table:table-cell>
          <table:table-cell table:style-name="ce18" office:value-type="float" office:value="0.2">
            <text:p>0.2</text:p>
          </table:table-cell>
          <table:table-cell table:style-name="ce25" office:value-type="string">
            <text:p>page 170 FAO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12]-[.L12]" office:value-type="float" office:value="20.7675">
            <text:p>20.8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2"/>
          <table:table-cell table:style-name="ce16" office:value-type="string">
            <text:p>irr_eff = 0.8</text:p>
          </table:table-cell>
          <table:table-cell table:style-name="ce18" office:value-type="float" office:value="0.8">
            <text:p>0.8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13]&gt;[.$AA$16];[.$AA$16];[.G13])" office:value-type="float" office:value="20.7675">
            <text:p>20.8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2"/>
          <table:table-cell table:style-name="ce16" office:value-type="string">
            <text:p>theta_s = 0.425</text:p>
          </table:table-cell>
          <table:table-cell table:style-name="ce18" office:value-type="float" office:value="0.425">
            <text:p>0.425</text:p>
          </table:table-cell>
          <table:table-cell table:style-name="ce25" table:formula="of:=[.Z14]*[.$Z$7]*[.$Z$15]" office:value-type="float" office:value="212.5">
            <text:p>212.5</text:p>
          </table:table-cell>
          <table:table-cell table:number-columns-repeated="997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49">
            <text:p>149</text:p>
          </table:table-cell>
          <table:table-cell table:formula="of:=[.D12]+1" office:value-type="float" office:value="3">
            <text:p>3</text:p>
          </table:table-cell>
          <table:table-cell table:style-name="ce30" office:value-type="date" office:date-value="2008-08-03">
            <text:p>08/03/08 12:00 AM</text:p>
          </table:table-cell>
          <table:table-cell table:style-name="ce9" table:formula="of:=[.G14]+[.H15]" office:value-type="float" office:value="24.7785">
            <text:p>24.8</text:p>
          </table:table-cell>
          <table:table-cell table:style-name="ce9"/>
          <table:table-cell table:style-name="ce9" table:formula="of:=-[.J15]-[.M15]+[.P15]+[.Q15]+[.K15]" office:value-type="float" office:value="4.011">
            <text:p>4.0</text:p>
          </table:table-cell>
          <table:table-cell table:style-name="ce9" office:value-type="float" office:value="0">
            <text:p>0.0</text:p>
          </table:table-cell>
          <table:table-cell table:style-name="ce9" table:formula="of:=IF([.I15]*[.$Z$11]&lt;=[.N15]*[.$Z$12];0;[.I15]*[.$Z$11])" office:value-type="float" office:value="0">
            <text:p>0.0</text:p>
          </table:table-cell>
          <table:table-cell table:style-name="ce9" table:formula="of:=IF([.$S12]-[.$AA$14]+[.J15]&lt;0;0;[.$S12]-[.$AA$14]+[.J15])" office:value-type="float" office:value="0">
            <text:p>0.0</text:p>
          </table:table-cell>
          <table:table-cell table:style-name="ce37" table:formula="of:=IF([.V15]=0;0;[.F15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73">
            <text:p>5.7</text:p>
          </table:table-cell>
          <table:table-cell table:style-name="ce9" table:formula="of:=IF(([.$AA$16]-[.G14])/([.$AA$16]-[.$AA$17])&gt;1;1;([.$AA$16]-[.G14])/([.$AA$16]-[.$AA$17]))" office:value-type="float" office:value="1">
            <text:p>1.0</text:p>
          </table:table-cell>
          <table:table-cell table:style-name="ce9" table:formula="of:=[.O15]*[.$Z$8]*[.N15]" office:value-type="float" office:value="4.011">
            <text:p>4.0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15]&gt;=[.$AA$14];[.$AA$14];[.$AA$4]-[.F15]+[.L15])" office:value-type="float" office:value="118.7215">
            <text:p>118.7</text:p>
          </table:table-cell>
          <table:table-cell/>
          <table:table-cell table:style-name="ce109" table:formula="of:=IF([.F15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formula="of:=IF([.F15]&gt;=[.$AA$17];[.F15]/[.$Z$13];0)" office:value-type="float" office:value="0">
            <text:p>0</text:p>
          </table:table-cell>
          <table:table-cell/>
          <table:table-cell table:style-name="ce16" office:value-type="string">
            <text:p>rd_factor = 1000</text:p>
          </table:table-cell>
          <table:table-cell table:style-name="ce18" office:value-type="float" office:value="1000">
            <text:p>1000</text:p>
          </table:table-cell>
          <table:table-cell table:style-name="ce25"/>
          <table:table-cell table:number-columns-repeated="997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15]-[.L15]" office:value-type="float" office:value="24.7785">
            <text:p>24.8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2"/>
          <table:table-cell table:style-name="ce16" office:value-type="string">
            <text:p>TAW (mm)=</text:p>
          </table:table-cell>
          <table:table-cell table:style-name="ce18" table:formula="of:=([.Z4]-[.Z6])" office:value-type="float" office:value="0.147">
            <text:p>0.147</text:p>
          </table:table-cell>
          <table:table-cell table:style-name="ce25" table:formula="of:=[.AA4]-[.AA6]" office:value-type="float" office:value="73.5">
            <text:p>73.5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16]&gt;[.$AA$16];[.$AA$16];[.G16])" office:value-type="float" office:value="24.7785">
            <text:p>24.8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2"/>
          <table:table-cell table:style-name="ce16" office:value-type="string">
            <text:p>RAW=</text:p>
          </table:table-cell>
          <table:table-cell table:style-name="ce18" table:formula="of:=[.Z16]*[.Z10]" office:value-type="float" office:value="0.0735">
            <text:p>0.0735</text:p>
          </table:table-cell>
          <table:table-cell table:style-name="ce25" table:formula="of:=[.AA16]*[.Z10]" office:value-type="float" office:value="36.75">
            <text:p>36.8</text:p>
          </table:table-cell>
          <table:table-cell table:number-columns-repeated="997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50">
            <text:p>150</text:p>
          </table:table-cell>
          <table:table-cell table:formula="of:=[.D15]+1" office:value-type="float" office:value="4">
            <text:p>4</text:p>
          </table:table-cell>
          <table:table-cell table:style-name="ce30" office:value-type="date" office:date-value="2008-08-04">
            <text:p>08/04/08 12:00 AM</text:p>
          </table:table-cell>
          <table:table-cell table:style-name="ce9" table:formula="of:=[.G17]+[.H18]" office:value-type="float" office:value="28.6705">
            <text:p>28.7</text:p>
          </table:table-cell>
          <table:table-cell table:style-name="ce9"/>
          <table:table-cell table:style-name="ce9" table:formula="of:=-[.J18]-[.M18]+[.P18]+[.Q18]+[.K18]" office:value-type="float" office:value="3.892">
            <text:p>3.9</text:p>
          </table:table-cell>
          <table:table-cell table:style-name="ce9" office:value-type="float" office:value="0">
            <text:p>0.0</text:p>
          </table:table-cell>
          <table:table-cell table:style-name="ce9" table:formula="of:=IF([.I18]*[.$Z$11]&lt;=[.N18]*[.$Z$12];0;[.I18]*[.$Z$11])" office:value-type="float" office:value="0">
            <text:p>0.0</text:p>
          </table:table-cell>
          <table:table-cell table:style-name="ce9" table:formula="of:=IF([.$S15]-[.$AA$14]+[.J18]&lt;0;0;[.$S15]-[.$AA$14]+[.J18])" office:value-type="float" office:value="0">
            <text:p>0.0</text:p>
          </table:table-cell>
          <table:table-cell table:style-name="ce37" table:formula="of:=IF([.V18]=0;0;[.F18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56">
            <text:p>5.6</text:p>
          </table:table-cell>
          <table:table-cell table:style-name="ce9" table:formula="of:=IF(([.$AA$16]-[.G17])/([.$AA$16]-[.$AA$17])&gt;1;1;([.$AA$16]-[.G17])/([.$AA$16]-[.$AA$17]))" office:value-type="float" office:value="1">
            <text:p>1.0</text:p>
          </table:table-cell>
          <table:table-cell table:style-name="ce9" table:formula="of:=[.O18]*[.$Z$8]*[.N18]" office:value-type="float" office:value="3.892">
            <text:p>3.9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18]&gt;=[.$AA$14];[.$AA$14];[.$AA$4]-[.F18]+[.L18])" office:value-type="float" office:value="114.8295">
            <text:p>114.8</text:p>
          </table:table-cell>
          <table:table-cell/>
          <table:table-cell table:style-name="ce109" table:formula="of:=IF([.F18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formula="of:=IF([.F18]&gt;=[.$AA$17];[.F18]/[.$Z$13];0)" office:value-type="float" office:value="0">
            <text:p>0</text:p>
          </table:table-cell>
          <table:table-cell/>
          <table:table-cell table:style-name="ce17" office:value-type="string">
            <text:p>Lower limit of theta</text:p>
          </table:table-cell>
          <table:table-cell table:style-name="ce21" table:formula="of:=[.Z4]-[.Z17]" office:value-type="float" office:value="0.2135">
            <text:p>0.2135</text:p>
          </table:table-cell>
          <table:table-cell table:style-name="ce26" table:formula="of:=[.AA4]-[.AA17]" office:value-type="float" office:value="106.75">
            <text:p>106.8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18]-[.L18]" office:value-type="float" office:value="28.6705">
            <text:p>28.7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19]&gt;[.$AA$16];[.$AA$16];[.G19])" office:value-type="float" office:value="28.6705">
            <text:p>28.7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2"/>
          <table:table-cell table:style-name="ce16"/>
          <table:table-cell table:style-name="ce18"/>
          <table:table-cell table:style-name="ce25"/>
          <table:table-cell table:number-columns-repeated="997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51">
            <text:p>151</text:p>
          </table:table-cell>
          <table:table-cell table:formula="of:=[.D18]+1" office:value-type="float" office:value="5">
            <text:p>5</text:p>
          </table:table-cell>
          <table:table-cell table:style-name="ce30" office:value-type="date" office:date-value="2008-08-05">
            <text:p>08/05/08 12:00 AM</text:p>
          </table:table-cell>
          <table:table-cell table:style-name="ce9" table:formula="of:=[.G20]+[.H21]" office:value-type="float" office:value="32.5415">
            <text:p>32.5</text:p>
          </table:table-cell>
          <table:table-cell table:style-name="ce9"/>
          <table:table-cell table:style-name="ce9" table:formula="of:=-[.J21]-[.M21]+[.P21]+[.Q21]+[.K21]" office:value-type="float" office:value="3.871">
            <text:p>3.9</text:p>
          </table:table-cell>
          <table:table-cell table:style-name="ce9" office:value-type="float" office:value="0">
            <text:p>0.0</text:p>
          </table:table-cell>
          <table:table-cell table:style-name="ce9" table:formula="of:=IF([.I21]*[.$Z$11]&lt;=[.N21]*[.$Z$12];0;[.I21]*[.$Z$11])" office:value-type="float" office:value="0">
            <text:p>0.0</text:p>
          </table:table-cell>
          <table:table-cell table:style-name="ce9" table:formula="of:=IF([.$S18]-[.$AA$14]+[.J21]&lt;0;0;[.$S18]-[.$AA$14]+[.J21])" office:value-type="float" office:value="0">
            <text:p>0.0</text:p>
          </table:table-cell>
          <table:table-cell table:style-name="ce37" table:formula="of:=IF([.V21]=0;0;[.F21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53">
            <text:p>5.5</text:p>
          </table:table-cell>
          <table:table-cell table:style-name="ce9" table:formula="of:=IF(([.$AA$16]-[.G20])/([.$AA$16]-[.$AA$17])&gt;1;1;([.$AA$16]-[.G20])/([.$AA$16]-[.$AA$17]))" office:value-type="float" office:value="1">
            <text:p>1.0</text:p>
          </table:table-cell>
          <table:table-cell table:style-name="ce9" table:formula="of:=[.O21]*[.$Z$8]*[.N21]" office:value-type="float" office:value="3.871">
            <text:p>3.9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21]&gt;=[.$AA$14];[.$AA$14];[.$AA$4]-[.F21]+[.L21])" office:value-type="float" office:value="110.9585">
            <text:p>111.0</text:p>
          </table:table-cell>
          <table:table-cell/>
          <table:table-cell table:style-name="ce109" table:formula="of:=IF([.F21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formula="of:=IF([.F21]&gt;=[.$AA$17];[.F21]/[.$Z$13];0)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21]-[.L21]" office:value-type="float" office:value="32.5415">
            <text:p>32.5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22]&gt;[.$AA$16];[.$AA$16];[.G22])" office:value-type="float" office:value="32.5415">
            <text:p>32.5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52">
            <text:p>152</text:p>
          </table:table-cell>
          <table:table-cell table:formula="of:=[.D21]+1" office:value-type="float" office:value="6">
            <text:p>6</text:p>
          </table:table-cell>
          <table:table-cell table:style-name="ce30" office:value-type="date" office:date-value="2008-08-06">
            <text:p>08/06/08 12:00 AM</text:p>
          </table:table-cell>
          <table:table-cell table:style-name="ce9" table:formula="of:=[.G23]+[.H24]" office:value-type="float" office:value="36.5315">
            <text:p>36.5</text:p>
          </table:table-cell>
          <table:table-cell table:style-name="ce9"/>
          <table:table-cell table:style-name="ce9" table:formula="of:=-[.J24]-[.M24]+[.P24]+[.Q24]+[.K24]" office:value-type="float" office:value="3.99">
            <text:p>4.0</text:p>
          </table:table-cell>
          <table:table-cell table:style-name="ce9" office:value-type="float" office:value="0">
            <text:p>0.0</text:p>
          </table:table-cell>
          <table:table-cell table:style-name="ce9" table:formula="of:=IF([.I24]*[.$Z$11]&lt;=[.N24]*[.$Z$12];0;[.I24]*[.$Z$11])" office:value-type="float" office:value="0">
            <text:p>0.0</text:p>
          </table:table-cell>
          <table:table-cell table:style-name="ce9" table:formula="of:=IF([.$S21]-[.$AA$14]+[.J24]&lt;0;0;[.$S21]-[.$AA$14]+[.J24])" office:value-type="float" office:value="0">
            <text:p>0.0</text:p>
          </table:table-cell>
          <table:table-cell table:style-name="ce37" table:formula="of:=IF([.V24]=0;0;[.F24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7">
            <text:p>5.7</text:p>
          </table:table-cell>
          <table:table-cell table:style-name="ce9" table:formula="of:=IF(([.$AA$16]-[.G23])/([.$AA$16]-[.$AA$17])&gt;1;1;([.$AA$16]-[.G23])/([.$AA$16]-[.$AA$17]))" office:value-type="float" office:value="1">
            <text:p>1.0</text:p>
          </table:table-cell>
          <table:table-cell table:style-name="ce9" table:formula="of:=[.O24]*[.$Z$8]*[.N24]" office:value-type="float" office:value="3.99">
            <text:p>4.0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24]&gt;=[.$AA$14];[.$AA$14];[.$AA$4]-[.F24]+[.L24])" office:value-type="float" office:value="106.9685">
            <text:p>107.0</text:p>
          </table:table-cell>
          <table:table-cell/>
          <table:table-cell table:style-name="ce109" table:formula="of:=IF([.F24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formula="of:=IF([.F24]&gt;=[.$AA$17];[.F24]/[.$Z$13];0)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24]-[.L24]" office:value-type="float" office:value="36.5315">
            <text:p>36.5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25]&gt;[.$AA$16];[.$AA$16];[.G25])" office:value-type="float" office:value="36.5315">
            <text:p>36.5</text:p>
          </table:table-cell>
          <table:table-cell table:style-name="ce9" table:number-columns-repeated="4"/>
          <table:table-cell table:style-name="ce93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7">
          <table:table-cell table:style-name="ce49" office:value-type="string">
            <text:p>historical</text:p>
          </table:table-cell>
          <table:table-cell table:style-name="ce84" office:value-type="string">
            <text:p>Irrigation should have taken place here</text:p>
          </table:table-cell>
          <table:table-cell office:value-type="float" office:value="153">
            <text:p>153</text:p>
          </table:table-cell>
          <table:table-cell table:formula="of:=[.D24]+1" office:value-type="float" office:value="7">
            <text:p>7</text:p>
          </table:table-cell>
          <table:table-cell table:style-name="ce30" office:value-type="date" office:date-value="2008-08-07">
            <text:p>08/07/08 12:00 AM</text:p>
          </table:table-cell>
          <table:table-cell table:style-name="ce9" table:formula="of:=[.G26]+[.H27]" office:value-type="float" office:value="40.4935">
            <text:p>40.5</text:p>
          </table:table-cell>
          <table:table-cell table:style-name="ce9"/>
          <table:table-cell table:style-name="ce9" table:formula="of:=-[.J27]-[.M27]+[.P27]+[.Q27]+[.K27]" office:value-type="float" office:value="3.962">
            <text:p>4.0</text:p>
          </table:table-cell>
          <table:table-cell table:style-name="ce9" office:value-type="float" office:value="0">
            <text:p>0.0</text:p>
          </table:table-cell>
          <table:table-cell table:style-name="ce9" table:formula="of:=IF([.I27]*[.$Z$11]&lt;=[.N27]*[.$Z$12];0;[.I27]*[.$Z$11])" office:value-type="float" office:value="0">
            <text:p>0.0</text:p>
          </table:table-cell>
          <table:table-cell table:style-name="ce9" table:formula="of:=IF([.$S24]-[.$AA$14]+[.J27]&lt;0;0;[.$S24]-[.$AA$14]+[.J27])" office:value-type="float" office:value="0">
            <text:p>0.0</text:p>
          </table:table-cell>
          <table:table-cell table:style-name="ce37" table:formula="of:=IF([.V27]=0;0;[.F27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66">
            <text:p>5.7</text:p>
          </table:table-cell>
          <table:table-cell table:style-name="ce9" table:formula="of:=IF(([.$AA$16]-[.G26])/([.$AA$16]-[.$AA$17])&gt;1;1;([.$AA$16]-[.G26])/([.$AA$16]-[.$AA$17]))" office:value-type="float" office:value="1">
            <text:p>1.0</text:p>
          </table:table-cell>
          <table:table-cell table:style-name="ce9" table:formula="of:=[.O27]*[.$Z$8]*[.N27]" office:value-type="float" office:value="3.962">
            <text:p>4.0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27]&gt;=[.$AA$14];[.$AA$14];[.$AA$4]-[.F27]+[.L27])" office:value-type="float" office:value="103.0065">
            <text:p>103.0</text:p>
          </table:table-cell>
          <table:table-cell/>
          <table:table-cell table:style-name="ce109" table:formula="of:=IF([.F27]&gt;=[.$AA$17];1;0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formula="of:=IF([.F27]&gt;=[.$AA$17];[.F27]/[.$Z$13];0)" office:value-type="float" office:value="50.616875">
            <text:p>50.616875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27]-[.L27]" office:value-type="float" office:value="40.4935">
            <text:p>40.5</text:p>
          </table:table-cell>
          <table:table-cell table:style-name="ce9" table:number-columns-repeated="4"/>
          <table:table-cell table:style-name="ce94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28]&gt;[.$AA$16];[.$AA$16];[.G28])" office:value-type="float" office:value="40.4935">
            <text:p>40.5</text:p>
          </table:table-cell>
          <table:table-cell table:style-name="ce9" table:number-columns-repeated="4"/>
          <table:table-cell table:style-name="ce94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3">
          <table:table-cell table:style-name="ce49" office:value-type="string">
            <text:p>historical</text:p>
          </table:table-cell>
          <table:table-cell table:style-name="ce85" office:value-type="string">
            <office:annotation office:display="true" draw:style-name="gr5" draw:text-style-name="P3" svg:width="1.6008in" svg:height="1.0177in" svg:x="2.1795in" svg:y="6.4449in" draw:caption-point-x="-0.1752in" draw:caption-point-y="0.0787in">
              <dc:creator>StAn</dc:creator>
              <dc:date>2015-03-09T00:00:00</dc:date>
              <text:p text:style-name="P3">N.M.:</text:p>
              <text:p text:style-name="P3"><text:span text:style-name="T3">Current date, farmer chooses to irrigate</text:span></text:p>
            </office:annotation>
            <text:p>Irrigation date</text:p>
          </table:table-cell>
          <table:table-cell office:value-type="float" office:value="154">
            <text:p>154</text:p>
          </table:table-cell>
          <table:table-cell table:formula="of:=[.D27]+1" office:value-type="float" office:value="8">
            <text:p>8</text:p>
          </table:table-cell>
          <table:table-cell table:style-name="ce30" office:value-type="date" office:date-value="2008-08-08">
            <text:p>08/08/08 12:00 AM</text:p>
          </table:table-cell>
          <table:table-cell table:style-name="ce9" table:formula="of:=[.G29]+[.H30]" office:value-type="float" office:value="43.926176">
            <text:p>43.9</text:p>
          </table:table-cell>
          <table:table-cell table:style-name="ce9"/>
          <table:table-cell table:style-name="ce9" table:formula="of:=-[.J30]-[.M30]+[.P30]+[.Q30]+[.K30]" office:value-type="float" office:value="3.432676">
            <text:p>3.4</text:p>
          </table:table-cell>
          <table:table-cell table:style-name="ce9" office:value-type="float" office:value="0">
            <text:p>0.0</text:p>
          </table:table-cell>
          <table:table-cell table:style-name="ce9" table:formula="of:=IF([.I30]*[.$Z$11]&lt;=[.N30]*[.$Z$12];0;[.I30]*[.$Z$11])" office:value-type="float" office:value="0">
            <text:p>0.0</text:p>
          </table:table-cell>
          <table:table-cell table:style-name="ce9" table:formula="of:=IF([.$S27]-[.$AA$14]+[.J30]&lt;0;0;[.$S27]-[.$AA$14]+[.J30])" office:value-type="float" office:value="0">
            <text:p>0.0</text:p>
          </table:table-cell>
          <table:table-cell table:style-name="ce37" table:formula="of:=IF([.V30]=0;0;[.F30]*[.$Z$5])" office:value-type="float" office:value="43.926176">
            <text:p>43.9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46">
            <text:p>5.5</text:p>
          </table:table-cell>
          <table:table-cell table:style-name="ce9" table:formula="of:=IF(([.$AA$16]-[.G29])/([.$AA$16]-[.$AA$17])&gt;1;1;([.$AA$16]-[.G29])/([.$AA$16]-[.$AA$17]))" office:value-type="float" office:value="0.898136054421768">
            <text:p>0.9</text:p>
          </table:table-cell>
          <table:table-cell table:style-name="ce9" table:formula="of:=[.O30]*[.$Z$8]*[.N30]" office:value-type="float" office:value="3.432676">
            <text:p>3.4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30]&gt;=[.$AA$14];[.$AA$14];[.$AA$4]-[.F30]+[.L30])" office:value-type="float" office:value="143.5">
            <text:p>143.5</text:p>
          </table:table-cell>
          <table:table-cell/>
          <table:table-cell table:style-name="ce109" table:formula="of:=IF([.F30]&gt;=[.$AA$17];1;0)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formula="of:=IF([.F30]&gt;=[.$AA$17];[.F30]/[.$Z$13];0)" office:value-type="float" office:value="54.90772">
            <text:p>54.90772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30]-[.L30]" office:value-type="float" office:value="0">
            <text:p>0.0</text:p>
          </table:table-cell>
          <table:table-cell table:style-name="ce9" table:number-columns-repeated="4"/>
          <table:table-cell table:style-name="ce94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31]&gt;[.$AA$16];[.$AA$16];[.G31])" office:value-type="float" office:value="0">
            <text:p>0.0</text:p>
          </table:table-cell>
          <table:table-cell table:style-name="ce9" table:number-columns-repeated="4"/>
          <table:table-cell table:style-name="ce94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55">
            <text:p>155</text:p>
          </table:table-cell>
          <table:table-cell table:formula="of:=[.D30]+1" office:value-type="float" office:value="9">
            <text:p>9</text:p>
          </table:table-cell>
          <table:table-cell table:style-name="ce30" office:value-type="date" office:date-value="2008-08-09">
            <text:p>08/09/08 12:00 AM</text:p>
          </table:table-cell>
          <table:table-cell table:style-name="ce9" table:formula="of:=[.G32]+[.H33]" office:value-type="float" office:value="3.724">
            <text:p>3.7</text:p>
          </table:table-cell>
          <table:table-cell table:style-name="ce9"/>
          <table:table-cell table:style-name="ce9" table:formula="of:=-[.J33]-[.M33]+[.P33]+[.Q33]+[.K33]" office:value-type="float" office:value="3.724">
            <text:p>3.7</text:p>
          </table:table-cell>
          <table:table-cell table:style-name="ce9" office:value-type="float" office:value="0">
            <text:p>0.0</text:p>
          </table:table-cell>
          <table:table-cell table:style-name="ce9" table:formula="of:=IF([.I33]*[.$Z$11]&lt;=[.N33]*[.$Z$12];0;[.I33]*[.$Z$11])" office:value-type="float" office:value="0">
            <text:p>0.0</text:p>
          </table:table-cell>
          <table:table-cell table:style-name="ce9" table:formula="of:=IF([.$S30]-[.$AA$14]+[.J33]&lt;0;0;[.$S30]-[.$AA$14]+[.J33])" office:value-type="float" office:value="0">
            <text:p>0.0</text:p>
          </table:table-cell>
          <table:table-cell table:style-name="ce37" table:formula="of:=IF([.V33]=0;0;[.F33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32">
            <text:p>5.3</text:p>
          </table:table-cell>
          <table:table-cell table:style-name="ce9" table:formula="of:=IF(([.$AA$16]-[.G32])/([.$AA$16]-[.$AA$17])&gt;1;1;([.$AA$16]-[.G32])/([.$AA$16]-[.$AA$17]))" office:value-type="float" office:value="1">
            <text:p>1.0</text:p>
          </table:table-cell>
          <table:table-cell table:style-name="ce9" table:formula="of:=[.O33]*[.$Z$8]*[.N33]" office:value-type="float" office:value="3.724">
            <text:p>3.7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33]&gt;=[.$AA$14];[.$AA$14];[.$AA$4]-[.F33]+[.L33])" office:value-type="float" office:value="139.776">
            <text:p>139.8</text:p>
          </table:table-cell>
          <table:table-cell/>
          <table:table-cell table:style-name="ce109" table:formula="of:=IF([.F33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formula="of:=IF([.F33]&gt;=[.$AA$17];[.F33]/[.$Z$13];0)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33]-[.L33]" office:value-type="float" office:value="3.724">
            <text:p>3.7</text:p>
          </table:table-cell>
          <table:table-cell table:style-name="ce9" table:number-columns-repeated="4"/>
          <table:table-cell table:style-name="ce94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34]&gt;[.$AA$16];[.$AA$16];[.G34])" office:value-type="float" office:value="3.724">
            <text:p>3.7</text:p>
          </table:table-cell>
          <table:table-cell table:style-name="ce9" table:number-columns-repeated="4"/>
          <table:table-cell table:style-name="ce94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56">
            <text:p>156</text:p>
          </table:table-cell>
          <table:table-cell table:formula="of:=[.D33]+1" office:value-type="float" office:value="10">
            <text:p>10</text:p>
          </table:table-cell>
          <table:table-cell table:style-name="ce30" office:value-type="date" office:date-value="2008-08-10">
            <text:p>08/10/08 12:00 AM</text:p>
          </table:table-cell>
          <table:table-cell table:style-name="ce9" table:formula="of:=[.G35]+[.H36]" office:value-type="float" office:value="7.371">
            <text:p>7.4</text:p>
          </table:table-cell>
          <table:table-cell table:style-name="ce9"/>
          <table:table-cell table:style-name="ce9" table:formula="of:=-[.J36]-[.M36]+[.P36]+[.Q36]+[.K36]" office:value-type="float" office:value="3.647">
            <text:p>3.6</text:p>
          </table:table-cell>
          <table:table-cell table:style-name="ce9" office:value-type="float" office:value="0">
            <text:p>0.0</text:p>
          </table:table-cell>
          <table:table-cell table:style-name="ce9" table:formula="of:=IF([.I36]*[.$Z$11]&lt;=[.N36]*[.$Z$12];0;[.I36]*[.$Z$11])" office:value-type="float" office:value="0">
            <text:p>0.0</text:p>
          </table:table-cell>
          <table:table-cell table:style-name="ce9" table:formula="of:=IF([.$S33]-[.$AA$14]+[.J36]&lt;0;0;[.$S33]-[.$AA$14]+[.J36])" office:value-type="float" office:value="0">
            <text:p>0.0</text:p>
          </table:table-cell>
          <table:table-cell table:style-name="ce37" table:formula="of:=IF([.V36]=0;0;[.F36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21">
            <text:p>5.2</text:p>
          </table:table-cell>
          <table:table-cell table:style-name="ce9" table:formula="of:=IF(([.$AA$16]-[.G35])/([.$AA$16]-[.$AA$17])&gt;1;1;([.$AA$16]-[.G35])/([.$AA$16]-[.$AA$17]))" office:value-type="float" office:value="1">
            <text:p>1.0</text:p>
          </table:table-cell>
          <table:table-cell table:style-name="ce9" table:formula="of:=[.O36]*[.$Z$8]*[.N36]" office:value-type="float" office:value="3.647">
            <text:p>3.6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36]&gt;=[.$AA$14];[.$AA$14];[.$AA$4]-[.F36]+[.L36])" office:value-type="float" office:value="136.129">
            <text:p>136.1</text:p>
          </table:table-cell>
          <table:table-cell/>
          <table:table-cell table:style-name="ce109" table:formula="of:=IF([.F36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formula="of:=IF([.F36]&gt;=[.$AA$17];[.F36]/[.$Z$13];0)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36]-[.L36]" office:value-type="float" office:value="7.371">
            <text:p>7.4</text:p>
          </table:table-cell>
          <table:table-cell table:style-name="ce9" table:number-columns-repeated="4"/>
          <table:table-cell table:style-name="ce94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37]&gt;[.$AA$16];[.$AA$16];[.G37])" office:value-type="float" office:value="7.371">
            <text:p>7.4</text:p>
          </table:table-cell>
          <table:table-cell table:style-name="ce9" table:number-columns-repeated="4"/>
          <table:table-cell table:style-name="ce94"/>
          <table:table-cell table:style-name="ce9" table:number-columns-repeated="7"/>
          <table:table-cell/>
          <table:table-cell table:style-name="ce109" table:number-columns-repeated="2"/>
          <table:table-cell table:number-columns-repeated="1002"/>
        </table:table-row>
        <table:table-row table:style-name="ro8">
          <table:table-cell table:style-name="ce49" office:value-type="string">
            <text:p>historical</text:p>
          </table:table-cell>
          <table:table-cell/>
          <table:table-cell office:value-type="float" office:value="157">
            <text:p>157</text:p>
          </table:table-cell>
          <table:table-cell table:formula="of:=[.D36]+1" office:value-type="float" office:value="11">
            <text:p>11</text:p>
          </table:table-cell>
          <table:table-cell table:style-name="ce30" office:value-type="date" office:date-value="2008-08-11">
            <text:p>08/11/08 12:00 AM</text:p>
          </table:table-cell>
          <table:table-cell table:style-name="ce9" table:formula="of:=[.G38]+[.H39]" office:value-type="float" office:value="11.193">
            <text:p>11.2</text:p>
          </table:table-cell>
          <table:table-cell table:style-name="ce9"/>
          <table:table-cell table:style-name="ce9" table:formula="of:=-[.J39]-[.M39]+[.P39]+[.Q39]+[.K39]" office:value-type="float" office:value="3.822">
            <text:p>3.8</text:p>
          </table:table-cell>
          <table:table-cell table:style-name="ce9" office:value-type="float" office:value="0">
            <text:p>0.0</text:p>
          </table:table-cell>
          <table:table-cell table:style-name="ce9" table:formula="of:=IF([.I39]*[.$Z$11]&lt;=[.N39]*[.$Z$12];0;[.I39]*[.$Z$11])" office:value-type="float" office:value="0">
            <text:p>0.0</text:p>
          </table:table-cell>
          <table:table-cell table:style-name="ce9" table:formula="of:=IF([.$S36]-[.$AA$14]+[.J39]&lt;0;0;[.$S36]-[.$AA$14]+[.J39])" office:value-type="float" office:value="0">
            <text:p>0.0</text:p>
          </table:table-cell>
          <table:table-cell table:style-name="ce37" table:formula="of:=IF([.V39]=0;0;[.F39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46">
            <text:p>5.5</text:p>
          </table:table-cell>
          <table:table-cell table:style-name="ce9" table:formula="of:=IF(([.$AA$16]-[.G38])/([.$AA$16]-[.$AA$17])&gt;1;1;([.$AA$16]-[.G38])/([.$AA$16]-[.$AA$17]))" office:value-type="float" office:value="1">
            <text:p>1.0</text:p>
          </table:table-cell>
          <table:table-cell table:style-name="ce9" table:formula="of:=[.O39]*[.$Z$8]*[.N39]" office:value-type="float" office:value="3.822">
            <text:p>3.8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39]&gt;=[.$AA$14];[.$AA$14];[.$AA$4]-[.F39]+[.L39])" office:value-type="float" office:value="132.307">
            <text:p>132.3</text:p>
          </table:table-cell>
          <table:table-cell/>
          <table:table-cell table:style-name="ce109" table:formula="of:=IF([.F39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9" table:formula="of:=IF([.F39]&gt;=[.$AA$17];[.F39]/[.$Z$13];0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39]-[.L39]" office:value-type="float" office:value="11.193">
            <text:p>11.2</text:p>
          </table:table-cell>
          <table:table-cell table:style-name="ce9" table:number-columns-repeated="4"/>
          <table:table-cell table:style-name="ce95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40]&gt;[.$AA$16];[.$AA$16];[.G40])" office:value-type="float" office:value="11.193">
            <text:p>11.2</text:p>
          </table:table-cell>
          <table:table-cell table:style-name="ce9" table:number-columns-repeated="4"/>
          <table:table-cell table:style-name="ce95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/>
          <table:table-cell table:style-name="ce18" table:number-columns-repeated="2"/>
          <table:table-cell table:style-name="ce27"/>
          <table:table-cell table:number-columns-repeated="997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58">
            <text:p>158</text:p>
          </table:table-cell>
          <table:table-cell table:formula="of:=[.D39]+1" office:value-type="float" office:value="12">
            <text:p>12</text:p>
          </table:table-cell>
          <table:table-cell table:style-name="ce30" office:value-type="date" office:date-value="2008-08-12">
            <text:p>08/12/08 12:00 AM</text:p>
          </table:table-cell>
          <table:table-cell table:style-name="ce9" table:formula="of:=[.G41]+[.H42]" office:value-type="float" office:value="15.078">
            <text:p>15.1</text:p>
          </table:table-cell>
          <table:table-cell table:style-name="ce9"/>
          <table:table-cell table:style-name="ce9" table:formula="of:=-[.J42]-[.M42]+[.P42]+[.Q42]+[.K42]" office:value-type="float" office:value="3.885">
            <text:p>3.9</text:p>
          </table:table-cell>
          <table:table-cell table:style-name="ce9" office:value-type="float" office:value="0">
            <text:p>0.0</text:p>
          </table:table-cell>
          <table:table-cell table:style-name="ce9" table:formula="of:=IF([.I42]*[.$Z$11]&lt;=[.N42]*[.$Z$12];0;[.I42]*[.$Z$11])" office:value-type="float" office:value="0">
            <text:p>0.0</text:p>
          </table:table-cell>
          <table:table-cell table:style-name="ce9" table:formula="of:=IF([.$S39]-[.$AA$14]+[.J42]&lt;0;0;[.$S39]-[.$AA$14]+[.J42])" office:value-type="float" office:value="0">
            <text:p>0.0</text:p>
          </table:table-cell>
          <table:table-cell table:style-name="ce37" table:formula="of:=IF([.V42]=0;0;[.F42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55">
            <text:p>5.6</text:p>
          </table:table-cell>
          <table:table-cell table:style-name="ce9" table:formula="of:=IF(([.$AA$16]-[.G41])/([.$AA$16]-[.$AA$17])&gt;1;1;([.$AA$16]-[.G41])/([.$AA$16]-[.$AA$17]))" office:value-type="float" office:value="1">
            <text:p>1.0</text:p>
          </table:table-cell>
          <table:table-cell table:style-name="ce9" table:formula="of:=[.O42]*[.$Z$8]*[.N42]" office:value-type="float" office:value="3.885">
            <text:p>3.9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42]&gt;=[.$AA$14];[.$AA$14];[.$AA$4]-[.F42]+[.L42])" office:value-type="float" office:value="128.422">
            <text:p>128.4</text:p>
          </table:table-cell>
          <table:table-cell/>
          <table:table-cell table:style-name="ce109" table:formula="of:=IF([.F42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9" table:formula="of:=IF([.F42]&gt;=[.$AA$17];[.F42]/[.$Z$13];0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42]-[.L42]" office:value-type="float" office:value="15.078">
            <text:p>15.1</text:p>
          </table:table-cell>
          <table:table-cell table:style-name="ce9" table:number-columns-repeated="4"/>
          <table:table-cell table:style-name="ce96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43]&gt;[.$AA$16];[.$AA$16];[.G43])" office:value-type="float" office:value="15.078">
            <text:p>15.1</text:p>
          </table:table-cell>
          <table:table-cell table:style-name="ce9" table:number-columns-repeated="4"/>
          <table:table-cell table:style-name="ce96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59">
            <text:p>159</text:p>
          </table:table-cell>
          <table:table-cell table:formula="of:=[.D42]+1" office:value-type="float" office:value="13">
            <text:p>13</text:p>
          </table:table-cell>
          <table:table-cell table:style-name="ce30" office:value-type="date" office:date-value="2008-08-13">
            <text:p>08/13/08 12:00 AM</text:p>
          </table:table-cell>
          <table:table-cell table:style-name="ce9" table:formula="of:=[.G44]+[.H45]" office:value-type="float" office:value="18.69">
            <text:p>18.7</text:p>
          </table:table-cell>
          <table:table-cell table:style-name="ce9"/>
          <table:table-cell table:style-name="ce9" table:formula="of:=-[.J45]-[.M45]+[.P45]+[.Q45]+[.K45]" office:value-type="float" office:value="3.612">
            <text:p>3.6</text:p>
          </table:table-cell>
          <table:table-cell table:style-name="ce9" office:value-type="float" office:value="0">
            <text:p>0.0</text:p>
          </table:table-cell>
          <table:table-cell table:style-name="ce9" table:formula="of:=IF([.I45]*[.$Z$11]&lt;=[.N45]*[.$Z$12];0;[.I45]*[.$Z$11])" office:value-type="float" office:value="0">
            <text:p>0.0</text:p>
          </table:table-cell>
          <table:table-cell table:style-name="ce9" table:formula="of:=IF([.$S42]-[.$AA$14]+[.J45]&lt;0;0;[.$S42]-[.$AA$14]+[.J45])" office:value-type="float" office:value="0">
            <text:p>0.0</text:p>
          </table:table-cell>
          <table:table-cell table:style-name="ce37" table:formula="of:=IF([.V45]=0;0;[.F45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16">
            <text:p>5.2</text:p>
          </table:table-cell>
          <table:table-cell table:style-name="ce9" table:formula="of:=IF(([.$AA$16]-[.G44])/([.$AA$16]-[.$AA$17])&gt;1;1;([.$AA$16]-[.G44])/([.$AA$16]-[.$AA$17]))" office:value-type="float" office:value="1">
            <text:p>1.0</text:p>
          </table:table-cell>
          <table:table-cell table:style-name="ce9" table:formula="of:=[.O45]*[.$Z$8]*[.N45]" office:value-type="float" office:value="3.612">
            <text:p>3.6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45]&gt;=[.$AA$14];[.$AA$14];[.$AA$4]-[.F45]+[.L45])" office:value-type="float" office:value="124.81">
            <text:p>124.8</text:p>
          </table:table-cell>
          <table:table-cell/>
          <table:table-cell table:style-name="ce109" table:formula="of:=IF([.F45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9" table:formula="of:=IF([.F45]&gt;=[.$AA$17];[.F45]/[.$Z$13];0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45]-[.L45]" office:value-type="float" office:value="18.69">
            <text:p>18.7</text:p>
          </table:table-cell>
          <table:table-cell table:style-name="ce9" table:number-columns-repeated="4"/>
          <table:table-cell table:style-name="ce96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46]&gt;[.$AA$16];[.$AA$16];[.G46])" office:value-type="float" office:value="18.69">
            <text:p>18.7</text:p>
          </table:table-cell>
          <table:table-cell table:style-name="ce9" table:number-columns-repeated="4"/>
          <table:table-cell table:style-name="ce96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3">
          <table:table-cell table:style-name="ce49" office:value-type="string">
            <text:p>historical</text:p>
          </table:table-cell>
          <table:table-cell/>
          <table:table-cell office:value-type="float" office:value="160">
            <text:p>160</text:p>
          </table:table-cell>
          <table:table-cell table:formula="of:=[.D45]+1" office:value-type="float" office:value="14">
            <text:p>14</text:p>
          </table:table-cell>
          <table:table-cell table:style-name="ce30" office:value-type="date" office:date-value="2008-08-14">
            <text:p>08/14/08 12:00 AM</text:p>
          </table:table-cell>
          <table:table-cell table:style-name="ce9" table:formula="of:=[.G47]+[.H48]" office:value-type="float" office:value="22.561">
            <text:p>22.6</text:p>
          </table:table-cell>
          <table:table-cell table:style-name="ce9"/>
          <table:table-cell table:style-name="ce9" table:formula="of:=-[.J48]-[.M48]+[.P48]+[.Q48]+[.K48]" office:value-type="float" office:value="3.871">
            <text:p>3.9</text:p>
          </table:table-cell>
          <table:table-cell table:style-name="ce9" office:value-type="float" office:value="0">
            <text:p>0.0</text:p>
          </table:table-cell>
          <table:table-cell table:style-name="ce9" table:formula="of:=IF([.I48]*[.$Z$11]&lt;=[.N48]*[.$Z$12];0;[.I48]*[.$Z$11])" office:value-type="float" office:value="0">
            <text:p>0.0</text:p>
          </table:table-cell>
          <table:table-cell table:style-name="ce9" table:formula="of:=IF([.$S45]-[.$AA$14]+[.J48]&lt;0;0;[.$S45]-[.$AA$14]+[.J48])" office:value-type="float" office:value="0">
            <text:p>0.0</text:p>
          </table:table-cell>
          <table:table-cell table:style-name="ce37" table:formula="of:=IF([.V48]=0;0;[.F48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53">
            <text:p>5.5</text:p>
          </table:table-cell>
          <table:table-cell table:style-name="ce9" table:formula="of:=IF(([.$AA$16]-[.G47])/([.$AA$16]-[.$AA$17])&gt;1;1;([.$AA$16]-[.G47])/([.$AA$16]-[.$AA$17]))" office:value-type="float" office:value="1">
            <text:p>1.0</text:p>
          </table:table-cell>
          <table:table-cell table:style-name="ce9" table:formula="of:=[.O48]*[.$Z$8]*[.N48]" office:value-type="float" office:value="3.871">
            <text:p>3.9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48]&gt;=[.$AA$14];[.$AA$14];[.$AA$4]-[.F48]+[.L48])" office:value-type="float" office:value="120.939">
            <text:p>120.9</text:p>
          </table:table-cell>
          <table:table-cell/>
          <table:table-cell table:style-name="ce109" table:formula="of:=IF([.F48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9" table:formula="of:=IF([.F48]&gt;=[.$AA$17];[.F48]/[.$Z$13];0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48]-[.L48]" office:value-type="float" office:value="22.561">
            <text:p>22.6</text:p>
          </table:table-cell>
          <table:table-cell table:style-name="ce9" table:number-columns-repeated="4"/>
          <table:table-cell table:style-name="ce96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49]&gt;[.$AA$16];[.$AA$16];[.G49])" office:value-type="float" office:value="22.561">
            <text:p>22.6</text:p>
          </table:table-cell>
          <table:table-cell table:style-name="ce9" table:number-columns-repeated="4"/>
          <table:table-cell table:style-name="ce96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9">
          <table:table-cell table:style-name="ce50" office:value-type="string">
            <text:p>forecast</text:p>
          </table:table-cell>
          <table:table-cell table:style-name="ce85" office:value-type="string">
            <office:annotation office:display="true" draw:style-name="gr5" draw:text-style-name="P3" svg:width="1.6791in" svg:height="1.0177in" svg:x="1.6512in" svg:y="9.3394in" draw:caption-point-x="0.3531in" draw:caption-point-y="1.7858in">
              <dc:creator>StAn</dc:creator>
              <dc:date>2015-03-09T00:00:00</dc:date>
              <text:p text:style-name="P3">N.M.:</text:p>
              <text:p text:style-name="P3"><text:span text:style-name="T3">Current date, farmer chooses to irrigate</text:span></text:p>
            </office:annotation>
            <text:p>Irrigation date</text:p>
          </table:table-cell>
          <table:table-cell table:style-name="ce60" office:value-type="float" office:value="161">
            <text:p>161</text:p>
          </table:table-cell>
          <table:table-cell table:style-name="ce60" table:formula="of:=[.D48]+1" office:value-type="float" office:value="15">
            <text:p>15</text:p>
          </table:table-cell>
          <table:table-cell table:style-name="ce86" office:value-type="date" office:date-value="2008-08-15">
            <text:p>08/15/08 12:00 AM</text:p>
          </table:table-cell>
          <table:table-cell table:style-name="ce69" table:formula="of:=[.G50]+[.H51]" office:value-type="float" office:value="26.635">
            <text:p>26.6</text:p>
          </table:table-cell>
          <table:table-cell table:style-name="ce69"/>
          <table:table-cell table:style-name="ce69" table:formula="of:=-[.J51]-[.M51]+[.P51]+[.Q51]+[.K51]" office:value-type="float" office:value="4.074">
            <text:p>4.1</text:p>
          </table:table-cell>
          <table:table-cell table:style-name="ce69" office:value-type="float" office:value="0">
            <text:p>0.0</text:p>
          </table:table-cell>
          <table:table-cell table:style-name="ce69" table:formula="of:=IF([.I51]*[.$Z$11]&lt;=[.N51]*[.$Z$12];0;[.I51]*[.$Z$11])" office:value-type="float" office:value="0">
            <text:p>0.0</text:p>
          </table:table-cell>
          <table:table-cell table:style-name="ce69" table:formula="of:=IF([.$S48]-[.$AA$14]+[.J51]&lt;0;0;[.$S48]-[.$AA$14]+[.J51])" office:value-type="float" office:value="0">
            <text:p>0.0</text:p>
          </table:table-cell>
          <table:table-cell table:style-name="ce67" table:formula="of:=IF([.V51]=0;0;[.F51]*[.$Z$5])" office:value-type="float" office:value="26.635">
            <text:p>26.6</text:p>
          </table:table-cell>
          <table:table-cell table:style-name="ce69" office:value-type="float" office:value="0">
            <text:p>0.0</text:p>
          </table:table-cell>
          <table:table-cell table:style-name="ce69" office:value-type="float" office:value="5.82">
            <text:p>5.8</text:p>
          </table:table-cell>
          <table:table-cell table:style-name="ce69" table:formula="of:=IF(([.$AA$16]-[.G50])/([.$AA$16]-[.$AA$17])&gt;1;1;([.$AA$16]-[.G50])/([.$AA$16]-[.$AA$17]))" office:value-type="float" office:value="1">
            <text:p>1.0</text:p>
          </table:table-cell>
          <table:table-cell table:style-name="ce69" table:formula="of:=[.O51]*[.$Z$8]*[.N51]" office:value-type="float" office:value="4.074">
            <text:p>4.1</text:p>
          </table:table-cell>
          <table:table-cell table:style-name="ce69" office:value-type="float" office:value="0">
            <text:p>0.0</text:p>
          </table:table-cell>
          <table:table-cell table:style-name="ce69"/>
          <table:table-cell table:style-name="ce69" table:formula="of:=IF([.$S$8]-[.F51]&gt;=[.$AA$14];[.$AA$14];[.$AA$4]-[.F51]+[.L51])" office:value-type="float" office:value="143.5">
            <text:p>143.5</text:p>
          </table:table-cell>
          <table:table-cell table:style-name="ce60"/>
          <table:table-cell table:style-name="ce110" table:formula="of:=IF([.F51]&gt;=[.$AA$17];1;0)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3" table:formula="of:=IF([.F51]&gt;=[.$AA$17];[.F51]/[.$Z$13];0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51]-[.L51]" office:value-type="float" office:value="0">
            <text:p>0.0</text:p>
          </table:table-cell>
          <table:table-cell table:style-name="ce9" table:number-columns-repeated="4"/>
          <table:table-cell table:style-name="ce96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52]&gt;[.$AA$16];[.$AA$16];[.G52])" office:value-type="float" office:value="0">
            <text:p>0.0</text:p>
          </table:table-cell>
          <table:table-cell table:style-name="ce9" table:number-columns-repeated="4"/>
          <table:table-cell table:style-name="ce96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10">
          <table:table-cell table:style-name="ce51" office:value-type="string">
            <text:p>forecast</text:p>
          </table:table-cell>
          <table:table-cell/>
          <table:table-cell office:value-type="float" office:value="162">
            <text:p>162</text:p>
          </table:table-cell>
          <table:table-cell table:formula="of:=[.D51]+1" office:value-type="float" office:value="16">
            <text:p>16</text:p>
          </table:table-cell>
          <table:table-cell table:style-name="ce30" office:value-type="date" office:date-value="2008-08-16">
            <text:p>08/16/08 12:00 AM</text:p>
          </table:table-cell>
          <table:table-cell table:style-name="ce9" table:formula="of:=[.G53]+[.H54]" office:value-type="float" office:value="3.759">
            <text:p>3.8</text:p>
          </table:table-cell>
          <table:table-cell table:style-name="ce9"/>
          <table:table-cell table:style-name="ce9" table:formula="of:=-[.J54]-[.M54]+[.P54]+[.Q54]+[.K54]" office:value-type="float" office:value="3.759">
            <text:p>3.8</text:p>
          </table:table-cell>
          <table:table-cell table:style-name="ce9" office:value-type="float" office:value="0">
            <text:p>0.0</text:p>
          </table:table-cell>
          <table:table-cell table:style-name="ce9" table:formula="of:=IF([.I54]*[.$Z$11]&lt;=[.N54]*[.$Z$12];0;[.I54]*[.$Z$11])" office:value-type="float" office:value="0">
            <text:p>0.0</text:p>
          </table:table-cell>
          <table:table-cell table:style-name="ce9" table:formula="of:=IF([.$S51]-[.$AA$14]+[.J54]&lt;0;0;[.$S51]-[.$AA$14]+[.J54])" office:value-type="float" office:value="0">
            <text:p>0.0</text:p>
          </table:table-cell>
          <table:table-cell table:style-name="ce37" table:formula="of:=IF([.V54]=0;0;[.F54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37">
            <text:p>5.4</text:p>
          </table:table-cell>
          <table:table-cell table:style-name="ce9" table:formula="of:=IF(([.$AA$16]-[.G53])/([.$AA$16]-[.$AA$17])&gt;1;1;([.$AA$16]-[.G53])/([.$AA$16]-[.$AA$17]))" office:value-type="float" office:value="1">
            <text:p>1.0</text:p>
          </table:table-cell>
          <table:table-cell table:style-name="ce9" table:formula="of:=[.O54]*[.$Z$8]*[.N54]" office:value-type="float" office:value="3.759">
            <text:p>3.8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54]&gt;=[.$AA$14];[.$AA$14];[.$AA$4]-[.F54]+[.L54])" office:value-type="float" office:value="139.741">
            <text:p>139.7</text:p>
          </table:table-cell>
          <table:table-cell/>
          <table:table-cell table:style-name="ce109" table:formula="of:=IF([.F54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9" table:formula="of:=IF([.F54]&gt;=[.$AA$17];[.F54]/[.$Z$13];0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54]-[.L54]" office:value-type="float" office:value="3.759">
            <text:p>3.8</text:p>
          </table:table-cell>
          <table:table-cell table:style-name="ce9" table:number-columns-repeated="4"/>
          <table:table-cell table:style-name="ce97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55]&gt;[.$AA$16];[.$AA$16];[.G55])" office:value-type="float" office:value="3.759">
            <text:p>3.8</text:p>
          </table:table-cell>
          <table:table-cell table:style-name="ce9" table:number-columns-repeated="4"/>
          <table:table-cell table:style-name="ce97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11">
          <table:table-cell table:style-name="ce51" office:value-type="string">
            <text:p>forecast</text:p>
          </table:table-cell>
          <table:table-cell/>
          <table:table-cell office:value-type="float" office:value="163">
            <text:p>163</text:p>
          </table:table-cell>
          <table:table-cell table:formula="of:=[.D54]+1" office:value-type="float" office:value="17">
            <text:p>17</text:p>
          </table:table-cell>
          <table:table-cell table:style-name="ce30" office:value-type="date" office:date-value="2008-08-17">
            <text:p>08/17/08 12:00 AM</text:p>
          </table:table-cell>
          <table:table-cell table:style-name="ce9" table:formula="of:=[.G56]+[.H57]" office:value-type="float" office:value="7.434">
            <text:p>7.4</text:p>
          </table:table-cell>
          <table:table-cell table:style-name="ce9"/>
          <table:table-cell table:style-name="ce9" table:formula="of:=-[.J57]-[.M57]+[.P57]+[.Q57]+[.K57]" office:value-type="float" office:value="3.675">
            <text:p>3.7</text:p>
          </table:table-cell>
          <table:table-cell table:style-name="ce9" office:value-type="float" office:value="0">
            <text:p>0.0</text:p>
          </table:table-cell>
          <table:table-cell table:style-name="ce9" table:formula="of:=IF([.I57]*[.$Z$11]&lt;=[.N57]*[.$Z$12];0;[.I57]*[.$Z$11])" office:value-type="float" office:value="0">
            <text:p>0.0</text:p>
          </table:table-cell>
          <table:table-cell table:style-name="ce9" table:formula="of:=IF([.$S54]-[.$AA$14]+[.J57]&lt;0;0;[.$S54]-[.$AA$14]+[.J57])" office:value-type="float" office:value="0">
            <text:p>0.0</text:p>
          </table:table-cell>
          <table:table-cell table:style-name="ce37" table:formula="of:=IF([.V57]=0;0;[.F57]*[.$Z$5])" office:value-type="float" office:value="0">
            <text:p>0.0</text:p>
          </table:table-cell>
          <table:table-cell table:style-name="ce9" office:value-type="float" office:value="0">
            <text:p>0.0</text:p>
          </table:table-cell>
          <table:table-cell table:style-name="ce9" office:value-type="float" office:value="5.25">
            <text:p>5.3</text:p>
          </table:table-cell>
          <table:table-cell table:style-name="ce9" table:formula="of:=IF(([.$AA$16]-[.G56])/([.$AA$16]-[.$AA$17])&gt;1;1;([.$AA$16]-[.G56])/([.$AA$16]-[.$AA$17]))" office:value-type="float" office:value="1">
            <text:p>1.0</text:p>
          </table:table-cell>
          <table:table-cell table:style-name="ce9" table:formula="of:=[.O57]*[.$Z$8]*[.N57]" office:value-type="float" office:value="3.675">
            <text:p>3.7</text:p>
          </table:table-cell>
          <table:table-cell table:style-name="ce9" office:value-type="float" office:value="0">
            <text:p>0.0</text:p>
          </table:table-cell>
          <table:table-cell table:style-name="ce9"/>
          <table:table-cell table:style-name="ce9" table:formula="of:=IF([.$S$8]-[.F57]&gt;=[.$AA$14];[.$AA$14];[.$AA$4]-[.F57]+[.L57])" office:value-type="float" office:value="136.066">
            <text:p>136.1</text:p>
          </table:table-cell>
          <table:table-cell/>
          <table:table-cell table:style-name="ce109" table:formula="of:=IF([.F57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9" table:formula="of:=IF([.F57]&gt;=[.$AA$17];[.F57]/[.$Z$13];0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[.F57]-[.L57]" office:value-type="float" office:value="7.434">
            <text:p>7.4</text:p>
          </table:table-cell>
          <table:table-cell table:style-name="ce9" table:number-columns-repeated="4"/>
          <table:table-cell table:style-name="ce98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2">
          <table:table-cell table:number-columns-repeated="4"/>
          <table:table-cell table:style-name="ce30"/>
          <table:table-cell table:style-name="ce9"/>
          <table:table-cell table:style-name="ce9" table:formula="of:=IF([.G58]&gt;[.$AA$16];[.$AA$16];[.G58])" office:value-type="float" office:value="7.434">
            <text:p>7.4</text:p>
          </table:table-cell>
          <table:table-cell table:style-name="ce9" table:number-columns-repeated="4"/>
          <table:table-cell table:style-name="ce98"/>
          <table:table-cell table:style-name="ce9" table:number-columns-repeated="7"/>
          <table:table-cell/>
          <table:table-cell table:style-name="ce109" table:number-columns-repeated="2"/>
          <table:table-cell table:style-name="ce9"/>
          <table:table-cell table:number-columns-repeated="1001"/>
        </table:table-row>
        <table:table-row table:style-name="ro3">
          <table:table-cell table:style-name="ce51" office:value-type="string">
            <text:p>forecast</text:p>
          </table:table-cell>
          <table:table-cell/>
          <table:table-cell table:style-name="ce29" office:value-type="float" office:value="164">
            <text:p>164</text:p>
          </table:table-cell>
          <table:table-cell table:style-name="ce29" table:formula="of:=[.D57]+1" office:value-type="float" office:value="18">
            <text:p>18</text:p>
          </table:table-cell>
          <table:table-cell table:style-name="ce32" office:value-type="date" office:date-value="2008-08-18">
            <text:p>08/18/08 12:00 AM</text:p>
          </table:table-cell>
          <table:table-cell table:style-name="ce9" table:formula="of:=[.G59]+[.H60]" office:value-type="float" office:value="11.158">
            <text:p>11.2</text:p>
          </table:table-cell>
          <table:table-cell table:style-name="ce9"/>
          <table:table-cell table:style-name="ce9" table:formula="of:=-[.J60]-[.M60]+[.P60]+[.Q60]+[.K60]" office:value-type="float" office:value="3.724">
            <text:p>3.7</text:p>
          </table:table-cell>
          <table:table-cell table:style-name="ce9" office:value-type="float" office:value="0">
            <text:p>0.0</text:p>
          </table:table-cell>
          <table:table-cell table:style-name="ce9" table:formula="of:=IF([.I60]*[.$Z$11]&lt;=[.N60]*[.$Z$12];0;[.I60]*[.$Z$11])" office:value-type="float" office:value="0">
            <text:p>0.0</text:p>
          </table:table-cell>
          <table:table-cell table:style-name="ce37" table:formula="of:=IF([.$S57]-[.$AA$14]+[.J60]&lt;0;0;[.$S57]-[.$AA$14]+[.J60])" office:value-type="float" office:value="0">
            <text:p>0.0</text:p>
          </table:table-cell>
          <table:table-cell table:style-name="ce37" table:formula="of:=IF([.V60]=0;0;[.F60]*[.$Z$5])" office:value-type="float" office:value="0">
            <text:p>0.0</text:p>
          </table:table-cell>
          <table:table-cell table:style-name="ce37" office:value-type="float" office:value="0">
            <text:p>0.0</text:p>
          </table:table-cell>
          <table:table-cell table:style-name="ce37" office:value-type="float" office:value="5.32">
            <text:p>5.3</text:p>
          </table:table-cell>
          <table:table-cell table:style-name="ce9" table:formula="of:=IF(([.$AA$16]-[.G59])/([.$AA$16]-[.$AA$17])&gt;1;1;([.$AA$16]-[.G59])/([.$AA$16]-[.$AA$17]))" office:value-type="float" office:value="1">
            <text:p>1.0</text:p>
          </table:table-cell>
          <table:table-cell table:style-name="ce37" table:formula="of:=[.O60]*[.$Z$8]*[.N60]" office:value-type="float" office:value="3.724">
            <text:p>3.7</text:p>
          </table:table-cell>
          <table:table-cell table:style-name="ce37" office:value-type="float" office:value="0">
            <text:p>0.0</text:p>
          </table:table-cell>
          <table:table-cell table:style-name="ce37"/>
          <table:table-cell table:style-name="ce9" table:formula="of:=IF([.$S$8]-[.F60]&gt;=[.$AA$14];[.$AA$14];[.$AA$4]-[.F60]+[.L60])" office:value-type="float" office:value="132.342">
            <text:p>132.3</text:p>
          </table:table-cell>
          <table:table-cell table:style-name="ce29"/>
          <table:table-cell table:style-name="ce108" table:formula="of:=IF([.F60]&gt;=[.$AA$17];1;0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9" table:formula="of:=IF([.F60]&gt;=[.$AA$17];[.F60]/[.$Z$13];0)" office:value-type="float" office:value="0">
            <text:p>0.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60]-[.L60]" office:value-type="float" office:value="11.158">
            <text:p>11.2</text:p>
          </table:table-cell>
          <table:table-cell table:style-name="ce68" table:number-columns-repeated="4"/>
          <table:table-cell table:style-name="ce99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61]&gt;[.$AA$16];[.$AA$16];[.G61])" office:value-type="float" office:value="11.158">
            <text:p>11.2</text:p>
          </table:table-cell>
          <table:table-cell table:style-name="ce68" table:number-columns-repeated="4"/>
          <table:table-cell table:style-name="ce99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65">
            <text:p>165</text:p>
          </table:table-cell>
          <table:table-cell table:style-name="ce52" table:formula="of:=[.D60]+1" office:value-type="float" office:value="19">
            <text:p>19</text:p>
          </table:table-cell>
          <table:table-cell table:style-name="ce63" office:value-type="date" office:date-value="2008-08-19">
            <text:p>08/19/08 12:00 AM</text:p>
          </table:table-cell>
          <table:table-cell table:style-name="ce68" table:formula="of:=[.G62]+[.H63]" office:value-type="float" office:value="15.064">
            <text:p>15.1</text:p>
          </table:table-cell>
          <table:table-cell table:style-name="ce68"/>
          <table:table-cell table:style-name="ce68" table:formula="of:=-[.J63]-[.M63]+[.P63]+[.Q63]+[.K63]" office:value-type="float" office:value="3.906">
            <text:p>3.9</text:p>
          </table:table-cell>
          <table:table-cell table:style-name="ce68" office:value-type="float" office:value="0">
            <text:p>0.0</text:p>
          </table:table-cell>
          <table:table-cell table:style-name="ce68" table:formula="of:=IF([.I63]*[.$Z$11]&lt;=[.N63]*[.$Z$12];0;[.I63]*[.$Z$11])" office:value-type="float" office:value="0">
            <text:p>0.0</text:p>
          </table:table-cell>
          <table:table-cell table:style-name="ce68" table:formula="of:=IF([.$S60]-[.$AA$14]+[.J63]&lt;0;0;[.$S60]-[.$AA$14]+[.J63])" office:value-type="float" office:value="0">
            <text:p>0.0</text:p>
          </table:table-cell>
          <table:table-cell table:style-name="ce68" table:formula="of:=IF([.V63]=0;0;[.F63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58">
            <text:p>5.6</text:p>
          </table:table-cell>
          <table:table-cell table:style-name="ce68" table:formula="of:=IF(([.$AA$16]-[.G62])/([.$AA$16]-[.$AA$17])&gt;1;1;([.$AA$16]-[.G62])/([.$AA$16]-[.$AA$17]))" office:value-type="float" office:value="1">
            <text:p>1.0</text:p>
          </table:table-cell>
          <table:table-cell table:style-name="ce68" table:formula="of:=[.O63]*[.$Z$8]*[.N63]" office:value-type="float" office:value="3.906">
            <text:p>3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63]&gt;=[.$AA$14];[.$AA$14];[.$AA$4]-[.F63]+[.L63])" office:value-type="float" office:value="128.436">
            <text:p>128.4</text:p>
          </table:table-cell>
          <table:table-cell table:style-name="ce52"/>
          <table:table-cell table:style-name="ce111" table:formula="of:=IF([.F63]&gt;=[.$AA$17];1;0)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style-name="ce52" table:formula="of:=[.L63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63]-[.L63]" office:value-type="float" office:value="15.064">
            <text:p>15.1</text:p>
          </table:table-cell>
          <table:table-cell table:style-name="ce68" table:number-columns-repeated="4"/>
          <table:table-cell table:style-name="ce99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64]&gt;[.$AA$16];[.$AA$16];[.G64])" office:value-type="float" office:value="15.064">
            <text:p>15.1</text:p>
          </table:table-cell>
          <table:table-cell table:style-name="ce68" table:number-columns-repeated="4"/>
          <table:table-cell table:style-name="ce99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66">
            <text:p>166</text:p>
          </table:table-cell>
          <table:table-cell table:style-name="ce52" table:formula="of:=[.D63]+1" office:value-type="float" office:value="20">
            <text:p>20</text:p>
          </table:table-cell>
          <table:table-cell table:style-name="ce63" office:value-type="date" office:date-value="2008-08-20">
            <text:p>08/20/08 12:00 AM</text:p>
          </table:table-cell>
          <table:table-cell table:style-name="ce68" table:formula="of:=[.G65]+[.H66]" office:value-type="float" office:value="19.117">
            <text:p>19.1</text:p>
          </table:table-cell>
          <table:table-cell table:style-name="ce68"/>
          <table:table-cell table:style-name="ce68" table:formula="of:=-[.J66]-[.M66]+[.P66]+[.Q66]+[.K66]" office:value-type="float" office:value="4.053">
            <text:p>4.1</text:p>
          </table:table-cell>
          <table:table-cell table:style-name="ce68" office:value-type="float" office:value="0">
            <text:p>0.0</text:p>
          </table:table-cell>
          <table:table-cell table:style-name="ce68" table:formula="of:=IF([.I66]*[.$Z$11]&lt;=[.N66]*[.$Z$12];0;[.I66]*[.$Z$11])" office:value-type="float" office:value="0">
            <text:p>0.0</text:p>
          </table:table-cell>
          <table:table-cell table:style-name="ce68" table:formula="of:=IF([.$S63]-[.$AA$14]+[.J66]&lt;0;0;[.$S63]-[.$AA$14]+[.J66])" office:value-type="float" office:value="0">
            <text:p>0.0</text:p>
          </table:table-cell>
          <table:table-cell table:style-name="ce68" table:formula="of:=IF([.V66]=0;0;[.F66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79">
            <text:p>5.8</text:p>
          </table:table-cell>
          <table:table-cell table:style-name="ce68" table:formula="of:=IF(([.$AA$16]-[.G65])/([.$AA$16]-[.$AA$17])&gt;1;1;([.$AA$16]-[.G65])/([.$AA$16]-[.$AA$17]))" office:value-type="float" office:value="1">
            <text:p>1.0</text:p>
          </table:table-cell>
          <table:table-cell table:style-name="ce68" table:formula="of:=[.O66]*[.$Z$8]*[.N66]" office:value-type="float" office:value="4.053">
            <text:p>4.1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66]&gt;=[.$AA$14];[.$AA$14];[.$AA$4]-[.F66]+[.L66])" office:value-type="float" office:value="124.383">
            <text:p>124.4</text:p>
          </table:table-cell>
          <table:table-cell table:style-name="ce52"/>
          <table:table-cell table:style-name="ce111" table:formula="of:=IF([.F66]&gt;=[.$AA$17];1;0)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style-name="ce52" table:formula="of:=[.L66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66]-[.L66]" office:value-type="float" office:value="19.117">
            <text:p>19.1</text:p>
          </table:table-cell>
          <table:table-cell table:style-name="ce68" table:number-columns-repeated="4"/>
          <table:table-cell table:style-name="ce99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67]&gt;[.$AA$16];[.$AA$16];[.G67])" office:value-type="float" office:value="19.117">
            <text:p>19.1</text:p>
          </table:table-cell>
          <table:table-cell table:style-name="ce68" table:number-columns-repeated="4"/>
          <table:table-cell table:style-name="ce99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67">
            <text:p>167</text:p>
          </table:table-cell>
          <table:table-cell table:style-name="ce52" table:formula="of:=[.D66]+1" office:value-type="float" office:value="21">
            <text:p>21</text:p>
          </table:table-cell>
          <table:table-cell table:style-name="ce63" office:value-type="date" office:date-value="2008-08-21">
            <text:p>08/21/08 12:00 AM</text:p>
          </table:table-cell>
          <table:table-cell table:style-name="ce68" table:formula="of:=[.G68]+[.H69]" office:value-type="float" office:value="22.988">
            <text:p>23.0</text:p>
          </table:table-cell>
          <table:table-cell table:style-name="ce68"/>
          <table:table-cell table:style-name="ce68" table:formula="of:=-[.J69]-[.M69]+[.P69]+[.Q69]+[.K69]" office:value-type="float" office:value="3.871">
            <text:p>3.9</text:p>
          </table:table-cell>
          <table:table-cell table:style-name="ce68" office:value-type="float" office:value="0">
            <text:p>0.0</text:p>
          </table:table-cell>
          <table:table-cell table:style-name="ce68" table:formula="of:=IF([.I69]*[.$Z$11]&lt;=[.N69]*[.$Z$12];0;[.I69]*[.$Z$11])" office:value-type="float" office:value="0">
            <text:p>0.0</text:p>
          </table:table-cell>
          <table:table-cell table:style-name="ce68" table:formula="of:=IF([.$S66]-[.$AA$14]+[.J69]&lt;0;0;[.$S66]-[.$AA$14]+[.J69])" office:value-type="float" office:value="0">
            <text:p>0.0</text:p>
          </table:table-cell>
          <table:table-cell table:style-name="ce68" table:formula="of:=IF([.V69]=0;0;[.F69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53">
            <text:p>5.5</text:p>
          </table:table-cell>
          <table:table-cell table:style-name="ce68" table:formula="of:=IF(([.$AA$16]-[.G68])/([.$AA$16]-[.$AA$17])&gt;1;1;([.$AA$16]-[.G68])/([.$AA$16]-[.$AA$17]))" office:value-type="float" office:value="1">
            <text:p>1.0</text:p>
          </table:table-cell>
          <table:table-cell table:style-name="ce68" table:formula="of:=[.O69]*[.$Z$8]*[.N69]" office:value-type="float" office:value="3.871">
            <text:p>3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69]&gt;=[.$AA$14];[.$AA$14];[.$AA$4]-[.F69]+[.L69])" office:value-type="float" office:value="120.512">
            <text:p>120.5</text:p>
          </table:table-cell>
          <table:table-cell table:style-name="ce52"/>
          <table:table-cell table:style-name="ce111" table:formula="of:=IF([.F69]&gt;=[.$AA$17];1;0)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style-name="ce52" table:formula="of:=[.L69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69]-[.L69]" office:value-type="float" office:value="22.988">
            <text:p>23.0</text:p>
          </table:table-cell>
          <table:table-cell table:style-name="ce68" table:number-columns-repeated="4"/>
          <table:table-cell table:style-name="ce100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70]&gt;[.$AA$16];[.$AA$16];[.G70])" office:value-type="float" office:value="22.988">
            <text:p>23.0</text:p>
          </table:table-cell>
          <table:table-cell table:style-name="ce68" table:number-columns-repeated="4"/>
          <table:table-cell table:style-name="ce100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68">
            <text:p>168</text:p>
          </table:table-cell>
          <table:table-cell table:style-name="ce52" table:formula="of:=[.D69]+1" office:value-type="float" office:value="22">
            <text:p>22</text:p>
          </table:table-cell>
          <table:table-cell table:style-name="ce63" office:value-type="date" office:date-value="2008-08-22">
            <text:p>08/22/08 12:00 AM</text:p>
          </table:table-cell>
          <table:table-cell table:style-name="ce68" table:formula="of:=[.G71]+[.H72]" office:value-type="float" office:value="26.824">
            <text:p>26.8</text:p>
          </table:table-cell>
          <table:table-cell table:style-name="ce68"/>
          <table:table-cell table:style-name="ce68" table:formula="of:=-[.J72]-[.M72]+[.P72]+[.Q72]+[.K72]" office:value-type="float" office:value="3.836">
            <text:p>3.8</text:p>
          </table:table-cell>
          <table:table-cell table:style-name="ce68" office:value-type="float" office:value="0">
            <text:p>0.0</text:p>
          </table:table-cell>
          <table:table-cell table:style-name="ce68" table:formula="of:=IF([.I72]*[.$Z$11]&lt;=[.N72]*[.$Z$12];0;[.I72]*[.$Z$11])" office:value-type="float" office:value="0">
            <text:p>0.0</text:p>
          </table:table-cell>
          <table:table-cell table:style-name="ce68" table:formula="of:=IF([.$S69]-[.$AA$14]+[.J72]&lt;0;0;[.$S69]-[.$AA$14]+[.J72])" office:value-type="float" office:value="0">
            <text:p>0.0</text:p>
          </table:table-cell>
          <table:table-cell table:style-name="ce68" table:formula="of:=IF([.V72]=0;0;[.F72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48">
            <text:p>5.5</text:p>
          </table:table-cell>
          <table:table-cell table:style-name="ce68" table:formula="of:=IF(([.$AA$16]-[.G71])/([.$AA$16]-[.$AA$17])&gt;1;1;([.$AA$16]-[.G71])/([.$AA$16]-[.$AA$17]))" office:value-type="float" office:value="1">
            <text:p>1.0</text:p>
          </table:table-cell>
          <table:table-cell table:style-name="ce68" table:formula="of:=[.O72]*[.$Z$8]*[.N72]" office:value-type="float" office:value="3.836">
            <text:p>3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72]&gt;=[.$AA$14];[.$AA$14];[.$AA$4]-[.F72]+[.L72])" office:value-type="float" office:value="116.676">
            <text:p>116.7</text:p>
          </table:table-cell>
          <table:table-cell table:style-name="ce52"/>
          <table:table-cell table:style-name="ce111" table:formula="of:=IF([.F72]&gt;=[.$AA$17];1;0)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style-name="ce52" table:formula="of:=[.L72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72]-[.L72]" office:value-type="float" office:value="26.824">
            <text:p>26.8</text:p>
          </table:table-cell>
          <table:table-cell table:style-name="ce68" table:number-columns-repeated="4"/>
          <table:table-cell table:style-name="ce101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73]&gt;[.$AA$16];[.$AA$16];[.G73])" office:value-type="float" office:value="26.824">
            <text:p>26.8</text:p>
          </table:table-cell>
          <table:table-cell table:style-name="ce68" table:number-columns-repeated="4"/>
          <table:table-cell table:style-name="ce101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style-name="ce29" table:number-columns-repeated="2"/>
          <table:table-cell table:style-name="ce52" office:value-type="float" office:value="169">
            <text:p>169</text:p>
          </table:table-cell>
          <table:table-cell table:style-name="ce52" table:formula="of:=[.D72]+1" office:value-type="float" office:value="23">
            <text:p>23</text:p>
          </table:table-cell>
          <table:table-cell table:style-name="ce63" office:value-type="date" office:date-value="2008-08-23">
            <text:p>08/23/08 12:00 AM</text:p>
          </table:table-cell>
          <table:table-cell table:style-name="ce68" table:formula="of:=[.G74]+[.H75]" office:value-type="float" office:value="30.639">
            <text:p>30.6</text:p>
          </table:table-cell>
          <table:table-cell table:style-name="ce68"/>
          <table:table-cell table:style-name="ce68" table:formula="of:=-[.J75]-[.M75]+[.P75]+[.Q75]+[.K75]" office:value-type="float" office:value="3.815">
            <text:p>3.8</text:p>
          </table:table-cell>
          <table:table-cell table:style-name="ce68" office:value-type="float" office:value="0">
            <text:p>0.0</text:p>
          </table:table-cell>
          <table:table-cell table:style-name="ce68" table:formula="of:=IF([.I75]*[.$Z$11]&lt;=[.N75]*[.$Z$12];0;[.I75]*[.$Z$11])" office:value-type="float" office:value="0">
            <text:p>0.0</text:p>
          </table:table-cell>
          <table:table-cell table:style-name="ce68" table:formula="of:=IF([.$S72]-[.$AA$14]+[.J75]&lt;0;0;[.$S72]-[.$AA$14]+[.J75])" office:value-type="float" office:value="0">
            <text:p>0.0</text:p>
          </table:table-cell>
          <table:table-cell table:style-name="ce68" table:formula="of:=IF([.V75]=0;0;[.F75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45">
            <text:p>5.5</text:p>
          </table:table-cell>
          <table:table-cell table:style-name="ce68" table:formula="of:=IF(([.$AA$16]-[.G74])/([.$AA$16]-[.$AA$17])&gt;1;1;([.$AA$16]-[.G74])/([.$AA$16]-[.$AA$17]))" office:value-type="float" office:value="1">
            <text:p>1.0</text:p>
          </table:table-cell>
          <table:table-cell table:style-name="ce68" table:formula="of:=[.O75]*[.$Z$8]*[.N75]" office:value-type="float" office:value="3.815">
            <text:p>3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75]&gt;=[.$AA$14];[.$AA$14];[.$AA$4]-[.F75]+[.L75])" office:value-type="float" office:value="112.861">
            <text:p>112.9</text:p>
          </table:table-cell>
          <table:table-cell table:style-name="ce52"/>
          <table:table-cell table:style-name="ce111" table:formula="of:=IF([.F75]&gt;=[.$AA$17];1;0)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style-name="ce52" table:formula="of:=[.L75]/[.$Z$13]" office:value-type="float" office:value="0">
            <text:p>0</text:p>
          </table:table-cell>
          <table:table-cell table:style-name="ce29"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75]-[.L75]" office:value-type="float" office:value="30.639">
            <text:p>30.6</text:p>
          </table:table-cell>
          <table:table-cell table:style-name="ce68" table:number-columns-repeated="4"/>
          <table:table-cell table:style-name="ce101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76]&gt;[.$AA$16];[.$AA$16];[.G76])" office:value-type="float" office:value="30.639">
            <text:p>30.6</text:p>
          </table:table-cell>
          <table:table-cell table:style-name="ce68" table:number-columns-repeated="4"/>
          <table:table-cell table:style-name="ce101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70">
            <text:p>170</text:p>
          </table:table-cell>
          <table:table-cell table:style-name="ce52" table:formula="of:=[.D75]+1" office:value-type="float" office:value="24">
            <text:p>24</text:p>
          </table:table-cell>
          <table:table-cell table:style-name="ce63" office:value-type="date" office:date-value="2008-08-24">
            <text:p>08/24/08 12:00 AM</text:p>
          </table:table-cell>
          <table:table-cell table:style-name="ce68" table:formula="of:=[.G77]+[.H78]" office:value-type="float" office:value="34.265">
            <text:p>34.3</text:p>
          </table:table-cell>
          <table:table-cell table:style-name="ce68"/>
          <table:table-cell table:style-name="ce68" table:formula="of:=-[.J78]-[.M78]+[.P78]+[.Q78]+[.K78]" office:value-type="float" office:value="3.626">
            <text:p>3.6</text:p>
          </table:table-cell>
          <table:table-cell table:style-name="ce68" office:value-type="float" office:value="0">
            <text:p>0.0</text:p>
          </table:table-cell>
          <table:table-cell table:style-name="ce68" table:formula="of:=IF([.I78]*[.$Z$11]&lt;=[.N78]*[.$Z$12];0;[.I78]*[.$Z$11])" office:value-type="float" office:value="0">
            <text:p>0.0</text:p>
          </table:table-cell>
          <table:table-cell table:style-name="ce68" table:formula="of:=IF([.$S75]-[.$AA$14]+[.J78]&lt;0;0;[.$S75]-[.$AA$14]+[.J78])" office:value-type="float" office:value="0">
            <text:p>0.0</text:p>
          </table:table-cell>
          <table:table-cell table:style-name="ce68" table:formula="of:=IF([.V78]=0;0;[.F78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18">
            <text:p>5.2</text:p>
          </table:table-cell>
          <table:table-cell table:style-name="ce68" table:formula="of:=IF(([.$AA$16]-[.G77])/([.$AA$16]-[.$AA$17])&gt;1;1;([.$AA$16]-[.G77])/([.$AA$16]-[.$AA$17]))" office:value-type="float" office:value="1">
            <text:p>1.0</text:p>
          </table:table-cell>
          <table:table-cell table:style-name="ce68" table:formula="of:=[.O78]*[.$Z$8]*[.N78]" office:value-type="float" office:value="3.626">
            <text:p>3.6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78]&gt;=[.$AA$14];[.$AA$14];[.$AA$4]-[.F78]+[.L78])" office:value-type="float" office:value="109.235">
            <text:p>109.2</text:p>
          </table:table-cell>
          <table:table-cell table:style-name="ce52"/>
          <table:table-cell table:style-name="ce111" table:formula="of:=IF([.F78]&gt;=[.$AA$17];1;0)" office:value-type="float" office:value="0">
            <text:p>0</text:p>
          </table:table-cell>
          <table:table-cell table:style-name="ce111" office:value-type="float" office:value="0">
            <text:p>0</text:p>
          </table:table-cell>
          <table:table-cell table:style-name="ce52" table:formula="of:=[.L78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78]-[.L78]" office:value-type="float" office:value="34.265">
            <text:p>34.3</text:p>
          </table:table-cell>
          <table:table-cell table:style-name="ce68" table:number-columns-repeated="4"/>
          <table:table-cell table:style-name="ce101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79]&gt;[.$AA$16];[.$AA$16];[.G79])" office:value-type="float" office:value="34.265">
            <text:p>34.3</text:p>
          </table:table-cell>
          <table:table-cell table:style-name="ce68" table:number-columns-repeated="4"/>
          <table:table-cell table:style-name="ce101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71">
            <text:p>171</text:p>
          </table:table-cell>
          <table:table-cell table:style-name="ce52" table:formula="of:=[.D78]+1" office:value-type="float" office:value="25">
            <text:p>25</text:p>
          </table:table-cell>
          <table:table-cell table:style-name="ce63" office:value-type="date" office:date-value="2008-08-25">
            <text:p>08/25/08 12:00 AM</text:p>
          </table:table-cell>
          <table:table-cell table:style-name="ce68" table:formula="of:=[.G80]+[.H81]" office:value-type="float" office:value="38.122">
            <text:p>38.1</text:p>
          </table:table-cell>
          <table:table-cell table:style-name="ce68"/>
          <table:table-cell table:style-name="ce68" table:formula="of:=-[.J81]-[.M81]+[.P81]+[.Q81]+[.K81]" office:value-type="float" office:value="3.857">
            <text:p>3.9</text:p>
          </table:table-cell>
          <table:table-cell table:style-name="ce68" office:value-type="float" office:value="0">
            <text:p>0.0</text:p>
          </table:table-cell>
          <table:table-cell table:style-name="ce68" table:formula="of:=IF([.I81]*[.$Z$11]&lt;=[.N81]*[.$Z$12];0;[.I81]*[.$Z$11])" office:value-type="float" office:value="0">
            <text:p>0.0</text:p>
          </table:table-cell>
          <table:table-cell table:style-name="ce68" table:formula="of:=IF([.$S78]-[.$AA$14]+[.J81]&lt;0;0;[.$S78]-[.$AA$14]+[.J81])" office:value-type="float" office:value="0">
            <text:p>0.0</text:p>
          </table:table-cell>
          <table:table-cell table:style-name="ce68" table:formula="of:=IF([.V81]=0;0;[.F81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51">
            <text:p>5.5</text:p>
          </table:table-cell>
          <table:table-cell table:style-name="ce68" table:formula="of:=IF(([.$AA$16]-[.G80])/([.$AA$16]-[.$AA$17])&gt;1;1;([.$AA$16]-[.G80])/([.$AA$16]-[.$AA$17]))" office:value-type="float" office:value="1">
            <text:p>1.0</text:p>
          </table:table-cell>
          <table:table-cell table:style-name="ce68" table:formula="of:=[.O81]*[.$Z$8]*[.N81]" office:value-type="float" office:value="3.857">
            <text:p>3.9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81]&gt;=[.$AA$14];[.$AA$14];[.$AA$4]-[.F81]+[.L81])" office:value-type="float" office:value="105.378">
            <text:p>105.4</text:p>
          </table:table-cell>
          <table:table-cell table:style-name="ce52"/>
          <table:table-cell table:style-name="ce111" table:formula="of:=IF([.F81]&gt;=[.$AA$17];1;0)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52" table:formula="of:=[.L81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81]-[.L81]" office:value-type="float" office:value="38.122">
            <text:p>38.1</text:p>
          </table:table-cell>
          <table:table-cell table:style-name="ce68" table:number-columns-repeated="4"/>
          <table:table-cell table:style-name="ce101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82]&gt;[.$AA$16];[.$AA$16];[.G82])" office:value-type="float" office:value="38.122">
            <text:p>38.1</text:p>
          </table:table-cell>
          <table:table-cell table:style-name="ce68" table:number-columns-repeated="4"/>
          <table:table-cell table:style-name="ce101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72">
            <text:p>172</text:p>
          </table:table-cell>
          <table:table-cell table:style-name="ce52" table:formula="of:=[.D81]+1" office:value-type="float" office:value="26">
            <text:p>26</text:p>
          </table:table-cell>
          <table:table-cell table:style-name="ce63" office:value-type="date" office:date-value="2008-08-26">
            <text:p>08/26/08 12:00 AM</text:p>
          </table:table-cell>
          <table:table-cell table:style-name="ce68" table:formula="of:=[.G83]+[.H84]" office:value-type="float" office:value="41.781096">
            <text:p>41.8</text:p>
          </table:table-cell>
          <table:table-cell table:style-name="ce68"/>
          <table:table-cell table:style-name="ce68" table:formula="of:=-[.J84]-[.M84]+[.P84]+[.Q84]+[.K84]" office:value-type="float" office:value="3.659096">
            <text:p>3.7</text:p>
          </table:table-cell>
          <table:table-cell table:style-name="ce68" office:value-type="float" office:value="0">
            <text:p>0.0</text:p>
          </table:table-cell>
          <table:table-cell table:style-name="ce68" table:formula="of:=IF([.I84]*[.$Z$11]&lt;=[.N84]*[.$Z$12];0;[.I84]*[.$Z$11])" office:value-type="float" office:value="0">
            <text:p>0.0</text:p>
          </table:table-cell>
          <table:table-cell table:style-name="ce68" table:formula="of:=IF([.$S81]-[.$AA$14]+[.J84]&lt;0;0;[.$S81]-[.$AA$14]+[.J84])" office:value-type="float" office:value="0">
            <text:p>0.0</text:p>
          </table:table-cell>
          <table:table-cell table:style-name="ce68" table:formula="of:=IF([.V84]=0;0;[.F84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43">
            <text:p>5.4</text:p>
          </table:table-cell>
          <table:table-cell table:style-name="ce68" table:formula="of:=IF(([.$AA$16]-[.G83])/([.$AA$16]-[.$AA$17])&gt;1;1;([.$AA$16]-[.G83])/([.$AA$16]-[.$AA$17]))" office:value-type="float" office:value="0.962666666666667">
            <text:p>1.0</text:p>
          </table:table-cell>
          <table:table-cell table:style-name="ce68" table:formula="of:=[.O84]*[.$Z$8]*[.N84]" office:value-type="float" office:value="3.659096">
            <text:p>3.7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84]&gt;=[.$AA$14];[.$AA$14];[.$AA$4]-[.F84]+[.L84])" office:value-type="float" office:value="101.718904">
            <text:p>101.7</text:p>
          </table:table-cell>
          <table:table-cell table:style-name="ce52"/>
          <table:table-cell table:style-name="ce111" table:formula="of:=IF([.F84]&gt;=[.$AA$17];1;0)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52" table:formula="of:=[.L84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84]-[.L84]" office:value-type="float" office:value="41.781096">
            <text:p>41.8</text:p>
          </table:table-cell>
          <table:table-cell table:style-name="ce68" table:number-columns-repeated="4"/>
          <table:table-cell table:style-name="ce102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85]&gt;[.$AA$16];[.$AA$16];[.G85])" office:value-type="float" office:value="41.781096">
            <text:p>41.8</text:p>
          </table:table-cell>
          <table:table-cell table:style-name="ce68" table:number-columns-repeated="4"/>
          <table:table-cell table:style-name="ce102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73">
            <text:p>173</text:p>
          </table:table-cell>
          <table:table-cell table:style-name="ce52" table:formula="of:=[.D84]+1" office:value-type="float" office:value="27">
            <text:p>27</text:p>
          </table:table-cell>
          <table:table-cell table:style-name="ce63" office:value-type="date" office:date-value="2008-08-27">
            <text:p>08/27/08 12:00 AM</text:p>
          </table:table-cell>
          <table:table-cell table:style-name="ce68" table:formula="of:=[.G86]+[.H87]" office:value-type="float" office:value="44.838194176">
            <text:p>44.8</text:p>
          </table:table-cell>
          <table:table-cell table:style-name="ce68"/>
          <table:table-cell table:style-name="ce68" table:formula="of:=-[.J87]-[.M87]+[.P87]+[.Q87]+[.K87]" office:value-type="float" office:value="3.057098176">
            <text:p>3.1</text:p>
          </table:table-cell>
          <table:table-cell table:style-name="ce68" office:value-type="float" office:value="0">
            <text:p>0.0</text:p>
          </table:table-cell>
          <table:table-cell table:style-name="ce68" table:formula="of:=IF([.I87]*[.$Z$11]&lt;=[.N87]*[.$Z$12];0;[.I87]*[.$Z$11])" office:value-type="float" office:value="0">
            <text:p>0.0</text:p>
          </table:table-cell>
          <table:table-cell table:style-name="ce68" table:formula="of:=IF([.$S84]-[.$AA$14]+[.J87]&lt;0;0;[.$S84]-[.$AA$14]+[.J87])" office:value-type="float" office:value="0">
            <text:p>0.0</text:p>
          </table:table-cell>
          <table:table-cell table:style-name="ce68" table:formula="of:=IF([.V87]=0;0;[.F87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06">
            <text:p>5.1</text:p>
          </table:table-cell>
          <table:table-cell table:style-name="ce68" table:formula="of:=IF(([.$AA$16]-[.G86])/([.$AA$16]-[.$AA$17])&gt;1;1;([.$AA$16]-[.G86])/([.$AA$16]-[.$AA$17]))" office:value-type="float" office:value="0.863099428571429">
            <text:p>0.9</text:p>
          </table:table-cell>
          <table:table-cell table:style-name="ce68" table:formula="of:=[.O87]*[.$Z$8]*[.N87]" office:value-type="float" office:value="3.057098176">
            <text:p>3.1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87]&gt;=[.$AA$14];[.$AA$14];[.$AA$4]-[.F87]+[.L87])" office:value-type="float" office:value="98.661805824">
            <text:p>98.7</text:p>
          </table:table-cell>
          <table:table-cell table:style-name="ce52"/>
          <table:table-cell table:style-name="ce111" table:formula="of:=IF([.F87]&gt;=[.$AA$17];1;0)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52" table:formula="of:=[.L87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87]-[.L87]" office:value-type="float" office:value="44.838194176">
            <text:p>44.8</text:p>
          </table:table-cell>
          <table:table-cell table:style-name="ce68" table:number-columns-repeated="4"/>
          <table:table-cell table:style-name="ce103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88]&gt;[.$AA$16];[.$AA$16];[.G88])" office:value-type="float" office:value="44.838194176">
            <text:p>44.8</text:p>
          </table:table-cell>
          <table:table-cell table:style-name="ce68" table:number-columns-repeated="4"/>
          <table:table-cell table:style-name="ce103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74">
            <text:p>174</text:p>
          </table:table-cell>
          <table:table-cell table:style-name="ce52" table:formula="of:=[.D87]+1" office:value-type="float" office:value="28">
            <text:p>28</text:p>
          </table:table-cell>
          <table:table-cell table:style-name="ce63" office:value-type="date" office:date-value="2008-08-28">
            <text:p>08/28/08 12:00 AM</text:p>
          </table:table-cell>
          <table:table-cell table:style-name="ce68" table:formula="of:=[.G89]+[.H90]" office:value-type="float" office:value="47.6879965836434">
            <text:p>47.7</text:p>
          </table:table-cell>
          <table:table-cell table:style-name="ce68"/>
          <table:table-cell table:style-name="ce68" table:formula="of:=-[.J90]-[.M90]+[.P90]+[.Q90]+[.K90]" office:value-type="float" office:value="2.84980240764343">
            <text:p>2.8</text:p>
          </table:table-cell>
          <table:table-cell table:style-name="ce68" office:value-type="float" office:value="0">
            <text:p>0.0</text:p>
          </table:table-cell>
          <table:table-cell table:style-name="ce68" table:formula="of:=IF([.I90]*[.$Z$11]&lt;=[.N90]*[.$Z$12];0;[.I90]*[.$Z$11])" office:value-type="float" office:value="0">
            <text:p>0.0</text:p>
          </table:table-cell>
          <table:table-cell table:style-name="ce68" table:formula="of:=IF([.$S87]-[.$AA$14]+[.J90]&lt;0;0;[.$S87]-[.$AA$14]+[.J90])" office:value-type="float" office:value="0">
            <text:p>0.0</text:p>
          </table:table-cell>
          <table:table-cell table:style-name="ce68" table:formula="of:=IF([.V90]=0;0;[.F90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5.22">
            <text:p>5.2</text:p>
          </table:table-cell>
          <table:table-cell table:style-name="ce68" table:formula="of:=IF(([.$AA$16]-[.G89])/([.$AA$16]-[.$AA$17])&gt;1;1;([.$AA$16]-[.G89])/([.$AA$16]-[.$AA$17]))" office:value-type="float" office:value="0.779913083646259">
            <text:p>0.8</text:p>
          </table:table-cell>
          <table:table-cell table:style-name="ce68" table:formula="of:=[.O90]*[.$Z$8]*[.N90]" office:value-type="float" office:value="2.84980240764343">
            <text:p>2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90]&gt;=[.$AA$14];[.$AA$14];[.$AA$4]-[.F90]+[.L90])" office:value-type="float" office:value="95.8120034163566">
            <text:p>95.8</text:p>
          </table:table-cell>
          <table:table-cell table:style-name="ce52"/>
          <table:table-cell table:style-name="ce111" table:formula="of:=IF([.F90]&gt;=[.$AA$17];1;0)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52" table:formula="of:=[.L90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90]-[.L90]" office:value-type="float" office:value="47.6879965836434">
            <text:p>47.7</text:p>
          </table:table-cell>
          <table:table-cell table:style-name="ce68" table:number-columns-repeated="4"/>
          <table:table-cell table:style-name="ce103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91]&gt;[.$AA$16];[.$AA$16];[.G91])" office:value-type="float" office:value="47.6879965836434">
            <text:p>47.7</text:p>
          </table:table-cell>
          <table:table-cell table:style-name="ce68" table:number-columns-repeated="4"/>
          <table:table-cell table:style-name="ce103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75">
            <text:p>175</text:p>
          </table:table-cell>
          <table:table-cell table:style-name="ce52" table:formula="of:=[.D90]+1" office:value-type="float" office:value="29">
            <text:p>29</text:p>
          </table:table-cell>
          <table:table-cell table:style-name="ce63" office:value-type="date" office:date-value="2008-08-29">
            <text:p>08/29/08 12:00 AM</text:p>
          </table:table-cell>
          <table:table-cell table:style-name="ce68" table:formula="of:=[.G92]+[.H93]" office:value-type="float" office:value="49.9987854609173">
            <text:p>50.0</text:p>
          </table:table-cell>
          <table:table-cell table:style-name="ce68"/>
          <table:table-cell table:style-name="ce68" table:formula="of:=-[.J93]-[.M93]+[.P93]+[.Q93]+[.K93]" office:value-type="float" office:value="2.31078887727383">
            <text:p>2.3</text:p>
          </table:table-cell>
          <table:table-cell table:style-name="ce68" office:value-type="float" office:value="0">
            <text:p>0.0</text:p>
          </table:table-cell>
          <table:table-cell table:style-name="ce68" table:formula="of:=IF([.I93]*[.$Z$11]&lt;=[.N93]*[.$Z$12];0;[.I93]*[.$Z$11])" office:value-type="float" office:value="0">
            <text:p>0.0</text:p>
          </table:table-cell>
          <table:table-cell table:style-name="ce68" table:formula="of:=IF([.$S90]-[.$AA$14]+[.J93]&lt;0;0;[.$S90]-[.$AA$14]+[.J93])" office:value-type="float" office:value="0">
            <text:p>0.0</text:p>
          </table:table-cell>
          <table:table-cell table:style-name="ce68" table:formula="of:=IF([.V93]=0;0;[.F93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4.7">
            <text:p>4.7</text:p>
          </table:table-cell>
          <table:table-cell table:style-name="ce68" table:formula="of:=IF(([.$AA$16]-[.G92])/([.$AA$16]-[.$AA$17])&gt;1;1;([.$AA$16]-[.G92])/([.$AA$16]-[.$AA$17]))" office:value-type="float" office:value="0.702367439900859">
            <text:p>0.7</text:p>
          </table:table-cell>
          <table:table-cell table:style-name="ce68" table:formula="of:=[.O93]*[.$Z$8]*[.N93]" office:value-type="float" office:value="2.31078887727383">
            <text:p>2.3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93]&gt;=[.$AA$14];[.$AA$14];[.$AA$4]-[.F93]+[.L93])" office:value-type="float" office:value="93.5012145390828">
            <text:p>93.5</text:p>
          </table:table-cell>
          <table:table-cell table:style-name="ce52"/>
          <table:table-cell table:style-name="ce111" table:formula="of:=IF([.F93]&gt;=[.$AA$17];1;0)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52" table:formula="of:=[.L93]/[.$Z$13]" office:value-type="float" office:value="0">
            <text:p>0</text:p>
          </table:table-cell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[.F93]-[.L93]" office:value-type="float" office:value="49.9987854609173">
            <text:p>50.0</text:p>
          </table:table-cell>
          <table:table-cell table:style-name="ce68" table:number-columns-repeated="4"/>
          <table:table-cell table:style-name="ce103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2">
          <table:table-cell table:number-columns-repeated="2"/>
          <table:table-cell table:style-name="ce52" table:number-columns-repeated="2"/>
          <table:table-cell table:style-name="ce63"/>
          <table:table-cell table:style-name="ce68"/>
          <table:table-cell table:style-name="ce68" table:formula="of:=IF([.G94]&gt;[.$AA$16];[.$AA$16];[.G94])" office:value-type="float" office:value="49.9987854609173">
            <text:p>50.0</text:p>
          </table:table-cell>
          <table:table-cell table:style-name="ce68" table:number-columns-repeated="4"/>
          <table:table-cell table:style-name="ce103"/>
          <table:table-cell table:style-name="ce68" table:number-columns-repeated="7"/>
          <table:table-cell table:style-name="ce52"/>
          <table:table-cell table:style-name="ce111" table:number-columns-repeated="2"/>
          <table:table-cell table:style-name="ce52"/>
          <table:table-cell table:number-columns-repeated="1001"/>
        </table:table-row>
        <table:table-row table:style-name="ro3">
          <table:table-cell table:number-columns-repeated="2"/>
          <table:table-cell table:style-name="ce52" office:value-type="float" office:value="176">
            <text:p>176</text:p>
          </table:table-cell>
          <table:table-cell table:style-name="ce52" table:formula="of:=[.D93]+1" office:value-type="float" office:value="30">
            <text:p>30</text:p>
          </table:table-cell>
          <table:table-cell table:style-name="ce63" office:value-type="date" office:date-value="2008-08-30">
            <text:p>08/30/08 12:00 AM</text:p>
          </table:table-cell>
          <table:table-cell table:style-name="ce68" table:formula="of:=[.G95]+[.H96]" office:value-type="float" office:value="51.8385948276912">
            <text:p>51.8</text:p>
          </table:table-cell>
          <table:table-cell table:style-name="ce68"/>
          <table:table-cell table:style-name="ce68" table:formula="of:=-[.J96]-[.M96]+[.P96]+[.Q96]+[.K96]" office:value-type="float" office:value="1.83980936677391">
            <text:p>1.8</text:p>
          </table:table-cell>
          <table:table-cell table:style-name="ce68" office:value-type="float" office:value="0">
            <text:p>0.0</text:p>
          </table:table-cell>
          <table:table-cell table:style-name="ce68" table:formula="of:=IF([.I96]*[.$Z$11]&lt;=[.N96]*[.$Z$12];0;[.I96]*[.$Z$11])" office:value-type="float" office:value="0">
            <text:p>0.0</text:p>
          </table:table-cell>
          <table:table-cell table:style-name="ce68" table:formula="of:=IF([.$S93]-[.$AA$14]+[.J96]&lt;0;0;[.$S93]-[.$AA$14]+[.J96])" office:value-type="float" office:value="0">
            <text:p>0.0</text:p>
          </table:table-cell>
          <table:table-cell table:style-name="ce68" table:formula="of:=IF([.V96]=0;0;[.F96]*[.$Z$5])" office:value-type="float" office:value="0">
            <text:p>0.0</text:p>
          </table:table-cell>
          <table:table-cell table:style-name="ce68" office:value-type="float" office:value="0">
            <text:p>0.0</text:p>
          </table:table-cell>
          <table:table-cell table:style-name="ce68" office:value-type="float" office:value="4.11">
            <text:p>4.1</text:p>
          </table:table-cell>
          <table:table-cell table:style-name="ce68" table:formula="of:=IF(([.$AA$16]-[.G95])/([.$AA$16]-[.$AA$17])&gt;1;1;([.$AA$16]-[.G95])/([.$AA$16]-[.$AA$17]))" office:value-type="float" office:value="0.639488830995449">
            <text:p>0.6</text:p>
          </table:table-cell>
          <table:table-cell table:style-name="ce68" table:formula="of:=[.O96]*[.$Z$8]*[.N96]" office:value-type="float" office:value="1.83980936677391">
            <text:p>1.8</text:p>
          </table:table-cell>
          <table:table-cell table:style-name="ce68" office:value-type="float" office:value="0">
            <text:p>0.0</text:p>
          </table:table-cell>
          <table:table-cell table:style-name="ce68"/>
          <table:table-cell table:style-name="ce68" table:formula="of:=IF([.$S$8]-[.F96]&gt;=[.$AA$14];[.$AA$14];[.$AA$4]-[.F96]+[.L96])" office:value-type="float" office:value="91.6614051723089">
            <text:p>91.7</text:p>
          </table:table-cell>
          <table:table-cell table:style-name="ce52"/>
          <table:table-cell table:style-name="ce111" table:formula="of:=IF([.F96]&gt;=[.$AA$17];1;0)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52" table:formula="of:=[.L96]/[.$Z$13]" office:value-type="float" office:value="0">
            <text:p>0</text:p>
          </table:table-cell>
          <table:table-cell table:number-columns-repeated="1001"/>
        </table:table-row>
        <table:table-row table:style-name="ro2" table:number-rows-repeated="2">
          <table:table-cell table:number-columns-repeated="2"/>
          <table:table-cell table:style-name="ce30" table:number-columns-repeated="2"/>
          <table:table-cell/>
          <table:table-cell table:style-name="ce9" table:number-columns-repeated="5"/>
          <table:table-cell/>
          <table:table-cell table:style-name="ce104"/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1005"/>
        </table:table-row>
        <table:table-row table:style-name="ro2">
          <table:table-cell table:number-columns-repeated="2"/>
          <table:table-cell table:style-name="ce30" table:number-columns-repeated="2"/>
          <table:table-cell table:number-columns-repeated="7"/>
          <table:table-cell table:style-name="ce37"/>
          <table:table-cell table:number-columns-repeated="2"/>
          <table:table-cell table:style-name="ce9"/>
          <table:table-cell table:number-columns-repeated="3"/>
          <table:table-cell table:style-name="ce9"/>
          <table:table-cell table:number-columns-repeated="1005"/>
        </table:table-row>
        <table:table-row table:style-name="ro2" table:number-rows-repeated="3">
          <table:table-cell table:number-columns-repeated="2"/>
          <table:table-cell table:style-name="ce30" table:number-columns-repeated="2"/>
          <table:table-cell table:number-columns-repeated="14"/>
          <table:table-cell table:style-name="ce9"/>
          <table:table-cell table:number-columns-repeated="1005"/>
        </table:table-row>
        <table:table-row table:style-name="ro2" table:number-rows-repeated="50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Φύλλο3" table:style-name="ta5" table:print="false">
        <table:table-column table:style-name="co5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number-style style:name="N8000" number:language="en">
      <number:number number:min-integer-digits="1"/>
    </number:number-style>
    <number:percentage-style style:name="N8010" number:language="en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3/09/2015</text:date>, <text:time>22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itial_20_conditions" style:display-name="PageStyle_Initial cond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20_water_20_balance_5f_general" style:display-name="PageStyle_Daily water balanc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WB_5f_no_20_irrigation_20_date" style:display-name="PageStyle_DWB_no irrigation 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WB_5f_historical_20_irrigation_20_date" style:display-name="PageStyle_DWB_historical irrigation d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Φύλλο3" style:display-name="PageStyle_Φύλλο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079" meta:object-count="0"/>
    <meta:generator>OpenOffice/4.1.1$Unix OpenOffice.org_project/411m6$Build-9775</meta:generator>
  </office:meta>
</office:document-meta>
</file>